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条件语句pq真值表" style:family="table">
      <style:table-properties style:width="17cm" table:align="margins"/>
    </style:style>
    <style:style style:name="条件语句pq真值表.A" style:family="table-column">
      <style:table-column-properties style:column-width="5.667cm" style:rel-column-width="21845*"/>
    </style:style>
    <style:style style:name="条件语句pq真值表.A1" style:family="table-cell">
      <style:table-cell-properties fo:padding="0cm" fo:border="none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4*"/>
    </style:style>
    <style:style style:name="表格1.D" style:family="table-column">
      <style:table-column-properties style:column-width="4.249cm" style:rel-column-width="16383*"/>
    </style:style>
    <style:style style:name="表格1.A1" style:family="table-cell">
      <style:table-cell-properties fo:padding="0cm" fo:border="none"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C" style:family="table-column">
      <style:table-column-properties style:column-width="3.401cm" style:rel-column-width="13108*"/>
    </style:style>
    <style:style style:name="表格2.E" style:family="table-column">
      <style:table-column-properties style:column-width="3.399cm" style:rel-column-width="13106*"/>
    </style:style>
    <style:style style:name="表格2.A1" style:family="table-cell">
      <style:table-cell-properties fo:padding="0cm" fo:border="none" style:writing-mode="page"/>
    </style:style>
    <style:style style:name="表格2.5" style:family="table-row">
      <style:table-row-properties style:min-row-height="0.683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C" style:family="table-column">
      <style:table-column-properties style:column-width="3.401cm" style:rel-column-width="13108*"/>
    </style:style>
    <style:style style:name="表格3.E" style:family="table-column">
      <style:table-column-properties style:column-width="3.399cm" style:rel-column-width="13106*"/>
    </style:style>
    <style:style style:name="表格3.A1" style:family="table-cell">
      <style:table-cell-properties fo:padding="0cm" fo:border="none" style:writing-mode="page"/>
    </style:style>
    <style:style style:name="表格3.5" style:family="table-row">
      <style:table-row-properties style:min-row-height="0.683cm"/>
    </style:style>
    <style:style style:name="_31_1例14" style:display-name="11例14" style:family="table">
      <style:table-properties style:width="17cm" table:align="margins"/>
    </style:style>
    <style:style style:name="_31_1例14.A" style:display-name="11例14.A" style:family="table-column">
      <style:table-column-properties style:column-width="2.833cm" style:rel-column-width="10922*"/>
    </style:style>
    <style:style style:name="_31_1例14.F" style:display-name="11例14.F" style:family="table-column">
      <style:table-column-properties style:column-width="2.835cm" style:rel-column-width="10925*"/>
    </style:style>
    <style:style style:name="_31_1例14.A1" style:display-name="11例14.A1" style:family="table-cell">
      <style:table-cell-properties style:writing-mode="page"/>
    </style:style>
    <style:style style:name="_31_1例14.5" style:display-name="11例14.5" style:family="table-row">
      <style:table-row-properties style:min-row-height="0.653cm"/>
    </style:style>
    <style:style style:name="_31_-1-32-a真值表" style:display-name="1-1-32-a真值表" style:family="table">
      <style:table-properties style:width="17cm" table:align="margins"/>
    </style:style>
    <style:style style:name="_31_-1-32-a真值表.A" style:display-name="1-1-32-a真值表.A" style:family="table-column">
      <style:table-column-properties style:column-width="5.667cm" style:rel-column-width="21845*"/>
    </style:style>
    <style:style style:name="_31_-1-32-a真值表.A1" style:display-name="1-1-32-a真值表.A1" style:family="table-cell">
      <style:table-cell-properties style:writing-mode="page"/>
    </style:style>
    <style:style style:name="_31_-1-33-b" style:display-name="1-1-33-b" style:family="table">
      <style:table-properties style:width="17cm" table:align="margins"/>
    </style:style>
    <style:style style:name="_31_-1-33-b.A" style:display-name="1-1-33-b.A" style:family="table-column">
      <style:table-column-properties style:column-width="5.667cm" style:rel-column-width="21845*"/>
    </style:style>
    <style:style style:name="_31_-1-33-b.A1" style:display-name="1-1-33-b.A1" style:family="table-cell">
      <style:table-cell-properties style:writing-mode="page"/>
    </style:style>
    <style:style style:name="_31_-1-33-c" style:display-name="1-1-33-c" style:family="table">
      <style:table-properties style:width="17cm" table:align="margins"/>
    </style:style>
    <style:style style:name="_31_-1-33-c.A" style:display-name="1-1-33-c.A" style:family="table-column">
      <style:table-column-properties style:column-width="3.399cm" style:rel-column-width="13106*"/>
    </style:style>
    <style:style style:name="_31_-1-33-c.B" style:display-name="1-1-33-c.B" style:family="table-column">
      <style:table-column-properties style:column-width="3.401cm" style:rel-column-width="13107*"/>
    </style:style>
    <style:style style:name="_31_-1-33-c.E" style:display-name="1-1-33-c.E" style:family="table-column">
      <style:table-column-properties style:column-width="3.401cm" style:rel-column-width="13110*"/>
    </style:style>
    <style:style style:name="_31_-1-33-c.A1" style:display-name="1-1-33-c.A1" style:family="table-cell">
      <style:table-cell-properties fo:padding="0cm" fo:border="none" style:writing-mode="page"/>
    </style:style>
    <style:style style:name="_31_-1-33-c.5" style:display-name="1-1-33-c.5" style:family="table-row">
      <style:table-row-properties style:min-row-height="0.54cm"/>
    </style:style>
    <style:style style:name="_31_-1-33-d" style:display-name="1-1-33-d" style:family="table">
      <style:table-properties style:width="17cm" table:align="margins"/>
    </style:style>
    <style:style style:name="_31_-1-33-d.A" style:display-name="1-1-33-d.A" style:family="table-column">
      <style:table-column-properties style:column-width="3.401cm" style:rel-column-width="13107*"/>
    </style:style>
    <style:style style:name="_31_-1-33-d.A1" style:display-name="1-1-33-d.A1" style:family="table-cell">
      <style:table-cell-properties style:writing-mode="page"/>
    </style:style>
    <style:style style:name="_31_-1-33-d.4" style:display-name="1-1-33-d.4" style:family="table-row">
      <style:table-row-properties style:min-row-height="0.63cm"/>
    </style:style>
    <style:style style:name="_31_-1-33-e" style:display-name="1-1-33-e" style:family="table">
      <style:table-properties style:width="17cm" table:align="margins"/>
    </style:style>
    <style:style style:name="_31_-1-33-e.A" style:display-name="1-1-33-e.A" style:family="table-column">
      <style:table-column-properties style:column-width="2.429cm" style:rel-column-width="9362*"/>
    </style:style>
    <style:style style:name="_31_-1-33-e.G" style:display-name="1-1-33-e.G" style:family="table-column">
      <style:table-column-properties style:column-width="2.429cm" style:rel-column-width="9363*"/>
    </style:style>
    <style:style style:name="_31_-1-33-e.A1" style:display-name="1-1-33-e.A1" style:family="table-cell">
      <style:table-cell-properties style:writing-mode="page"/>
    </style:style>
    <style:style style:name="_31_-1-33-f" style:display-name="1-1-33-f" style:family="table">
      <style:table-properties style:width="17.013cm" fo:margin-left="0cm" table:align="left"/>
    </style:style>
    <style:style style:name="_31_-1-33-f.A" style:display-name="1-1-33-f.A" style:family="table-column">
      <style:table-column-properties style:column-width="2.427cm"/>
    </style:style>
    <style:style style:name="_31_-1-33-f.B" style:display-name="1-1-33-f.B" style:family="table-column">
      <style:table-column-properties style:column-width="2.468cm"/>
    </style:style>
    <style:style style:name="_31_-1-33-f.C" style:display-name="1-1-33-f.C" style:family="table-column">
      <style:table-column-properties style:column-width="2.699cm"/>
    </style:style>
    <style:style style:name="_31_-1-33-f.D" style:display-name="1-1-33-f.D" style:family="table-column">
      <style:table-column-properties style:column-width="3.413cm"/>
    </style:style>
    <style:style style:name="_31_-1-33-f.E" style:display-name="1-1-33-f.E" style:family="table-column">
      <style:table-column-properties style:column-width="6.006cm"/>
    </style:style>
    <style:style style:name="_31_-1-33-f.A1" style:display-name="1-1-33-f.A1" style:family="table-cell">
      <style:table-cell-properties style:writing-mode="page"/>
    </style:style>
    <style:style style:name="_31_-1-34-a" style:display-name="1-1-34-a" style:family="table">
      <style:table-properties style:width="17cm" table:align="margins"/>
    </style:style>
    <style:style style:name="_31_-1-34-a.A" style:display-name="1-1-34-a.A" style:family="table-column">
      <style:table-column-properties style:column-width="5.667cm" style:rel-column-width="21845*"/>
    </style:style>
    <style:style style:name="_31_-1-34-a.A1" style:display-name="1-1-34-a.A1" style:family="table-cell">
      <style:table-cell-properties style:writing-mode="page"/>
    </style:style>
    <style:style style:name="_31_-1-34-b" style:display-name="1-1-34-b" style:family="table">
      <style:table-properties style:width="17cm" table:align="margins"/>
    </style:style>
    <style:style style:name="_31_-1-34-b.A" style:display-name="1-1-34-b.A" style:family="table-column">
      <style:table-column-properties style:column-width="5.667cm" style:rel-column-width="21845*"/>
    </style:style>
    <style:style style:name="_31_-1-34-b.A1" style:display-name="1-1-34-b.A1" style:family="table-cell">
      <style:table-cell-properties style:writing-mode="page"/>
    </style:style>
    <style:style style:name="_31_-1-34-b.3" style:display-name="1-1-34-b.3" style:family="table-row">
      <style:table-row-properties style:min-row-height="0.534cm"/>
    </style:style>
    <style:style style:name="_31_-1-34-c" style:display-name="1-1-34-c" style:family="table">
      <style:table-properties style:width="17cm" table:align="margins"/>
    </style:style>
    <style:style style:name="_31_-1-34-c.A" style:display-name="1-1-34-c.A" style:family="table-column">
      <style:table-column-properties style:column-width="3.401cm" style:rel-column-width="13107*"/>
    </style:style>
    <style:style style:name="_31_-1-34-c.C" style:display-name="1-1-34-c.C" style:family="table-column">
      <style:table-column-properties style:column-width="5.099cm" style:rel-column-width="19660*"/>
    </style:style>
    <style:style style:name="_31_-1-34-c.D" style:display-name="1-1-34-c.D" style:family="table-column">
      <style:table-column-properties style:column-width="5.099cm" style:rel-column-width="19661*"/>
    </style:style>
    <style:style style:name="_31_-1-34-c.A1" style:display-name="1-1-34-c.A1" style:family="table-cell">
      <style:table-cell-properties style:writing-mode="page"/>
    </style:style>
    <style:style style:name="_31_-1-34-d" style:display-name="1-1-34-d" style:family="table">
      <style:table-properties style:width="17.013cm" fo:margin-left="0cm" table:align="left"/>
    </style:style>
    <style:style style:name="_31_-1-34-d.A" style:display-name="1-1-34-d.A" style:family="table-column">
      <style:table-column-properties style:column-width="2.09cm"/>
    </style:style>
    <style:style style:name="_31_-1-34-d.B" style:display-name="1-1-34-d.B" style:family="table-column">
      <style:table-column-properties style:column-width="2.302cm"/>
    </style:style>
    <style:style style:name="_31_-1-34-d.C" style:display-name="1-1-34-d.C" style:family="table-column">
      <style:table-column-properties style:column-width="3.307cm"/>
    </style:style>
    <style:style style:name="_31_-1-34-d.D" style:display-name="1-1-34-d.D" style:family="table-column">
      <style:table-column-properties style:column-width="2.91cm"/>
    </style:style>
    <style:style style:name="_31_-1-34-d.E" style:display-name="1-1-34-d.E" style:family="table-column">
      <style:table-column-properties style:column-width="6.403cm"/>
    </style:style>
    <style:style style:name="_31_-1-34-d.A1" style:display-name="1-1-34-d.A1" style:family="table-cell">
      <style:table-cell-properties style:writing-mode="page"/>
    </style:style>
    <style:style style:name="_31_-1-34-e" style:display-name="1-1-34-e" style:family="table">
      <style:table-properties style:width="17.013cm" fo:margin-left="0cm" table:align="left"/>
    </style:style>
    <style:style style:name="_31_-1-34-e.A" style:display-name="1-1-34-e.A" style:family="table-column">
      <style:table-column-properties style:column-width="2.011cm"/>
    </style:style>
    <style:style style:name="_31_-1-34-e.B" style:display-name="1-1-34-e.B" style:family="table-column">
      <style:table-column-properties style:column-width="2.302cm"/>
    </style:style>
    <style:style style:name="_31_-1-34-e.C" style:display-name="1-1-34-e.C" style:family="table-column">
      <style:table-column-properties style:column-width="3.387cm"/>
    </style:style>
    <style:style style:name="_31_-1-34-e.D" style:display-name="1-1-34-e.D" style:family="table-column">
      <style:table-column-properties style:column-width="2.805cm"/>
    </style:style>
    <style:style style:name="_31_-1-34-e.E" style:display-name="1-1-34-e.E" style:family="table-column">
      <style:table-column-properties style:column-width="3.662cm"/>
    </style:style>
    <style:style style:name="_31_-1-34-e.F" style:display-name="1-1-34-e.F" style:family="table-column">
      <style:table-column-properties style:column-width="2.847cm"/>
    </style:style>
    <style:style style:name="_31_-1-34-e.A1" style:display-name="1-1-34-e.A1" style:family="table-cell">
      <style:table-cell-properties style:writing-mode="page"/>
    </style:style>
    <style:style style:name="_31_-1-34-f" style:display-name="1-1-34-f" style:family="table">
      <style:table-properties style:width="17.013cm" fo:margin-left="0cm" table:align="left"/>
    </style:style>
    <style:style style:name="_31_-1-34-f.A" style:display-name="1-1-34-f.A" style:family="table-column">
      <style:table-column-properties style:column-width="2.011cm"/>
    </style:style>
    <style:style style:name="_31_-1-34-f.B" style:display-name="1-1-34-f.B" style:family="table-column">
      <style:table-column-properties style:column-width="1.879cm"/>
    </style:style>
    <style:style style:name="_31_-1-34-f.C" style:display-name="1-1-34-f.C" style:family="table-column">
      <style:table-column-properties style:column-width="1.905cm"/>
    </style:style>
    <style:style style:name="_31_-1-34-f.D" style:display-name="1-1-34-f.D" style:family="table-column">
      <style:table-column-properties style:column-width="3.201cm"/>
    </style:style>
    <style:style style:name="_31_-1-34-f.E" style:display-name="1-1-34-f.E" style:family="table-column">
      <style:table-column-properties style:column-width="2.593cm"/>
    </style:style>
    <style:style style:name="_31_-1-34-f.F" style:display-name="1-1-34-f.F" style:family="table-column">
      <style:table-column-properties style:column-width="5.424cm"/>
    </style:style>
    <style:style style:name="_31_-1-34-f.A1" style:display-name="1-1-34-f.A1" style:family="table-cell">
      <style:table-cell-properties style:writing-mode="page"/>
    </style:style>
    <style:style style:name="_31_-1-35-a" style:display-name="1-1-35-a" style:family="table">
      <style:table-properties style:width="17.013cm" fo:margin-left="0cm" table:align="left"/>
    </style:style>
    <style:style style:name="_31_-1-35-a.A" style:display-name="1-1-35-a.A" style:family="table-column">
      <style:table-column-properties style:column-width="1.508cm"/>
    </style:style>
    <style:style style:name="_31_-1-35-a.B" style:display-name="1-1-35-a.B" style:family="table-column">
      <style:table-column-properties style:column-width="1.799cm"/>
    </style:style>
    <style:style style:name="_31_-1-35-a.C" style:display-name="1-1-35-a.C" style:family="table-column">
      <style:table-column-properties style:column-width="3.387cm"/>
    </style:style>
    <style:style style:name="_31_-1-35-a.D" style:display-name="1-1-35-a.D" style:family="table-column">
      <style:table-column-properties style:column-width="3.096cm"/>
    </style:style>
    <style:style style:name="_31_-1-35-a.E" style:display-name="1-1-35-a.E" style:family="table-column">
      <style:table-column-properties style:column-width="7.223cm"/>
    </style:style>
    <style:style style:name="_31_-1-35-a.A1" style:display-name="1-1-35-a.A1" style:family="table-cell">
      <style:table-cell-properties style:writing-mode="page"/>
    </style:style>
    <style:style style:name="_31_-1-35-b" style:display-name="1-1-35-b" style:family="table">
      <style:table-properties style:width="17.013cm" fo:margin-left="0cm" table:align="left"/>
    </style:style>
    <style:style style:name="_31_-1-35-b.A" style:display-name="1-1-35-b.A" style:family="table-column">
      <style:table-column-properties style:column-width="1.508cm"/>
    </style:style>
    <style:style style:name="_31_-1-35-b.B" style:display-name="1-1-35-b.B" style:family="table-column">
      <style:table-column-properties style:column-width="1.799cm"/>
    </style:style>
    <style:style style:name="_31_-1-35-b.C" style:display-name="1-1-35-b.C" style:family="table-column">
      <style:table-column-properties style:column-width="3.493cm"/>
    </style:style>
    <style:style style:name="_31_-1-35-b.D" style:display-name="1-1-35-b.D" style:family="table-column">
      <style:table-column-properties style:column-width="3.096cm"/>
    </style:style>
    <style:style style:name="_31_-1-35-b.E" style:display-name="1-1-35-b.E" style:family="table-column">
      <style:table-column-properties style:column-width="7.117cm"/>
    </style:style>
    <style:style style:name="_31_-1-35-b.A1" style:display-name="1-1-35-b.A1" style:family="table-cell">
      <style:table-cell-properties style:writing-mode="page"/>
    </style:style>
    <style:style style:name="_31_-1-35-c" style:display-name="1-1-35-c" style:family="table">
      <style:table-properties style:width="17.013cm" fo:margin-left="0cm" table:align="left"/>
    </style:style>
    <style:style style:name="_31_-1-35-c.A" style:display-name="1-1-35-c.A" style:family="table-column">
      <style:table-column-properties style:column-width="1.508cm"/>
    </style:style>
    <style:style style:name="_31_-1-35-c.B" style:display-name="1-1-35-c.B" style:family="table-column">
      <style:table-column-properties style:column-width="1.799cm"/>
    </style:style>
    <style:style style:name="_31_-1-35-c.C" style:display-name="1-1-35-c.C" style:family="table-column">
      <style:table-column-properties style:column-width="3.387cm"/>
    </style:style>
    <style:style style:name="_31_-1-35-c.D" style:display-name="1-1-35-c.D" style:family="table-column">
      <style:table-column-properties style:column-width="3.096cm"/>
    </style:style>
    <style:style style:name="_31_-1-35-c.E" style:display-name="1-1-35-c.E" style:family="table-column">
      <style:table-column-properties style:column-width="7.223cm"/>
    </style:style>
    <style:style style:name="_31_-1-35-c.A1" style:display-name="1-1-35-c.A1" style:family="table-cell">
      <style:table-cell-properties style:writing-mode="page"/>
    </style:style>
    <style:style style:name="_31_-1-35-d" style:display-name="1-1-35-d" style:family="table">
      <style:table-properties style:width="17.013cm" fo:margin-left="0cm" table:align="left"/>
    </style:style>
    <style:style style:name="_31_-1-35-d.A" style:display-name="1-1-35-d.A" style:family="table-column">
      <style:table-column-properties style:column-width="1.402cm"/>
    </style:style>
    <style:style style:name="_31_-1-35-d.B" style:display-name="1-1-35-d.B" style:family="table-column">
      <style:table-column-properties style:column-width="1.905cm"/>
    </style:style>
    <style:style style:name="_31_-1-35-d.C" style:display-name="1-1-35-d.C" style:family="table-column">
      <style:table-column-properties style:column-width="1.588cm"/>
    </style:style>
    <style:style style:name="_31_-1-35-d.D" style:display-name="1-1-35-d.D" style:family="table-column">
      <style:table-column-properties style:column-width="3.016cm"/>
    </style:style>
    <style:style style:name="_31_-1-35-d.E" style:display-name="1-1-35-d.E" style:family="table-column">
      <style:table-column-properties style:column-width="3.201cm"/>
    </style:style>
    <style:style style:name="_31_-1-35-d.F" style:display-name="1-1-35-d.F" style:family="table-column">
      <style:table-column-properties style:column-width="5.9cm"/>
    </style:style>
    <style:style style:name="_31_-1-35-d.A1" style:display-name="1-1-35-d.A1" style:family="table-cell">
      <style:table-cell-properties style:writing-mode="page"/>
    </style:style>
    <style:style style:name="_31_-1-35-e" style:display-name="1-1-35-e" style:family="table">
      <style:table-properties style:width="17.013cm" fo:margin-left="0cm" table:align="left"/>
    </style:style>
    <style:style style:name="_31_-1-35-e.A" style:display-name="1-1-35-e.A" style:family="table-column">
      <style:table-column-properties style:column-width="1.402cm"/>
    </style:style>
    <style:style style:name="_31_-1-35-e.B" style:display-name="1-1-35-e.B" style:family="table-column">
      <style:table-column-properties style:column-width="1.508cm"/>
    </style:style>
    <style:style style:name="_31_-1-35-e.C" style:display-name="1-1-35-e.C" style:family="table-column">
      <style:table-column-properties style:column-width="1.482cm"/>
    </style:style>
    <style:style style:name="_31_-1-35-e.D" style:display-name="1-1-35-e.D" style:family="table-column">
      <style:table-column-properties style:column-width="1.614cm"/>
    </style:style>
    <style:style style:name="_31_-1-35-e.E" style:display-name="1-1-35-e.E" style:family="table-column">
      <style:table-column-properties style:column-width="1.588cm"/>
    </style:style>
    <style:style style:name="_31_-1-35-e.F" style:display-name="1-1-35-e.F" style:family="table-column">
      <style:table-column-properties style:column-width="2.408cm"/>
    </style:style>
    <style:style style:name="_31_-1-35-e.G" style:display-name="1-1-35-e.G" style:family="table-column">
      <style:table-column-properties style:column-width="2.302cm"/>
    </style:style>
    <style:style style:name="_31_-1-35-e.H" style:display-name="1-1-35-e.H" style:family="table-column">
      <style:table-column-properties style:column-width="4.71cm"/>
    </style:style>
    <style:style style:name="_31_-1-35-e.A1" style:display-name="1-1-35-e.A1" style:family="table-cell">
      <style:table-cell-properties style:writing-mode="page"/>
    </style:style>
    <style:style style:name="_31_-1-35-e.9" style:display-name="1-1-35-e.9" style:family="table-row">
      <style:table-row-properties style:min-row-height="0.418cm"/>
    </style:style>
    <style:style style:name="_31_-1-35-f" style:display-name="1-1-35-f" style:family="table">
      <style:table-properties style:width="17.013cm" fo:margin-left="0cm" table:align="left"/>
    </style:style>
    <style:style style:name="_31_-1-35-f.A" style:display-name="1-1-35-f.A" style:family="table-column">
      <style:table-column-properties style:column-width="1.796cm"/>
    </style:style>
    <style:style style:name="_31_-1-35-f.B" style:display-name="1-1-35-f.B" style:family="table-column">
      <style:table-column-properties style:column-width="1.912cm"/>
    </style:style>
    <style:style style:name="_31_-1-35-f.C" style:display-name="1-1-35-f.C" style:family="table-column">
      <style:table-column-properties style:column-width="2.387cm"/>
    </style:style>
    <style:style style:name="_31_-1-35-f.D" style:display-name="1-1-35-f.D" style:family="table-column">
      <style:table-column-properties style:column-width="2.388cm"/>
    </style:style>
    <style:style style:name="_31_-1-35-f.E" style:display-name="1-1-35-f.E" style:family="table-column">
      <style:table-column-properties style:column-width="2.843cm"/>
    </style:style>
    <style:style style:name="_31_-1-35-f.F" style:display-name="1-1-35-f.F" style:family="table-column">
      <style:table-column-properties style:column-width="5.687cm"/>
    </style:style>
    <style:style style:name="_31_-1-35-f.A1" style:display-name="1-1-35-f.A1" style:family="table-cell">
      <style:table-cell-properties fo:padding="0cm" fo:border="none" style:writing-mode="page"/>
    </style:style>
    <style:style style:name="_31_-1-36-a" style:display-name="1-1-36-a" style:family="table">
      <style:table-properties style:width="17.013cm" fo:margin-left="0cm" table:align="left"/>
    </style:style>
    <style:style style:name="_31_-1-36-a.A" style:display-name="1-1-36-a.A" style:family="table-column">
      <style:table-column-properties style:column-width="2.91cm"/>
    </style:style>
    <style:style style:name="_31_-1-36-a.B" style:display-name="1-1-36-a.B" style:family="table-column">
      <style:table-column-properties style:column-width="14.102cm"/>
    </style:style>
    <style:style style:name="_31_-1-36-a.A1" style:display-name="1-1-36-a.A1" style:family="table-cell">
      <style:table-cell-properties style:writing-mode="page"/>
    </style:style>
    <style:style style:name="_31_-1-36-b" style:display-name="1-1-36-b" style:family="table">
      <style:table-properties style:width="17.013cm" fo:margin-left="0cm" table:align="left"/>
    </style:style>
    <style:style style:name="_31_-1-36-b.A" style:display-name="1-1-36-b.A" style:family="table-column">
      <style:table-column-properties style:column-width="2.91cm"/>
    </style:style>
    <style:style style:name="_31_-1-36-b.B" style:display-name="1-1-36-b.B" style:family="table-column">
      <style:table-column-properties style:column-width="3.201cm"/>
    </style:style>
    <style:style style:name="_31_-1-36-b.C" style:display-name="1-1-36-b.C" style:family="table-column">
      <style:table-column-properties style:column-width="10.901cm"/>
    </style:style>
    <style:style style:name="_31_-1-36-b.A1" style:display-name="1-1-36-b.A1" style:family="table-cell">
      <style:table-cell-properties fo:padding="0cm" fo:border="none" style:writing-mode="page"/>
    </style:style>
    <style:style style:name="_31_-1-36-c" style:display-name="1-1-36-c" style:family="table">
      <style:table-properties style:width="17.013cm" fo:margin-left="0cm" table:align="left"/>
    </style:style>
    <style:style style:name="_31_-1-36-c.A" style:display-name="1-1-36-c.A" style:family="table-column">
      <style:table-column-properties style:column-width="2.99cm"/>
    </style:style>
    <style:style style:name="_31_-1-36-c.B" style:display-name="1-1-36-c.B" style:family="table-column">
      <style:table-column-properties style:column-width="3.307cm"/>
    </style:style>
    <style:style style:name="_31_-1-36-c.C" style:display-name="1-1-36-c.C" style:family="table-column">
      <style:table-column-properties style:column-width="3.493cm"/>
    </style:style>
    <style:style style:name="_31_-1-36-c.D" style:display-name="1-1-36-c.D" style:family="table-column">
      <style:table-column-properties style:column-width="7.223cm"/>
    </style:style>
    <style:style style:name="_31_-1-36-c.A1" style:display-name="1-1-36-c.A1" style:family="table-cell">
      <style:table-cell-properties style:writing-mode="page"/>
    </style:style>
    <style:style style:name="_31_-1-36-d" style:display-name="1-1-36-d" style:family="table">
      <style:table-properties style:width="17cm" table:align="margins"/>
    </style:style>
    <style:style style:name="_31_-1-36-d.A" style:display-name="1-1-36-d.A" style:family="table-column">
      <style:table-column-properties style:column-width="2.833cm" style:rel-column-width="10922*"/>
    </style:style>
    <style:style style:name="_31_-1-36-d.E" style:display-name="1-1-36-d.E" style:family="table-column">
      <style:table-column-properties style:column-width="5.667cm" style:rel-column-width="21847*"/>
    </style:style>
    <style:style style:name="_31_-1-36-d.A1" style:display-name="1-1-36-d.A1" style:family="table-cell">
      <style:table-cell-properties style:writing-mode="page"/>
    </style:style>
    <style:style style:name="_31_-1-36-e" style:display-name="1-1-36-e" style:family="table">
      <style:table-properties style:width="17.013cm" fo:margin-left="0cm" table:align="left"/>
    </style:style>
    <style:style style:name="_31_-1-36-e.A" style:display-name="1-1-36-e.A" style:family="table-column">
      <style:table-column-properties style:column-width="1.508cm"/>
    </style:style>
    <style:style style:name="_31_-1-36-e.B" style:display-name="1-1-36-e.B" style:family="table-column">
      <style:table-column-properties style:column-width="1.588cm"/>
    </style:style>
    <style:style style:name="_31_-1-36-e.D" style:display-name="1-1-36-e.D" style:family="table-column">
      <style:table-column-properties style:column-width="2.593cm"/>
    </style:style>
    <style:style style:name="_31_-1-36-e.F" style:display-name="1-1-36-e.F" style:family="table-column">
      <style:table-column-properties style:column-width="7.223cm"/>
    </style:style>
    <style:style style:name="_31_-1-36-e.A1" style:display-name="1-1-36-e.A1" style:family="table-cell">
      <style:table-cell-properties style:writing-mode="page"/>
    </style:style>
    <style:style style:name="_31_-1-36-f" style:display-name="1-1-36-f" style:family="table">
      <style:table-properties style:width="17.013cm" fo:margin-left="0cm" table:align="left"/>
    </style:style>
    <style:style style:name="_31_-1-36-f.A" style:display-name="1-1-36-f.A" style:family="table-column">
      <style:table-column-properties style:column-width="1.508cm"/>
    </style:style>
    <style:style style:name="_31_-1-36-f.B" style:display-name="1-1-36-f.B" style:family="table-column">
      <style:table-column-properties style:column-width="1.588cm"/>
    </style:style>
    <style:style style:name="_31_-1-36-f.D" style:display-name="1-1-36-f.D" style:family="table-column">
      <style:table-column-properties style:column-width="2.593cm"/>
    </style:style>
    <style:style style:name="_31_-1-36-f.F" style:display-name="1-1-36-f.F" style:family="table-column">
      <style:table-column-properties style:column-width="7.223cm"/>
    </style:style>
    <style:style style:name="_31_-1-36-f.A1" style:display-name="1-1-36-f.A1" style:family="table-cell">
      <style:table-cell-properties style:writing-mode="page"/>
    </style:style>
    <style:style style:name="_31_-1-37-a" style:display-name="1-1-37-a" style:family="table">
      <style:table-properties style:width="17cm" table:align="margins"/>
    </style:style>
    <style:style style:name="_31_-1-37-a.A" style:display-name="1-1-37-a.A" style:family="table-column">
      <style:table-column-properties style:column-width="4.249cm" style:rel-column-width="16383*"/>
    </style:style>
    <style:style style:name="_31_-1-37-a.D" style:display-name="1-1-37-a.D" style:family="table-column">
      <style:table-column-properties style:column-width="4.251cm" style:rel-column-width="16386*"/>
    </style:style>
    <style:style style:name="_31_-1-37-a.A1" style:display-name="1-1-37-a.A1" style:family="table-cell">
      <style:table-cell-properties style:writing-mode="page"/>
    </style:style>
    <style:style style:name="_31_-1-37-b" style:display-name="1-1-37-b" style:family="table">
      <style:table-properties style:width="17cm" table:align="margins"/>
    </style:style>
    <style:style style:name="_31_-1-37-b.A" style:display-name="1-1-37-b.A" style:family="table-column">
      <style:table-column-properties style:column-width="4.249cm" style:rel-column-width="16383*"/>
    </style:style>
    <style:style style:name="_31_-1-37-b.D" style:display-name="1-1-37-b.D" style:family="table-column">
      <style:table-column-properties style:column-width="4.251cm" style:rel-column-width="16386*"/>
    </style:style>
    <style:style style:name="_31_-1-37-b.A1" style:display-name="1-1-37-b.A1" style:family="table-cell">
      <style:table-cell-properties style:writing-mode="page"/>
    </style:style>
    <style:style style:name="_31_-1-37-c" style:display-name="1-1-37-c" style:family="table">
      <style:table-properties style:width="17.013cm" fo:margin-left="0cm" table:align="left"/>
    </style:style>
    <style:style style:name="_31_-1-37-c.A" style:display-name="1-1-37-c.A" style:family="table-column">
      <style:table-column-properties style:column-width="1.296cm"/>
    </style:style>
    <style:style style:name="_31_-1-37-c.B" style:display-name="1-1-37-c.B" style:family="table-column">
      <style:table-column-properties style:column-width="1.402cm"/>
    </style:style>
    <style:style style:name="_31_-1-37-c.C" style:display-name="1-1-37-c.C" style:family="table-column">
      <style:table-column-properties style:column-width="1.614cm"/>
    </style:style>
    <style:style style:name="_31_-1-37-c.D" style:display-name="1-1-37-c.D" style:family="table-column">
      <style:table-column-properties style:column-width="3.784cm"/>
    </style:style>
    <style:style style:name="_31_-1-37-c.E" style:display-name="1-1-37-c.E" style:family="table-column">
      <style:table-column-properties style:column-width="3.307cm"/>
    </style:style>
    <style:style style:name="_31_-1-37-c.F" style:display-name="1-1-37-c.F" style:family="table-column">
      <style:table-column-properties style:column-width="5.609cm"/>
    </style:style>
    <style:style style:name="_31_-1-37-c.A1" style:display-name="1-1-37-c.A1" style:family="table-cell">
      <style:table-cell-properties style:writing-mode="page"/>
    </style:style>
    <style:style style:name="_31_-1-37-c.5" style:display-name="1-1-37-c.5" style:family="table-row">
      <style:table-row-properties style:min-row-height="0.646cm"/>
    </style:style>
    <style:style style:name="_31_-1-37-d" style:display-name="1-1-37-d" style:family="table">
      <style:table-properties style:width="17.013cm" fo:margin-left="0cm" table:align="left"/>
    </style:style>
    <style:style style:name="_31_-1-37-d.A" style:display-name="1-1-37-d.A" style:family="table-column">
      <style:table-column-properties style:column-width="1.296cm"/>
    </style:style>
    <style:style style:name="_31_-1-37-d.B" style:display-name="1-1-37-d.B" style:family="table-column">
      <style:table-column-properties style:column-width="1.402cm"/>
    </style:style>
    <style:style style:name="_31_-1-37-d.C" style:display-name="1-1-37-d.C" style:family="table-column">
      <style:table-column-properties style:column-width="1.614cm"/>
    </style:style>
    <style:style style:name="_31_-1-37-d.D" style:display-name="1-1-37-d.D" style:family="table-column">
      <style:table-column-properties style:column-width="3.784cm"/>
    </style:style>
    <style:style style:name="_31_-1-37-d.E" style:display-name="1-1-37-d.E" style:family="table-column">
      <style:table-column-properties style:column-width="3.307cm"/>
    </style:style>
    <style:style style:name="_31_-1-37-d.F" style:display-name="1-1-37-d.F" style:family="table-column">
      <style:table-column-properties style:column-width="5.609cm"/>
    </style:style>
    <style:style style:name="_31_-1-37-d.A1" style:display-name="1-1-37-d.A1" style:family="table-cell">
      <style:table-cell-properties style:writing-mode="page"/>
    </style:style>
    <style:style style:name="_31_-1-37-d.5" style:display-name="1-1-37-d.5" style:family="table-row">
      <style:table-row-properties style:min-row-height="0.556cm"/>
    </style:style>
    <style:style style:name="_31_-1-37-e" style:display-name="1-1-37-e" style:family="table">
      <style:table-properties style:width="17.013cm" fo:margin-left="0cm" table:align="left"/>
    </style:style>
    <style:style style:name="_31_-1-37-e.A" style:display-name="1-1-37-e.A" style:family="table-column">
      <style:table-column-properties style:column-width="1.296cm"/>
    </style:style>
    <style:style style:name="_31_-1-37-e.B" style:display-name="1-1-37-e.B" style:family="table-column">
      <style:table-column-properties style:column-width="1.402cm"/>
    </style:style>
    <style:style style:name="_31_-1-37-e.C" style:display-name="1-1-37-e.C" style:family="table-column">
      <style:table-column-properties style:column-width="1.614cm"/>
    </style:style>
    <style:style style:name="_31_-1-37-e.D" style:display-name="1-1-37-e.D" style:family="table-column">
      <style:table-column-properties style:column-width="3.784cm"/>
    </style:style>
    <style:style style:name="_31_-1-37-e.E" style:display-name="1-1-37-e.E" style:family="table-column">
      <style:table-column-properties style:column-width="3.201cm"/>
    </style:style>
    <style:style style:name="_31_-1-37-e.F" style:display-name="1-1-37-e.F" style:family="table-column">
      <style:table-column-properties style:column-width="5.715cm"/>
    </style:style>
    <style:style style:name="_31_-1-37-e.A1" style:display-name="1-1-37-e.A1" style:family="table-cell">
      <style:table-cell-properties style:writing-mode="page"/>
    </style:style>
    <style:style style:name="_31_-1-37-f" style:display-name="1-1-37-f" style:family="table">
      <style:table-properties style:width="17.013cm" fo:margin-left="0cm" table:align="left"/>
    </style:style>
    <style:style style:name="_31_-1-37-f.A" style:display-name="1-1-37-f.A" style:family="table-column">
      <style:table-column-properties style:column-width="1.296cm"/>
    </style:style>
    <style:style style:name="_31_-1-37-f.C" style:display-name="1-1-37-f.C" style:family="table-column">
      <style:table-column-properties style:column-width="1.402cm"/>
    </style:style>
    <style:style style:name="_31_-1-37-f.D" style:display-name="1-1-37-f.D" style:family="table-column">
      <style:table-column-properties style:column-width="1.508cm"/>
    </style:style>
    <style:style style:name="_31_-1-37-f.E" style:display-name="1-1-37-f.E" style:family="table-column">
      <style:table-column-properties style:column-width="2.699cm"/>
    </style:style>
    <style:style style:name="_31_-1-37-f.F" style:display-name="1-1-37-f.F" style:family="table-column">
      <style:table-column-properties style:column-width="2.805cm"/>
    </style:style>
    <style:style style:name="_31_-1-37-f.G" style:display-name="1-1-37-f.G" style:family="table-column">
      <style:table-column-properties style:column-width="6.006cm"/>
    </style:style>
    <style:style style:name="_31_-1-37-f.A1" style:display-name="1-1-37-f.A1" style:family="table-cell">
      <style:table-cell-properties style:writing-mode="page"/>
    </style:style>
    <style:style style:name="_31_-1-38-a" style:display-name="1-1-38-a" style:family="table">
      <style:table-properties style:width="17.013cm" fo:margin-left="0cm" table:align="left"/>
    </style:style>
    <style:style style:name="_31_-1-38-a.A" style:display-name="1-1-38-a.A" style:family="table-column">
      <style:table-column-properties style:column-width="1.799cm"/>
    </style:style>
    <style:style style:name="_31_-1-38-a.B" style:display-name="1-1-38-a.B" style:family="table-column">
      <style:table-column-properties style:column-width="2.011cm"/>
    </style:style>
    <style:style style:name="_31_-1-38-a.C" style:display-name="1-1-38-a.C" style:family="table-column">
      <style:table-column-properties style:column-width="1.984cm"/>
    </style:style>
    <style:style style:name="_31_-1-38-a.D" style:display-name="1-1-38-a.D" style:family="table-column">
      <style:table-column-properties style:column-width="3.704cm"/>
    </style:style>
    <style:style style:name="_31_-1-38-a.E" style:display-name="1-1-38-a.E" style:family="table-column">
      <style:table-column-properties style:column-width="7.514cm"/>
    </style:style>
    <style:style style:name="_31_-1-38-a.A1" style:display-name="1-1-38-a.A1" style:family="table-cell">
      <style:table-cell-properties style:writing-mode="page"/>
    </style:style>
    <style:style style:name="_31_-1-38-b" style:display-name="1-1-38-b" style:family="table">
      <style:table-properties style:width="17.013cm" fo:margin-left="0cm" table:align="left"/>
    </style:style>
    <style:style style:name="_31_-1-38-b.A" style:display-name="1-1-38-b.A" style:family="table-column">
      <style:table-column-properties style:column-width="1.799cm"/>
    </style:style>
    <style:style style:name="_31_-1-38-b.B" style:display-name="1-1-38-b.B" style:family="table-column">
      <style:table-column-properties style:column-width="2.011cm"/>
    </style:style>
    <style:style style:name="_31_-1-38-b.C" style:display-name="1-1-38-b.C" style:family="table-column">
      <style:table-column-properties style:column-width="1.984cm"/>
    </style:style>
    <style:style style:name="_31_-1-38-b.D" style:display-name="1-1-38-b.D" style:family="table-column">
      <style:table-column-properties style:column-width="3.598cm"/>
    </style:style>
    <style:style style:name="_31_-1-38-b.E" style:display-name="1-1-38-b.E" style:family="table-column">
      <style:table-column-properties style:column-width="7.62cm"/>
    </style:style>
    <style:style style:name="_31_-1-38-b.A1" style:display-name="1-1-38-b.A1" style:family="table-cell">
      <style:table-cell-properties fo:padding="0cm" fo:border="none" style:writing-mode="page"/>
    </style:style>
    <style:style style:name="_31_-1-38-c" style:display-name="1-1-38-c" style:family="table">
      <style:table-properties style:width="17.013cm" fo:margin-left="0cm" table:align="left"/>
    </style:style>
    <style:style style:name="_31_-1-38-c.A" style:display-name="1-1-38-c.A" style:family="table-column">
      <style:table-column-properties style:column-width="1.799cm"/>
    </style:style>
    <style:style style:name="_31_-1-38-c.B" style:display-name="1-1-38-c.B" style:family="table-column">
      <style:table-column-properties style:column-width="2.011cm"/>
    </style:style>
    <style:style style:name="_31_-1-38-c.C" style:display-name="1-1-38-c.C" style:family="table-column">
      <style:table-column-properties style:column-width="1.984cm"/>
    </style:style>
    <style:style style:name="_31_-1-38-c.D" style:display-name="1-1-38-c.D" style:family="table-column">
      <style:table-column-properties style:column-width="3.493cm"/>
    </style:style>
    <style:style style:name="_31_-1-38-c.E" style:display-name="1-1-38-c.E" style:family="table-column">
      <style:table-column-properties style:column-width="7.726cm"/>
    </style:style>
    <style:style style:name="_31_-1-38-c.A1" style:display-name="1-1-38-c.A1" style:family="table-cell">
      <style:table-cell-properties style:writing-mode="page"/>
    </style:style>
    <style:style style:name="_31_-1-38-d" style:display-name="1-1-38-d" style:family="table">
      <style:table-properties style:width="17.013cm" fo:margin-left="0cm" table:align="left"/>
    </style:style>
    <style:style style:name="_31_-1-38-d.A" style:display-name="1-1-38-d.A" style:family="table-column">
      <style:table-column-properties style:column-width="1.799cm"/>
    </style:style>
    <style:style style:name="_31_-1-38-d.B" style:display-name="1-1-38-d.B" style:family="table-column">
      <style:table-column-properties style:column-width="2.011cm"/>
    </style:style>
    <style:style style:name="_31_-1-38-d.C" style:display-name="1-1-38-d.C" style:family="table-column">
      <style:table-column-properties style:column-width="1.984cm"/>
    </style:style>
    <style:style style:name="_31_-1-38-d.D" style:display-name="1-1-38-d.D" style:family="table-column">
      <style:table-column-properties style:column-width="3.413cm"/>
    </style:style>
    <style:style style:name="_31_-1-38-d.E" style:display-name="1-1-38-d.E" style:family="table-column">
      <style:table-column-properties style:column-width="7.805cm"/>
    </style:style>
    <style:style style:name="_31_-1-38-d.A1" style:display-name="1-1-38-d.A1" style:family="table-cell">
      <style:table-cell-properties style:writing-mode="page"/>
    </style:style>
    <style:style style:name="_31_-1-38-e" style:display-name="1-1-38-e" style:family="table">
      <style:table-properties style:width="17.013cm" fo:margin-left="0cm" table:align="left"/>
    </style:style>
    <style:style style:name="_31_-1-38-e.A" style:display-name="1-1-38-e.A" style:family="table-column">
      <style:table-column-properties style:column-width="1.799cm"/>
    </style:style>
    <style:style style:name="_31_-1-38-e.B" style:display-name="1-1-38-e.B" style:family="table-column">
      <style:table-column-properties style:column-width="2.011cm"/>
    </style:style>
    <style:style style:name="_31_-1-38-e.C" style:display-name="1-1-38-e.C" style:family="table-column">
      <style:table-column-properties style:column-width="1.984cm"/>
    </style:style>
    <style:style style:name="_31_-1-38-e.D" style:display-name="1-1-38-e.D" style:family="table-column">
      <style:table-column-properties style:column-width="2.196cm"/>
    </style:style>
    <style:style style:name="_31_-1-38-e.E" style:display-name="1-1-38-e.E" style:family="table-column">
      <style:table-column-properties style:column-width="2.619cm"/>
    </style:style>
    <style:style style:name="_31_-1-38-e.F" style:display-name="1-1-38-e.F" style:family="table-column">
      <style:table-column-properties style:column-width="6.403cm"/>
    </style:style>
    <style:style style:name="_31_-1-38-e.A1" style:display-name="1-1-38-e.A1" style:family="table-cell">
      <style:table-cell-properties style:writing-mode="page"/>
    </style:style>
    <style:style style:name="_31_-1-38-f" style:display-name="1-1-38-f" style:family="table">
      <style:table-properties style:width="17.013cm" fo:margin-left="0cm" table:align="left"/>
    </style:style>
    <style:style style:name="_31_-1-38-f.A" style:display-name="1-1-38-f.A" style:family="table-column">
      <style:table-column-properties style:column-width="1.799cm"/>
    </style:style>
    <style:style style:name="_31_-1-38-f.B" style:display-name="1-1-38-f.B" style:family="table-column">
      <style:table-column-properties style:column-width="2.011cm"/>
    </style:style>
    <style:style style:name="_31_-1-38-f.C" style:display-name="1-1-38-f.C" style:family="table-column">
      <style:table-column-properties style:column-width="1.984cm"/>
    </style:style>
    <style:style style:name="_31_-1-38-f.D" style:display-name="1-1-38-f.D" style:family="table-column">
      <style:table-column-properties style:column-width="2.117cm"/>
    </style:style>
    <style:style style:name="_31_-1-38-f.E" style:display-name="1-1-38-f.E" style:family="table-column">
      <style:table-column-properties style:column-width="2.699cm"/>
    </style:style>
    <style:style style:name="_31_-1-38-f.F" style:display-name="1-1-38-f.F" style:family="table-column">
      <style:table-column-properties style:column-width="6.403cm"/>
    </style:style>
    <style:style style:name="_31_-1-38-f.A1" style:display-name="1-1-38-f.A1" style:family="table-cell">
      <style:table-cell-properties style:writing-mode="page"/>
    </style:style>
    <style:style style:name="_31_-1-39-a" style:display-name="1-1-39-a" style:family="table">
      <style:table-properties style:width="17.013cm" fo:margin-left="0cm" table:align="left"/>
    </style:style>
    <style:style style:name="_31_-1-39-a.A" style:display-name="1-1-39-a.A" style:family="table-column">
      <style:table-column-properties style:column-width="1.799cm"/>
    </style:style>
    <style:style style:name="_31_-1-39-a.B" style:display-name="1-1-39-a.B" style:family="table-column">
      <style:table-column-properties style:column-width="2.011cm"/>
    </style:style>
    <style:style style:name="_31_-1-39-a.C" style:display-name="1-1-39-a.C" style:family="table-column">
      <style:table-column-properties style:column-width="1.984cm"/>
    </style:style>
    <style:style style:name="_31_-1-39-a.D" style:display-name="1-1-39-a.D" style:family="table-column">
      <style:table-column-properties style:column-width="2.699cm"/>
    </style:style>
    <style:style style:name="_31_-1-39-a.E" style:display-name="1-1-39-a.E" style:family="table-column">
      <style:table-column-properties style:column-width="2.91cm"/>
    </style:style>
    <style:style style:name="_31_-1-39-a.F" style:display-name="1-1-39-a.F" style:family="table-column">
      <style:table-column-properties style:column-width="5.609cm"/>
    </style:style>
    <style:style style:name="_31_-1-39-a.A1" style:display-name="1-1-39-a.A1" style:family="table-cell">
      <style:table-cell-properties style:writing-mode="page"/>
    </style:style>
    <style:style style:name="_31_-1-39-b" style:display-name="1-1-39-b" style:family="table">
      <style:table-properties style:width="17.013cm" fo:margin-left="0cm" table:align="left"/>
    </style:style>
    <style:style style:name="_31_-1-39-b.A" style:display-name="1-1-39-b.A" style:family="table-column">
      <style:table-column-properties style:column-width="1.799cm"/>
    </style:style>
    <style:style style:name="_31_-1-39-b.B" style:display-name="1-1-39-b.B" style:family="table-column">
      <style:table-column-properties style:column-width="2.011cm"/>
    </style:style>
    <style:style style:name="_31_-1-39-b.C" style:display-name="1-1-39-b.C" style:family="table-column">
      <style:table-column-properties style:column-width="1.984cm"/>
    </style:style>
    <style:style style:name="_31_-1-39-b.D" style:display-name="1-1-39-b.D" style:family="table-column">
      <style:table-column-properties style:column-width="2.593cm"/>
    </style:style>
    <style:style style:name="_31_-1-39-b.E" style:display-name="1-1-39-b.E" style:family="table-column">
      <style:table-column-properties style:column-width="3.016cm"/>
    </style:style>
    <style:style style:name="_31_-1-39-b.F" style:display-name="1-1-39-b.F" style:family="table-column">
      <style:table-column-properties style:column-width="5.609cm"/>
    </style:style>
    <style:style style:name="_31_-1-39-b.A1" style:display-name="1-1-39-b.A1" style:family="table-cell">
      <style:table-cell-properties style:writing-mode="page"/>
    </style:style>
    <style:style style:name="_31_-1-39-c" style:display-name="1-1-39-c" style:family="table">
      <style:table-properties style:width="17.013cm" fo:margin-left="0cm" table:align="left"/>
    </style:style>
    <style:style style:name="_31_-1-39-c.A" style:display-name="1-1-39-c.A" style:family="table-column">
      <style:table-column-properties style:column-width="1.289cm"/>
    </style:style>
    <style:style style:name="_31_-1-39-c.D" style:display-name="1-1-39-c.D" style:family="table-column">
      <style:table-column-properties style:column-width="1.499cm"/>
    </style:style>
    <style:style style:name="_31_-1-39-c.E" style:display-name="1-1-39-c.E" style:family="table-column">
      <style:table-column-properties style:column-width="3.628cm"/>
    </style:style>
    <style:style style:name="_31_-1-39-c.F" style:display-name="1-1-39-c.F" style:family="table-column">
      <style:table-column-properties style:column-width="3.2cm"/>
    </style:style>
    <style:style style:name="_31_-1-39-c.G" style:display-name="1-1-39-c.G" style:family="table-column">
      <style:table-column-properties style:column-width="4.817cm"/>
    </style:style>
    <style:style style:name="_31_-1-39-c.A1" style:display-name="1-1-39-c.A1" style:family="table-cell">
      <style:table-cell-properties fo:padding="0cm" fo:border="none" style:writing-mode="page"/>
    </style:style>
    <style:style style:name="_31_-1-39-d" style:display-name="1-1-39-d" style:family="table">
      <style:table-properties style:width="17.013cm" fo:margin-left="0cm" table:align="left"/>
    </style:style>
    <style:style style:name="_31_-1-39-d.A" style:display-name="1-1-39-d.A" style:family="table-column">
      <style:table-column-properties style:column-width="1.296cm"/>
    </style:style>
    <style:style style:name="_31_-1-39-d.C" style:display-name="1-1-39-d.C" style:family="table-column">
      <style:table-column-properties style:column-width="1.217cm"/>
    </style:style>
    <style:style style:name="_31_-1-39-d.D" style:display-name="1-1-39-d.D" style:family="table-column">
      <style:table-column-properties style:column-width="1.482cm"/>
    </style:style>
    <style:style style:name="_31_-1-39-d.E" style:display-name="1-1-39-d.E" style:family="table-column">
      <style:table-column-properties style:column-width="3.704cm"/>
    </style:style>
    <style:style style:name="_31_-1-39-d.F" style:display-name="1-1-39-d.F" style:family="table-column">
      <style:table-column-properties style:column-width="3.201cm"/>
    </style:style>
    <style:style style:name="_31_-1-39-d.G" style:display-name="1-1-39-d.G" style:family="table-column">
      <style:table-column-properties style:column-width="4.815cm"/>
    </style:style>
    <style:style style:name="_31_-1-39-d.A1" style:display-name="1-1-39-d.A1" style:family="table-cell">
      <style:table-cell-properties style:writing-mode="page"/>
    </style:style>
    <style:style style:name="_31_-1-39-e" style:display-name="1-1-39-e" style:family="table">
      <style:table-properties style:width="17.013cm" fo:margin-left="0cm" table:align="left"/>
    </style:style>
    <style:style style:name="_31_-1-39-e.A" style:display-name="1-1-39-e.A" style:family="table-column">
      <style:table-column-properties style:column-width="1.296cm"/>
    </style:style>
    <style:style style:name="_31_-1-39-e.C" style:display-name="1-1-39-e.C" style:family="table-column">
      <style:table-column-properties style:column-width="1.217cm"/>
    </style:style>
    <style:style style:name="_31_-1-39-e.D" style:display-name="1-1-39-e.D" style:family="table-column">
      <style:table-column-properties style:column-width="1.402cm"/>
    </style:style>
    <style:style style:name="_31_-1-39-e.E" style:display-name="1-1-39-e.E" style:family="table-column">
      <style:table-column-properties style:column-width="3.784cm"/>
    </style:style>
    <style:style style:name="_31_-1-39-e.F" style:display-name="1-1-39-e.F" style:family="table-column">
      <style:table-column-properties style:column-width="3.096cm"/>
    </style:style>
    <style:style style:name="_31_-1-39-e.G" style:display-name="1-1-39-e.G" style:family="table-column">
      <style:table-column-properties style:column-width="4.921cm"/>
    </style:style>
    <style:style style:name="_31_-1-39-e.A1" style:display-name="1-1-39-e.A1" style:family="table-cell">
      <style:table-cell-properties style:writing-mode="page"/>
    </style:style>
    <style:style style:name="_31_-1-39-f" style:display-name="1-1-39-f" style:family="table">
      <style:table-properties style:width="17.013cm" fo:margin-left="0cm" table:align="left"/>
    </style:style>
    <style:style style:name="_31_-1-39-f.A" style:display-name="1-1-39-f.A" style:family="table-column">
      <style:table-column-properties style:column-width="1.296cm"/>
    </style:style>
    <style:style style:name="_31_-1-39-f.C" style:display-name="1-1-39-f.C" style:family="table-column">
      <style:table-column-properties style:column-width="1.217cm"/>
    </style:style>
    <style:style style:name="_31_-1-39-f.D" style:display-name="1-1-39-f.D" style:family="table-column">
      <style:table-column-properties style:column-width="1.402cm"/>
    </style:style>
    <style:style style:name="_31_-1-39-f.E" style:display-name="1-1-39-f.E" style:family="table-column">
      <style:table-column-properties style:column-width="1.376cm"/>
    </style:style>
    <style:style style:name="_31_-1-39-f.F" style:display-name="1-1-39-f.F" style:family="table-column">
      <style:table-column-properties style:column-width="2.302cm"/>
    </style:style>
    <style:style style:name="_31_-1-39-f.G" style:display-name="1-1-39-f.G" style:family="table-column">
      <style:table-column-properties style:column-width="2.619cm"/>
    </style:style>
    <style:style style:name="_31_-1-39-f.H" style:display-name="1-1-39-f.H" style:family="table-column">
      <style:table-column-properties style:column-width="5.503cm"/>
    </style:style>
    <style:style style:name="_31_-1-39-f.A1" style:display-name="1-1-39-f.A1" style:family="table-cell">
      <style:table-cell-properties style:writing-mode="page"/>
    </style:style>
    <style:style style:name="_31_-1-40" style:display-name="1-1-40" style:family="table">
      <style:table-properties style:width="17.013cm" fo:margin-left="0cm" table:align="left"/>
    </style:style>
    <style:style style:name="_31_-1-40.A" style:display-name="1-1-40.A" style:family="table-column">
      <style:table-column-properties style:column-width="1.296cm"/>
    </style:style>
    <style:style style:name="_31_-1-40.D" style:display-name="1-1-40.D" style:family="table-column">
      <style:table-column-properties style:column-width="1.323cm"/>
    </style:style>
    <style:style style:name="_31_-1-40.E" style:display-name="1-1-40.E" style:family="table-column">
      <style:table-column-properties style:column-width="3.281cm"/>
    </style:style>
    <style:style style:name="_31_-1-40.F" style:display-name="1-1-40.F" style:family="table-column">
      <style:table-column-properties style:column-width="3.096cm"/>
    </style:style>
    <style:style style:name="_31_-1-40.G" style:display-name="1-1-40.G" style:family="table-column">
      <style:table-column-properties style:column-width="5.424cm"/>
    </style:style>
    <style:style style:name="_31_-1-40.A1" style:display-name="1-1-40.A1" style:family="table-cell">
      <style:table-cell-properties style:writing-mode="page"/>
    </style:style>
    <style:style style:name="_31_-1-41" style:display-name="1-1-41" style:family="table">
      <style:table-properties style:width="17.013cm" fo:margin-left="0cm" table:align="left"/>
    </style:style>
    <style:style style:name="_31_-1-41.A" style:display-name="1-1-41.A" style:family="table-column">
      <style:table-column-properties style:column-width="1.296cm"/>
    </style:style>
    <style:style style:name="_31_-1-41.D" style:display-name="1-1-41.D" style:family="table-column">
      <style:table-column-properties style:column-width="1.323cm"/>
    </style:style>
    <style:style style:name="_31_-1-41.E" style:display-name="1-1-41.E" style:family="table-column">
      <style:table-column-properties style:column-width="3.281cm"/>
    </style:style>
    <style:style style:name="_31_-1-41.F" style:display-name="1-1-41.F" style:family="table-column">
      <style:table-column-properties style:column-width="3.016cm"/>
    </style:style>
    <style:style style:name="_31_-1-41.G" style:display-name="1-1-41.G" style:family="table-column">
      <style:table-column-properties style:column-width="5.503cm"/>
    </style:style>
    <style:style style:name="_31_-1-41.A1" style:display-name="1-1-4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Open Sans" fo:font-size="12pt" officeooo:paragraph-rsid="000b5d6a" style:font-name-asian="Open Sans" style:font-size-asian="12pt" style:font-size-complex="12pt"/>
    </style:style>
    <style:style style:name="P2" style:family="paragraph" style:parent-style-name="Standard">
      <style:text-properties style:font-name="Open Sans" fo:font-size="12pt" officeooo:rsid="000fc681" officeooo:paragraph-rsid="000fc681" style:font-name-asian="Open Sans" style:font-size-asian="12pt" style:font-size-complex="12pt"/>
    </style:style>
    <style:style style:name="P3" style:family="paragraph" style:parent-style-name="Standard">
      <style:text-properties style:font-name="Open Sans" fo:font-size="12pt" officeooo:rsid="000fc681" officeooo:paragraph-rsid="0010582e" style:font-name-asian="Open Sans" style:font-size-asian="12pt" style:font-size-complex="12pt"/>
    </style:style>
    <style:style style:name="P4" style:family="paragraph" style:parent-style-name="Standard"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5" style:family="paragraph" style:parent-style-name="Standard">
      <style:text-properties style:font-name="Open Sans" fo:font-size="12pt" officeooo:paragraph-rsid="001166b7" style:font-name-asian="Open Sans" style:font-size-asian="12pt" style:font-size-complex="12pt"/>
    </style:style>
    <style:style style:name="P6" style:family="paragraph" style:parent-style-name="Standard">
      <style:text-properties style:font-name="Open Sans" fo:font-size="12pt" officeooo:rsid="0012a36b" officeooo:paragraph-rsid="0012a36b" style:font-name-asian="Open Sans" style:font-size-asian="12pt" style:font-size-complex="12pt"/>
    </style:style>
    <style:style style:name="P7" style:family="paragraph" style:parent-style-name="Standard">
      <style:text-properties style:font-name="Open Sans" fo:font-size="12pt" officeooo:rsid="00193464" officeooo:paragraph-rsid="00193464" style:font-name-asian="Open Sans" style:font-size-asian="12pt" style:font-size-complex="12pt"/>
    </style:style>
    <style:style style:name="P8" style:family="paragraph" style:parent-style-name="Standard">
      <style:text-properties style:font-name="Open Sans" fo:font-size="12pt" officeooo:rsid="001a619c" officeooo:paragraph-rsid="001a619c" style:font-name-asian="Open Sans" style:font-size-asian="12pt" style:font-size-complex="12pt"/>
    </style:style>
    <style:style style:name="P9" style:family="paragraph" style:parent-style-name="Standard">
      <style:text-properties style:font-name="Open Sans" fo:font-size="12pt" officeooo:rsid="001b66a1" officeooo:paragraph-rsid="001b66a1" style:font-name-asian="Open Sans" style:font-size-asian="12pt" style:font-size-complex="12pt"/>
    </style:style>
    <style:style style:name="P10" style:family="paragraph" style:parent-style-name="Standard">
      <style:text-properties style:font-name="Open Sans" fo:font-size="12pt" officeooo:rsid="001b785c" officeooo:paragraph-rsid="001b785c" style:font-name-asian="Open Sans" style:font-size-asian="12pt" style:font-size-complex="12pt"/>
    </style:style>
    <style:style style:name="P11" style:family="paragraph" style:parent-style-name="Standard">
      <style:text-properties style:font-name="Open Sans" fo:font-size="12pt" officeooo:rsid="001c3f89" officeooo:paragraph-rsid="001c3f89" style:font-name-asian="Open Sans" style:font-size-asian="12pt" style:font-size-complex="12pt"/>
    </style:style>
    <style:style style:name="P12" style:family="paragraph" style:parent-style-name="Standard">
      <style:text-properties style:font-name="Open Sans" fo:font-size="12pt" officeooo:rsid="001d4861" officeooo:paragraph-rsid="001d4861" style:font-name-asian="Open Sans" style:font-size-asian="12pt" style:font-size-complex="12pt"/>
    </style:style>
    <style:style style:name="P13" style:family="paragraph" style:parent-style-name="Standard">
      <style:text-properties style:font-name="Open Sans" fo:font-size="12pt" officeooo:rsid="001e9937" officeooo:paragraph-rsid="001e9937" style:font-name-asian="Open Sans" style:font-size-asian="12pt" style:font-size-complex="12pt"/>
    </style:style>
    <style:style style:name="P14" style:family="paragraph" style:parent-style-name="Standard">
      <style:text-properties style:font-name="Open Sans" fo:font-size="12pt" officeooo:rsid="001edf8f" officeooo:paragraph-rsid="001edf8f" style:font-name-asian="Open Sans" style:font-size-asian="12pt" style:font-size-complex="12pt"/>
    </style:style>
    <style:style style:name="P15" style:family="paragraph" style:parent-style-name="Standard">
      <style:text-properties style:font-name="Open Sans" fo:font-size="12pt" officeooo:rsid="00203ab3" officeooo:paragraph-rsid="00203ab3" style:font-name-asian="Open Sans" style:font-size-asian="12pt" style:font-size-complex="12pt"/>
    </style:style>
    <style:style style:name="P16" style:family="paragraph" style:parent-style-name="Standard">
      <style:text-properties style:font-name="Open Sans" fo:font-size="12pt" officeooo:rsid="0021d16c" officeooo:paragraph-rsid="0021d16c" style:font-name-asian="Open Sans" style:font-size-asian="12pt" style:font-size-complex="12pt"/>
    </style:style>
    <style:style style:name="P17" style:family="paragraph" style:parent-style-name="Standard">
      <style:text-properties style:font-name="Open Sans" fo:font-size="12pt" officeooo:rsid="002349da" officeooo:paragraph-rsid="002349da" style:font-name-asian="Open Sans" style:font-size-asian="12pt" style:font-size-complex="12pt"/>
    </style:style>
    <style:style style:name="P18" style:family="paragraph" style:parent-style-name="Standard">
      <style:text-properties style:font-name="Open Sans" fo:font-size="12pt" officeooo:rsid="00276ff3" officeooo:paragraph-rsid="00276ff3" style:font-name-asian="Open Sans" style:font-size-asian="12pt" style:font-size-complex="12pt"/>
    </style:style>
    <style:style style:name="P19" style:family="paragraph" style:parent-style-name="Standard">
      <style:text-properties style:font-name="Open Sans" fo:font-size="12pt" officeooo:rsid="00276ff3" officeooo:paragraph-rsid="002945d9" style:font-name-asian="Open Sans" style:font-size-asian="12pt" style:font-size-complex="12pt"/>
    </style:style>
    <style:style style:name="P20" style:family="paragraph" style:parent-style-name="Standard">
      <style:text-properties style:font-name="Open Sans" fo:font-size="12pt" officeooo:rsid="002945d9" officeooo:paragraph-rsid="002945d9" style:font-name-asian="Open Sans" style:font-size-asian="12pt" style:font-size-complex="12pt"/>
    </style:style>
    <style:style style:name="P21" style:family="paragraph" style:parent-style-name="Standard"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22" style:family="paragraph" style:parent-style-name="Standard">
      <style:text-properties style:font-name="Open Sans" fo:font-size="12pt" officeooo:rsid="002fdd67" officeooo:paragraph-rsid="002fdd67" style:font-name-asian="Open Sans" style:font-size-asian="12pt" style:font-size-complex="12pt"/>
    </style:style>
    <style:style style:name="P23" style:family="paragraph" style:parent-style-name="Standard">
      <style:text-properties style:font-name="Open Sans" fo:font-size="12pt" officeooo:rsid="003007b9" officeooo:paragraph-rsid="003007b9" style:font-name-asian="Open Sans" style:font-size-asian="12pt" style:font-size-complex="12pt"/>
    </style:style>
    <style:style style:name="P24" style:family="paragraph" style:parent-style-name="Standard">
      <style:text-properties style:font-name="Open Sans" fo:font-size="12pt" officeooo:rsid="0031fa9d" officeooo:paragraph-rsid="0031fa9d" style:font-name-asian="Open Sans" style:font-size-asian="12pt" style:font-size-complex="12pt"/>
    </style:style>
    <style:style style:name="P25" style:family="paragraph" style:parent-style-name="Standard">
      <style:text-properties style:font-name="Open Sans" fo:font-size="12pt" officeooo:rsid="0032e049" officeooo:paragraph-rsid="0032e049" style:font-name-asian="Open Sans" style:font-size-asian="12pt" style:font-size-complex="12pt"/>
    </style:style>
    <style:style style:name="P26" style:family="paragraph" style:parent-style-name="Standard">
      <style:text-properties style:font-name="Open Sans" fo:font-size="12pt" officeooo:rsid="0032e1c5" officeooo:paragraph-rsid="0032e1c5" style:font-name-asian="Open Sans" style:font-size-asian="12pt" style:font-size-complex="12pt"/>
    </style:style>
    <style:style style:name="P27" style:family="paragraph" style:parent-style-name="Standard">
      <style:text-properties style:font-name="Open Sans" fo:font-size="12pt" officeooo:rsid="00351801" officeooo:paragraph-rsid="00351801" style:font-name-asian="Open Sans" style:font-size-asian="12pt" style:font-size-complex="12pt"/>
    </style:style>
    <style:style style:name="P28" style:family="paragraph" style:parent-style-name="Standard">
      <style:text-properties style:font-name="Open Sans" fo:font-size="12pt" officeooo:rsid="0035fcdf" officeooo:paragraph-rsid="0035fcdf" style:font-name-asian="Open Sans" style:font-size-asian="12pt" style:font-size-complex="12pt"/>
    </style:style>
    <style:style style:name="P29" style:family="paragraph" style:parent-style-name="Standard">
      <style:text-properties style:font-name="Open Sans" fo:font-size="12pt" officeooo:rsid="0037747b" officeooo:paragraph-rsid="0037747b" style:font-name-asian="Open Sans" style:font-size-asian="12pt" style:font-size-complex="12pt"/>
    </style:style>
    <style:style style:name="P30" style:family="paragraph" style:parent-style-name="Standard">
      <style:text-properties style:font-name="Open Sans" fo:font-size="12pt" officeooo:rsid="00393eb7" officeooo:paragraph-rsid="00393eb7" style:font-name-asian="Open Sans" style:font-size-asian="12pt" style:font-size-complex="12pt"/>
    </style:style>
    <style:style style:name="P31" style:family="paragraph" style:parent-style-name="Standard">
      <style:text-properties style:font-name="Open Sans" fo:font-size="12pt" officeooo:rsid="003b2626" officeooo:paragraph-rsid="003b2626" style:font-name-asian="Open Sans" style:font-size-asian="12pt" style:font-size-complex="12pt"/>
    </style:style>
    <style:style style:name="P32" style:family="paragraph" style:parent-style-name="Standard">
      <style:text-properties style:font-name="Open Sans" fo:font-size="12pt" officeooo:rsid="003cd584" officeooo:paragraph-rsid="003cd584" style:font-name-asian="Open Sans" style:font-size-asian="12pt" style:font-size-complex="12pt"/>
    </style:style>
    <style:style style:name="P33" style:family="paragraph" style:parent-style-name="Standard">
      <style:text-properties style:font-name="Open Sans" fo:font-size="12pt" officeooo:paragraph-rsid="003cd584" style:font-name-asian="Open Sans" style:font-size-asian="12pt" style:font-size-complex="12pt"/>
    </style:style>
    <style:style style:name="P34" style:family="paragraph" style:parent-style-name="Standard">
      <style:text-properties officeooo:paragraph-rsid="0010582e"/>
    </style:style>
    <style:style style:name="P35" style:family="paragraph" style:parent-style-name="Standard">
      <style:text-properties officeooo:paragraph-rsid="001166b7"/>
    </style:style>
    <style:style style:name="P36" style:family="paragraph" style:parent-style-name="Standard">
      <style:text-properties fo:color="#c9211e" style:font-name="Open Sans" fo:font-size="12pt" officeooo:paragraph-rsid="003cd584" style:font-name-asian="Open Sans" style:font-size-asian="12pt" style:font-size-complex="12pt"/>
    </style:style>
    <style:style style:name="P37" style:family="paragraph" style:parent-style-name="Standard">
      <style:text-properties fo:color="#c9211e" style:font-name="Open Sans" fo:font-size="12pt" officeooo:rsid="00415266" officeooo:paragraph-rsid="00415266" style:font-name-asian="Open Sans" style:font-size-asian="12pt" style:font-size-complex="12pt"/>
    </style:style>
    <style:style style:name="P38" style:family="paragraph" style:parent-style-name="Standard">
      <style:text-properties fo:color="#c9211e" style:font-name="Open Sans" fo:font-size="12pt" officeooo:rsid="0043452f" officeooo:paragraph-rsid="0043452f" style:font-name-asian="Open Sans" style:font-size-asian="12pt" style:font-size-complex="12pt"/>
    </style:style>
    <style:style style:name="P39" style:family="paragraph" style:parent-style-name="Standard">
      <style:text-properties fo:color="#c9211e" style:font-name="Open Sans" fo:font-size="12pt" officeooo:rsid="0047a714" officeooo:paragraph-rsid="0047a714" style:font-name-asian="Open Sans" style:font-size-asian="12pt" style:font-size-complex="12pt"/>
    </style:style>
    <style:style style:name="P40" style:family="paragraph" style:parent-style-name="Standard">
      <style:text-properties fo:color="#c9211e" style:font-name="Open Sans" fo:font-size="12pt" officeooo:rsid="004c4b3c" officeooo:paragraph-rsid="004c4b3c" style:font-name-asian="Open Sans" style:font-size-asian="12pt" style:font-size-complex="12pt"/>
    </style:style>
    <style:style style:name="P41" style:family="paragraph" style:parent-style-name="Standard">
      <style:text-properties fo:color="#c9211e" style:font-name="Open Sans" fo:font-size="12pt" officeooo:rsid="005018da" officeooo:paragraph-rsid="005018da" style:font-name-asian="Open Sans" style:font-size-asian="12pt" style:font-size-complex="12pt"/>
    </style:style>
    <style:style style:name="P42" style:family="paragraph" style:parent-style-name="Standard">
      <style:text-properties fo:color="#c9211e" style:font-name="Open Sans" fo:font-size="12pt" officeooo:rsid="0057dc22" officeooo:paragraph-rsid="0057dc22" style:font-name-asian="Open Sans" style:font-size-asian="12pt" style:font-size-complex="12pt"/>
    </style:style>
    <style:style style:name="P43" style:family="paragraph" style:parent-style-name="Standard">
      <style:text-properties fo:color="#c9211e" style:font-name="Open Sans" fo:font-size="12pt" officeooo:rsid="0058ee0e" officeooo:paragraph-rsid="0058ee0e" style:font-name-asian="Open Sans" style:font-size-asian="12pt" style:font-size-complex="12pt"/>
    </style:style>
    <style:style style:name="P44" style:family="paragraph" style:parent-style-name="Standard">
      <style:text-properties fo:color="#c9211e" style:font-name="Open Sans" fo:font-size="12pt" officeooo:rsid="005b9d5e" officeooo:paragraph-rsid="005b9d5e" style:font-name-asian="Open Sans" style:font-size-asian="12pt" style:font-size-complex="12pt"/>
    </style:style>
    <style:style style:name="P45" style:family="paragraph" style:parent-style-name="Standard">
      <style:text-properties fo:color="#c9211e" style:font-name="Open Sans" fo:font-size="12pt" officeooo:rsid="006001f4" officeooo:paragraph-rsid="006001f4" style:font-name-asian="Open Sans" style:font-size-asian="12pt" style:font-size-complex="12pt"/>
    </style:style>
    <style:style style:name="P46" style:family="paragraph" style:parent-style-name="Standard">
      <style:text-properties fo:color="#c9211e" style:font-name="Open Sans" fo:font-size="12pt" officeooo:rsid="006486cd" officeooo:paragraph-rsid="006486cd" style:font-name-asian="Open Sans" style:font-size-asian="12pt" style:font-size-complex="12pt"/>
    </style:style>
    <style:style style:name="P47" style:family="paragraph" style:parent-style-name="Standard">
      <style:text-properties fo:color="#c9211e" style:font-name="Open Sans" fo:font-size="12pt" officeooo:rsid="006bbea5" officeooo:paragraph-rsid="006bbea5" style:font-name-asian="Open Sans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c9211e" style:font-name="Open Sans" fo:font-size="12pt" officeooo:rsid="006f54a7" officeooo:paragraph-rsid="006f54a7" style:font-name-asian="Open Sans" style:font-size-asian="12pt" style:font-size-complex="12pt"/>
    </style:style>
    <style:style style:name="P49" style:family="paragraph" style:parent-style-name="Standard">
      <style:text-properties fo:color="#c9211e" style:font-name="Open Sans" fo:font-size="12pt" officeooo:rsid="006f54a7" officeooo:paragraph-rsid="006f54a7" style:font-name-asian="Open Sans" style:font-size-asian="12pt" style:font-size-complex="12pt"/>
    </style:style>
    <style:style style:name="P50" style:family="paragraph" style:parent-style-name="Standard">
      <style:text-properties fo:color="#c9211e" officeooo:rsid="007509a1" officeooo:paragraph-rsid="007509a1"/>
    </style:style>
    <style:style style:name="P51" style:family="paragraph" style:parent-style-name="Standard">
      <style:text-properties fo:color="#ff0000" style:font-name="Open Sans" fo:font-size="12pt" officeooo:rsid="005b9d5e" officeooo:paragraph-rsid="005b9d5e" style:font-name-asian="Open Sans" style:font-size-asian="12pt" style:font-size-complex="12pt"/>
    </style:style>
    <style:style style:name="P52" style:family="paragraph" style:parent-style-name="Standard">
      <style:text-properties fo:color="#ff0000" style:font-name="Open Sans" fo:font-size="12pt" officeooo:rsid="006001f4" officeooo:paragraph-rsid="006001f4" style:font-name-asian="Open Sans" style:font-size-asian="12pt" style:font-size-complex="12pt"/>
    </style:style>
    <style:style style:name="P53" style:family="paragraph" style:parent-style-name="Standard">
      <style:text-properties fo:color="#ff0000" style:font-name="Open Sans" fo:font-size="12pt" officeooo:rsid="006004ee" officeooo:paragraph-rsid="006142d7" style:font-name-asian="Open Sans" style:font-size-asian="12pt" style:font-size-complex="12pt"/>
    </style:style>
    <style:style style:name="P54" style:family="paragraph" style:parent-style-name="Standard">
      <style:text-properties fo:color="#000000" style:font-name="Open Sans" fo:font-size="12pt" officeooo:rsid="0043452f" officeooo:paragraph-rsid="0043452f" style:font-name-asian="Open Sans" style:font-size-asian="12pt" style:font-size-complex="12pt"/>
    </style:style>
    <style:style style:name="P55" style:family="paragraph" style:parent-style-name="Standard">
      <style:text-properties fo:color="#000000" style:font-name="Open Sans" fo:font-size="12pt" officeooo:rsid="0047a714" officeooo:paragraph-rsid="0047a714" style:font-name-asian="Open Sans" style:font-size-asian="12pt" style:font-size-complex="12pt"/>
    </style:style>
    <style:style style:name="P56" style:family="paragraph" style:parent-style-name="Standard">
      <style:text-properties fo:color="#000000" style:font-name="Open Sans" fo:font-size="12pt" officeooo:rsid="0048da9f" officeooo:paragraph-rsid="0048da9f" style:font-name-asian="Open Sans" style:font-size-asian="12pt" style:font-size-complex="12pt"/>
    </style:style>
    <style:style style:name="P57" style:family="paragraph" style:parent-style-name="Standard">
      <style:text-properties fo:color="#000000" style:font-name="Open Sans" fo:font-size="12pt" officeooo:rsid="004aa181" officeooo:paragraph-rsid="004aa181" style:font-name-asian="Open Sans" style:font-size-asian="12pt" style:font-size-complex="12pt"/>
    </style:style>
    <style:style style:name="P58" style:family="paragraph" style:parent-style-name="Standard">
      <style:text-properties fo:color="#000000" style:font-name="Open Sans" fo:font-size="12pt" officeooo:rsid="00415266" officeooo:paragraph-rsid="00415266" style:font-name-asian="Open Sans" style:font-size-asian="12pt" style:font-size-complex="12pt"/>
    </style:style>
    <style:style style:name="P59" style:family="paragraph" style:parent-style-name="Standard">
      <style:text-properties fo:color="#000000" style:font-name="Open Sans" fo:font-size="12pt" officeooo:rsid="004ebb95" officeooo:paragraph-rsid="004ebb95" style:font-name-asian="Open Sans" style:font-size-asian="12pt" style:font-size-complex="12pt"/>
    </style:style>
    <style:style style:name="P60" style:family="paragraph" style:parent-style-name="Standard">
      <style:text-properties fo:color="#000000" style:font-name="Open Sans" fo:font-size="12pt" officeooo:rsid="005018da" officeooo:paragraph-rsid="005018da" style:font-name-asian="Open Sans" style:font-size-asian="12pt" style:font-size-complex="12pt"/>
    </style:style>
    <style:style style:name="P61" style:family="paragraph" style:parent-style-name="Standard">
      <style:text-properties fo:color="#000000" style:font-name="Open Sans" fo:font-size="12pt" officeooo:rsid="00539fb4" officeooo:paragraph-rsid="005018da" style:font-name-asian="Open Sans" style:font-size-asian="12pt" style:font-size-complex="12pt"/>
    </style:style>
    <style:style style:name="P62" style:family="paragraph" style:parent-style-name="Standard">
      <style:text-properties fo:color="#000000" style:font-name="Open Sans" fo:font-size="12pt" officeooo:rsid="0057dc22" officeooo:paragraph-rsid="0057dc22" style:font-name-asian="Open Sans" style:font-size-asian="12pt" style:font-size-complex="12pt"/>
    </style:style>
    <style:style style:name="P63" style:family="paragraph" style:parent-style-name="Standard">
      <style:text-properties fo:color="#000000" style:font-name="Open Sans" fo:font-size="12pt" officeooo:rsid="0058ee0e" officeooo:paragraph-rsid="0058ee0e" style:font-name-asian="Open Sans" style:font-size-asian="12pt" style:font-size-complex="12pt"/>
    </style:style>
    <style:style style:name="P64" style:family="paragraph" style:parent-style-name="Standard">
      <style:text-properties fo:color="#000000" style:font-name="Open Sans" fo:font-size="12pt" officeooo:rsid="005b9d5e" officeooo:paragraph-rsid="005b9d5e" style:font-name-asian="Open Sans" style:font-size-asian="12pt" style:font-size-complex="12pt"/>
    </style:style>
    <style:style style:name="P65" style:family="paragraph" style:parent-style-name="Standard">
      <style:text-properties fo:color="#000000" style:font-name="Open Sans" fo:font-size="12pt" officeooo:rsid="005e4e39" officeooo:paragraph-rsid="005e4e39" style:font-name-asian="Open Sans" style:font-size-asian="12pt" style:font-size-complex="12pt"/>
    </style:style>
    <style:style style:name="P66" style:family="paragraph" style:parent-style-name="Standard">
      <style:text-properties fo:color="#000000" style:font-name="Open Sans" fo:font-size="12pt" officeooo:rsid="005ec717" officeooo:paragraph-rsid="005ec717" style:font-name-asian="Open Sans" style:font-size-asian="12pt" style:font-size-complex="12pt"/>
    </style:style>
    <style:style style:name="P67" style:family="paragraph" style:parent-style-name="Standard">
      <style:text-properties fo:color="#000000" style:font-name="Open Sans" fo:font-size="12pt" officeooo:rsid="006001f4" officeooo:paragraph-rsid="006001f4" style:font-name-asian="Open Sans" style:font-size-asian="12pt" style:font-size-complex="12pt"/>
    </style:style>
    <style:style style:name="P68" style:family="paragraph" style:parent-style-name="Standard">
      <style:text-properties fo:color="#000000" style:font-name="Open Sans" fo:font-size="12pt" officeooo:rsid="006004ee" officeooo:paragraph-rsid="006004ee" style:font-name-asian="Open Sans" style:font-size-asian="12pt" style:font-size-complex="12pt"/>
    </style:style>
    <style:style style:name="P69" style:family="paragraph" style:parent-style-name="Standard">
      <style:text-properties fo:color="#000000" style:font-name="Open Sans" fo:font-size="12pt" officeooo:rsid="0064697b" officeooo:paragraph-rsid="0064697b" style:font-name-asian="Open Sans" style:font-size-asian="12pt" style:font-size-complex="12pt"/>
    </style:style>
    <style:style style:name="P70" style:family="paragraph" style:parent-style-name="Standard">
      <style:text-properties fo:color="#000000" style:font-name="Open Sans" fo:font-size="12pt" officeooo:rsid="0066648e" officeooo:paragraph-rsid="0066648e" style:font-name-asian="Open Sans" style:font-size-asian="12pt" style:font-size-complex="12pt"/>
    </style:style>
    <style:style style:name="P71" style:family="paragraph" style:parent-style-name="Standard">
      <style:text-properties fo:color="#000000" style:font-name="Open Sans" fo:font-size="12pt" officeooo:rsid="0067dc1d" officeooo:paragraph-rsid="0067dc1d" style:font-name-asian="Open Sans" style:font-size-asian="12pt" style:font-size-complex="12pt"/>
    </style:style>
    <style:style style:name="P72" style:family="paragraph" style:parent-style-name="Standard">
      <style:text-properties fo:color="#000000" style:font-name="Open Sans" fo:font-size="12pt" officeooo:rsid="00682588" officeooo:paragraph-rsid="00682588" style:font-name-asian="Open Sans" style:font-size-asian="12pt" style:font-size-complex="12pt"/>
    </style:style>
    <style:style style:name="P73" style:family="paragraph" style:parent-style-name="Standard">
      <style:text-properties fo:color="#000000" style:font-name="Open Sans" fo:font-size="12pt" officeooo:rsid="00691a9b" officeooo:paragraph-rsid="00682588" style:font-name-asian="Open Sans" style:font-size-asian="12pt" style:font-size-complex="12pt"/>
    </style:style>
    <style:style style:name="P74" style:family="paragraph" style:parent-style-name="Standard">
      <style:text-properties fo:color="#000000" style:font-name="Open Sans" fo:font-size="12pt" officeooo:rsid="00691a9b" officeooo:paragraph-rsid="00691a9b" style:font-name-asian="Open Sans" style:font-size-asian="12pt" style:font-size-complex="12pt"/>
    </style:style>
    <style:style style:name="P75" style:family="paragraph" style:parent-style-name="Standard">
      <style:text-properties fo:color="#000000" style:font-name="Open Sans" fo:font-size="12pt" officeooo:rsid="006a7072" officeooo:paragraph-rsid="006a7072" style:font-name-asian="Open Sans" style:font-size-asian="12pt" style:font-size-complex="12pt"/>
    </style:style>
    <style:style style:name="P76" style:family="paragraph" style:parent-style-name="Standard">
      <style:text-properties fo:color="#000000" style:font-name="Open Sans" fo:font-size="12pt" officeooo:rsid="006c31e7" officeooo:paragraph-rsid="006c31e7" style:font-name-asian="Open Sans" style:font-size-asian="12pt" style:font-size-complex="12pt"/>
    </style:style>
    <style:style style:name="P77" style:family="paragraph" style:parent-style-name="Standard">
      <style:text-properties fo:color="#000000" style:font-name="Open Sans" fo:font-size="12pt" officeooo:rsid="006df2d0" officeooo:paragraph-rsid="006df2d0" style:font-name-asian="Open Sans" style:font-size-asian="12pt" style:font-size-complex="12pt"/>
    </style:style>
    <style:style style:name="P78" style:family="paragraph" style:parent-style-name="Standard">
      <style:text-properties fo:color="#000000" style:font-name="Open Sans" fo:font-size="12pt" officeooo:rsid="006ee8fd" officeooo:paragraph-rsid="006ee8fd" style:font-name-asian="Open Sans" style:font-size-asian="12pt" style:font-size-complex="12pt"/>
    </style:style>
    <style:style style:name="P79" style:family="paragraph" style:parent-style-name="Standard">
      <style:text-properties fo:color="#000000" style:font-name="Open Sans" fo:font-size="12pt" officeooo:rsid="006f54a7" officeooo:paragraph-rsid="006f54a7" style:font-name-asian="Open Sans" style:font-size-asian="12pt" style:font-size-complex="12pt"/>
    </style:style>
    <style:style style:name="P80" style:family="paragraph" style:parent-style-name="Standard">
      <style:text-properties fo:color="#000000" style:font-name="Open Sans" fo:font-size="12pt" officeooo:rsid="00742054" officeooo:paragraph-rsid="00742054" style:font-name-asian="Open Sans" style:font-size-asian="12pt" style:font-size-complex="12pt"/>
    </style:style>
    <style:style style:name="P81" style:family="paragraph" style:parent-style-name="Standard">
      <style:text-properties fo:color="#000000" style:font-name="Open Sans" fo:font-size="12pt" officeooo:rsid="0074b69a" officeooo:paragraph-rsid="0074b69a" style:font-name-asian="Open Sans" style:font-size-asian="12pt" style:font-size-complex="12pt"/>
    </style:style>
    <style:style style:name="P82" style:family="paragraph" style:parent-style-name="Standard">
      <style:text-properties fo:color="#000000" style:font-name="Open Sans" fo:font-size="12pt" officeooo:rsid="0074fd28" officeooo:paragraph-rsid="0074fd28" style:font-name-asian="Open Sans" style:font-size-asian="12pt" style:font-size-complex="12pt"/>
    </style:style>
    <style:style style:name="P83" style:family="paragraph" style:parent-style-name="Standard">
      <style:text-properties fo:color="#000000" officeooo:rsid="00d1c164" officeooo:paragraph-rsid="00d1c164"/>
    </style:style>
    <style:style style:name="P84" style:family="paragraph" style:parent-style-name="Standard">
      <style:text-properties fo:color="#000000" officeooo:rsid="00d2d9e8" officeooo:paragraph-rsid="00d2d9e8"/>
    </style:style>
    <style:style style:name="P85" style:family="paragraph" style:parent-style-name="Standard">
      <style:text-properties fo:color="#000000" officeooo:rsid="00d511b0" officeooo:paragraph-rsid="00d511b0"/>
    </style:style>
    <style:style style:name="P86" style:family="paragraph" style:parent-style-name="Standard">
      <style:text-properties fo:color="#000000" officeooo:rsid="00d6325f" officeooo:paragraph-rsid="00d6325f"/>
    </style:style>
    <style:style style:name="P87" style:family="paragraph" style:parent-style-name="Standard">
      <style:text-properties fo:color="#000000" officeooo:rsid="00d6f0b8" officeooo:paragraph-rsid="00d6f0b8"/>
    </style:style>
    <style:style style:name="P88" style:family="paragraph" style:parent-style-name="Standard">
      <style:text-properties fo:color="#000000" officeooo:rsid="00d8cc8a" officeooo:paragraph-rsid="00d8cc8a"/>
    </style:style>
    <style:style style:name="P89" style:family="paragraph" style:parent-style-name="Standard">
      <style:text-properties officeooo:rsid="007509a1" officeooo:paragraph-rsid="007509a1"/>
    </style:style>
    <style:style style:name="P90" style:family="paragraph" style:parent-style-name="Standard">
      <style:text-properties officeooo:rsid="0076c865" officeooo:paragraph-rsid="0076c865"/>
    </style:style>
    <style:style style:name="P91" style:family="paragraph" style:parent-style-name="Standard">
      <style:text-properties officeooo:rsid="007833b4" officeooo:paragraph-rsid="007833b4"/>
    </style:style>
    <style:style style:name="P92" style:family="paragraph" style:parent-style-name="Standard">
      <style:text-properties officeooo:rsid="007833b4" officeooo:paragraph-rsid="007974b8"/>
    </style:style>
    <style:style style:name="P93" style:family="paragraph" style:parent-style-name="Standard">
      <style:text-properties officeooo:rsid="007833b4" officeooo:paragraph-rsid="007a4245"/>
    </style:style>
    <style:style style:name="P94" style:family="paragraph" style:parent-style-name="Standard">
      <style:text-properties officeooo:rsid="007833b4" officeooo:paragraph-rsid="007c835a"/>
    </style:style>
    <style:style style:name="P95" style:family="paragraph" style:parent-style-name="Standard">
      <style:text-properties officeooo:rsid="007974b8" officeooo:paragraph-rsid="007974b8"/>
    </style:style>
    <style:style style:name="P96" style:family="paragraph" style:parent-style-name="Standard">
      <style:text-properties officeooo:rsid="007974b8" officeooo:paragraph-rsid="007a4245"/>
    </style:style>
    <style:style style:name="P97" style:family="paragraph" style:parent-style-name="Standard">
      <style:text-properties officeooo:rsid="007a4245" officeooo:paragraph-rsid="007a4245"/>
    </style:style>
    <style:style style:name="P98" style:family="paragraph" style:parent-style-name="Standard">
      <style:text-properties officeooo:rsid="007c835a" officeooo:paragraph-rsid="007c835a"/>
    </style:style>
    <style:style style:name="P99" style:family="paragraph" style:parent-style-name="Standard">
      <style:text-properties officeooo:rsid="007fe7f6" officeooo:paragraph-rsid="007fe7f6"/>
    </style:style>
    <style:style style:name="P100" style:family="paragraph" style:parent-style-name="Standard">
      <style:text-properties officeooo:rsid="00800048" officeooo:paragraph-rsid="00800048"/>
    </style:style>
    <style:style style:name="P101" style:family="paragraph" style:parent-style-name="Standard">
      <style:text-properties officeooo:rsid="008247f1" officeooo:paragraph-rsid="008247f1"/>
    </style:style>
    <style:style style:name="P102" style:family="paragraph" style:parent-style-name="Standard">
      <style:text-properties officeooo:rsid="00837d71" officeooo:paragraph-rsid="00837d71"/>
    </style:style>
    <style:style style:name="P103" style:family="paragraph" style:parent-style-name="Standard">
      <style:text-properties officeooo:rsid="0084d4f7" officeooo:paragraph-rsid="0084d4f7"/>
    </style:style>
    <style:style style:name="P104" style:family="paragraph" style:parent-style-name="Standard">
      <style:text-properties officeooo:rsid="008920d7" officeooo:paragraph-rsid="008920d7"/>
    </style:style>
    <style:style style:name="P105" style:family="paragraph" style:parent-style-name="Standard">
      <style:text-properties officeooo:rsid="008a727e" officeooo:paragraph-rsid="008a727e"/>
    </style:style>
    <style:style style:name="P106" style:family="paragraph" style:parent-style-name="Standard">
      <style:text-properties officeooo:rsid="008aeaa4" officeooo:paragraph-rsid="008aeaa4"/>
    </style:style>
    <style:style style:name="P107" style:family="paragraph" style:parent-style-name="Standard">
      <style:text-properties officeooo:rsid="008afacf" officeooo:paragraph-rsid="008afacf"/>
    </style:style>
    <style:style style:name="P108" style:family="paragraph" style:parent-style-name="Standard">
      <style:text-properties officeooo:rsid="008c0709" officeooo:paragraph-rsid="008c0709"/>
    </style:style>
    <style:style style:name="P109" style:family="paragraph" style:parent-style-name="Standard">
      <style:text-properties officeooo:rsid="008d3dee" officeooo:paragraph-rsid="008d3dee"/>
    </style:style>
    <style:style style:name="P110" style:family="paragraph" style:parent-style-name="Standard">
      <style:text-properties officeooo:rsid="009100fc" officeooo:paragraph-rsid="009100fc"/>
    </style:style>
    <style:style style:name="P111" style:family="paragraph" style:parent-style-name="Standard">
      <style:text-properties officeooo:rsid="009148c8" officeooo:paragraph-rsid="009148c8"/>
    </style:style>
    <style:style style:name="P112" style:family="paragraph" style:parent-style-name="Standard">
      <style:text-properties officeooo:rsid="00925e15" officeooo:paragraph-rsid="00925e15"/>
    </style:style>
    <style:style style:name="P113" style:family="paragraph" style:parent-style-name="Standard">
      <style:text-properties officeooo:rsid="0093ff17" officeooo:paragraph-rsid="0093ff17"/>
    </style:style>
    <style:style style:name="P114" style:family="paragraph" style:parent-style-name="Standard">
      <style:text-properties officeooo:rsid="00946b71" officeooo:paragraph-rsid="00946b71"/>
    </style:style>
    <style:style style:name="P115" style:family="paragraph" style:parent-style-name="Standard">
      <style:text-properties officeooo:rsid="00996399" officeooo:paragraph-rsid="00996399"/>
    </style:style>
    <style:style style:name="P116" style:family="paragraph" style:parent-style-name="Standard">
      <style:text-properties officeooo:rsid="009e3025" officeooo:paragraph-rsid="009e3025"/>
    </style:style>
    <style:style style:name="P117" style:family="paragraph" style:parent-style-name="Standard">
      <style:text-properties officeooo:rsid="00a0e48d" officeooo:paragraph-rsid="00a0e48d"/>
    </style:style>
    <style:style style:name="P118" style:family="paragraph" style:parent-style-name="Standard">
      <style:text-properties officeooo:rsid="00a2a629" officeooo:paragraph-rsid="00a2a629"/>
    </style:style>
    <style:style style:name="P119" style:family="paragraph" style:parent-style-name="Standard">
      <style:text-properties officeooo:rsid="00a58a00" officeooo:paragraph-rsid="00a58a00"/>
    </style:style>
    <style:style style:name="P120" style:family="paragraph" style:parent-style-name="Standard">
      <style:text-properties officeooo:rsid="00a7eb1d" officeooo:paragraph-rsid="00a7eb1d"/>
    </style:style>
    <style:style style:name="P121" style:family="paragraph" style:parent-style-name="Standard">
      <style:text-properties officeooo:rsid="00a89d44" officeooo:paragraph-rsid="00a89d44"/>
    </style:style>
    <style:style style:name="P122" style:family="paragraph" style:parent-style-name="Standard">
      <style:text-properties officeooo:rsid="00aa5f01" officeooo:paragraph-rsid="00aa5f01"/>
    </style:style>
    <style:style style:name="P123" style:family="paragraph" style:parent-style-name="Standard">
      <style:text-properties officeooo:rsid="00ab5b37" officeooo:paragraph-rsid="00ab5b37"/>
    </style:style>
    <style:style style:name="P124" style:family="paragraph" style:parent-style-name="Standard">
      <style:text-properties officeooo:paragraph-rsid="00ab5b37"/>
    </style:style>
    <style:style style:name="P125" style:family="paragraph" style:parent-style-name="Standard">
      <style:text-properties officeooo:rsid="00accd70" officeooo:paragraph-rsid="00accd70"/>
    </style:style>
    <style:style style:name="P126" style:family="paragraph" style:parent-style-name="Standard">
      <style:text-properties officeooo:rsid="00ad240a" officeooo:paragraph-rsid="00ad240a"/>
    </style:style>
    <style:style style:name="P127" style:family="paragraph" style:parent-style-name="Standard">
      <style:text-properties officeooo:rsid="00b01a3e" officeooo:paragraph-rsid="00b01a3e"/>
    </style:style>
    <style:style style:name="P128" style:family="paragraph" style:parent-style-name="Standard">
      <style:text-properties officeooo:rsid="00b1efbb" officeooo:paragraph-rsid="00b1efbb"/>
    </style:style>
    <style:style style:name="P129" style:family="paragraph" style:parent-style-name="Standard">
      <style:text-properties officeooo:rsid="00b3cb3e" officeooo:paragraph-rsid="00b3cb3e"/>
    </style:style>
    <style:style style:name="P130" style:family="paragraph" style:parent-style-name="Standard">
      <style:text-properties officeooo:rsid="00b5732e" officeooo:paragraph-rsid="00b5732e"/>
    </style:style>
    <style:style style:name="P131" style:family="paragraph" style:parent-style-name="Standard">
      <style:text-properties officeooo:rsid="00b7043c" officeooo:paragraph-rsid="00b7043c"/>
    </style:style>
    <style:style style:name="P132" style:family="paragraph" style:parent-style-name="Standard">
      <style:text-properties officeooo:rsid="00b8684e" officeooo:paragraph-rsid="00b8684e"/>
    </style:style>
    <style:style style:name="P133" style:family="paragraph" style:parent-style-name="Standard">
      <style:text-properties officeooo:rsid="00bb481e" officeooo:paragraph-rsid="00bb481e"/>
    </style:style>
    <style:style style:name="P134" style:family="paragraph" style:parent-style-name="Standard">
      <style:text-properties officeooo:rsid="00bbb9cf" officeooo:paragraph-rsid="00bbb9cf"/>
    </style:style>
    <style:style style:name="P135" style:family="paragraph" style:parent-style-name="Standard">
      <style:text-properties officeooo:rsid="00bc2871" officeooo:paragraph-rsid="00bc2871"/>
    </style:style>
    <style:style style:name="P136" style:family="paragraph" style:parent-style-name="Standard">
      <style:text-properties officeooo:rsid="00be5c42" officeooo:paragraph-rsid="00be5c42"/>
    </style:style>
    <style:style style:name="P137" style:family="paragraph" style:parent-style-name="Standard">
      <style:text-properties officeooo:rsid="00bff5da" officeooo:paragraph-rsid="00bff5da"/>
    </style:style>
    <style:style style:name="P138" style:family="paragraph" style:parent-style-name="Standard">
      <style:text-properties officeooo:rsid="00c2c7f7" officeooo:paragraph-rsid="00c2c7f7"/>
    </style:style>
    <style:style style:name="P139" style:family="paragraph" style:parent-style-name="Standard">
      <style:text-properties officeooo:rsid="00c63834" officeooo:paragraph-rsid="00c63834"/>
    </style:style>
    <style:style style:name="P140" style:family="paragraph" style:parent-style-name="Standard">
      <style:text-properties officeooo:rsid="00c63834" officeooo:paragraph-rsid="00ce1416"/>
    </style:style>
    <style:style style:name="P141" style:family="paragraph" style:parent-style-name="Standard">
      <style:text-properties officeooo:rsid="00c65bf3" officeooo:paragraph-rsid="00c65bf3"/>
    </style:style>
    <style:style style:name="P142" style:family="paragraph" style:parent-style-name="Standard">
      <style:text-properties officeooo:rsid="00c98594" officeooo:paragraph-rsid="00c98594"/>
    </style:style>
    <style:style style:name="P143" style:family="paragraph" style:parent-style-name="Standard">
      <style:text-properties officeooo:rsid="00cb63ad" officeooo:paragraph-rsid="00cb63ad"/>
    </style:style>
    <style:style style:name="P144" style:family="paragraph" style:parent-style-name="Standard">
      <style:text-properties fo:color="#bf0041" officeooo:rsid="00cd2f4c" officeooo:paragraph-rsid="00cd2f4c"/>
    </style:style>
    <style:style style:name="P145" style:family="paragraph" style:parent-style-name="Standard">
      <style:text-properties fo:color="#bf0041" officeooo:rsid="00ce1416" officeooo:paragraph-rsid="00ce1416"/>
    </style:style>
    <style:style style:name="P146" style:family="paragraph" style:parent-style-name="Standard">
      <style:text-properties fo:color="#bf0041" officeooo:paragraph-rsid="00d511b0"/>
    </style:style>
    <style:style style:name="P147" style:family="paragraph" style:parent-style-name="Standard">
      <style:text-properties fo:color="#bf0041" officeooo:rsid="00dbdee4" officeooo:paragraph-rsid="00dbdee4"/>
    </style:style>
    <style:style style:name="P148" style:family="paragraph" style:parent-style-name="Standard">
      <style:text-properties fo:color="#bf0041" officeooo:rsid="00d8cc8a" officeooo:paragraph-rsid="00d8cc8a"/>
    </style:style>
    <style:style style:name="P149" style:family="paragraph" style:parent-style-name="Standard">
      <style:text-properties fo:color="#bf0041" officeooo:rsid="00d8cc8a" officeooo:paragraph-rsid="00e59f00"/>
    </style:style>
    <style:style style:name="P150" style:family="paragraph" style:parent-style-name="Standard">
      <style:text-properties fo:color="#bf0041" officeooo:rsid="00d511b0" officeooo:paragraph-rsid="00d511b0"/>
    </style:style>
    <style:style style:name="P151" style:family="paragraph" style:parent-style-name="Subtitle">
      <style:paragraph-properties fo:text-align="start" style:justify-single-word="false"/>
    </style:style>
    <style:style style:name="P152" style:family="paragraph" style:parent-style-name="Table_20_Contents">
      <style:paragraph-properties fo:text-align="center" style:justify-single-word="false"/>
      <style:text-properties style:font-name="Open Sans" fo:font-size="12pt" style:font-name-asian="Open Sans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Open Sans" fo:font-size="12pt" officeooo:paragraph-rsid="000b5d6a" style:font-name-asian="Open Sans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Open Sans" fo:font-size="12pt" officeooo:paragraph-rsid="0010582e" style:font-name-asian="Open Sans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font-name="Open Sans" fo:font-size="12pt" officeooo:paragraph-rsid="001166b7" style:font-name-asian="Open Sans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0b5d6a" style:font-name-asian="Open Sans" style:font-size-asian="12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0582e" style:font-name-asian="Open Sans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style:font-name="Open Sans" fo:font-size="12pt" officeooo:rsid="000b5d6a" officeooo:paragraph-rsid="001166b7" style:font-name-asian="Open Sans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style:font-name="Open Sans" fo:font-size="12pt" officeooo:rsid="000bca09" officeooo:paragraph-rsid="000bca09" style:font-name-asian="Open Sans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Open Sans" fo:font-size="12pt" officeooo:rsid="000cc62f" officeooo:paragraph-rsid="000cc62f" style:font-name-asian="Open Sans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Open Sans" fo:font-size="12pt" officeooo:rsid="000ec149" officeooo:paragraph-rsid="000ec149" style:font-name-asian="Open Sans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Open Sans" fo:font-size="12pt" officeooo:rsid="0010de97" officeooo:paragraph-rsid="0010de97" style:font-name-asian="Open Sans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Open Sans" fo:font-size="12pt" officeooo:rsid="001166b7" officeooo:paragraph-rsid="001166b7" style:font-name-asian="Open Sans" style:font-size-asian="12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Open Sans" officeooo:rsid="0013ae2f" officeooo:paragraph-rsid="0013ae2f" style:font-name-asian="Open Sans"/>
    </style:style>
    <style:style style:name="P165" style:family="paragraph" style:parent-style-name="Table_20_Contents">
      <style:paragraph-properties fo:text-align="center" style:justify-single-word="false"/>
      <style:text-properties style:font-name="Open Sans" style:font-name-asian="Open Sans"/>
    </style:style>
    <style:style style:name="P166" style:family="paragraph" style:parent-style-name="Table_20_Contents">
      <style:paragraph-properties fo:text-align="center" style:justify-single-word="false"/>
      <style:text-properties officeooo:rsid="008247f1" officeooo:paragraph-rsid="008247f1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  <style:text-properties officeooo:paragraph-rsid="00bc2871"/>
    </style:style>
    <style:style style:name="P169" style:family="paragraph" style:parent-style-name="Table_20_Contents">
      <style:paragraph-properties fo:text-align="center" style:justify-single-word="false"/>
      <style:text-properties officeooo:rsid="00837d71" officeooo:paragraph-rsid="00837d71"/>
    </style:style>
    <style:style style:name="P170" style:family="paragraph" style:parent-style-name="Table_20_Contents">
      <style:paragraph-properties fo:text-align="center" style:justify-single-word="false"/>
      <style:text-properties officeooo:rsid="0084d4f7" officeooo:paragraph-rsid="0084d4f7"/>
    </style:style>
    <style:style style:name="P171" style:family="paragraph" style:parent-style-name="Table_20_Contents">
      <style:paragraph-properties fo:text-align="center" style:justify-single-word="false"/>
      <style:text-properties fo:color="#c9211e" officeooo:rsid="00872e18" officeooo:paragraph-rsid="00872e18"/>
    </style:style>
    <style:style style:name="P172" style:family="paragraph" style:parent-style-name="Table_20_Contents">
      <style:paragraph-properties fo:text-align="center" style:justify-single-word="false"/>
      <style:text-properties officeooo:rsid="008920d7" officeooo:paragraph-rsid="008920d7"/>
    </style:style>
    <style:style style:name="P173" style:family="paragraph" style:parent-style-name="Table_20_Contents">
      <style:paragraph-properties fo:text-align="center" style:justify-single-word="false"/>
      <style:text-properties officeooo:rsid="008a727e" officeooo:paragraph-rsid="008a727e"/>
    </style:style>
    <style:style style:name="P174" style:family="paragraph" style:parent-style-name="Table_20_Contents">
      <style:paragraph-properties fo:text-align="center" style:justify-single-word="false"/>
      <style:text-properties officeooo:rsid="008aeaa4" officeooo:paragraph-rsid="008aeaa4"/>
    </style:style>
    <style:style style:name="P175" style:family="paragraph" style:parent-style-name="Table_20_Contents">
      <style:paragraph-properties fo:text-align="center" style:justify-single-word="false"/>
      <style:text-properties officeooo:rsid="008afacf" officeooo:paragraph-rsid="008afacf"/>
    </style:style>
    <style:style style:name="P176" style:family="paragraph" style:parent-style-name="Table_20_Contents">
      <style:paragraph-properties fo:text-align="center" style:justify-single-word="false"/>
      <style:text-properties officeooo:rsid="008c2852" officeooo:paragraph-rsid="008c2852"/>
    </style:style>
    <style:style style:name="P177" style:family="paragraph" style:parent-style-name="Table_20_Contents">
      <style:paragraph-properties fo:text-align="center" style:justify-single-word="false"/>
      <style:text-properties officeooo:rsid="008e0542" officeooo:paragraph-rsid="008e0542"/>
    </style:style>
    <style:style style:name="P178" style:family="paragraph" style:parent-style-name="Table_20_Contents">
      <style:paragraph-properties fo:text-align="center" style:justify-single-word="false"/>
      <style:text-properties officeooo:rsid="009148c8" officeooo:paragraph-rsid="009148c8"/>
    </style:style>
    <style:style style:name="P179" style:family="paragraph" style:parent-style-name="Table_20_Contents">
      <style:paragraph-properties fo:text-align="center" style:justify-single-word="false"/>
      <style:text-properties officeooo:rsid="00925e15" officeooo:paragraph-rsid="00925e15"/>
    </style:style>
    <style:style style:name="P180" style:family="paragraph" style:parent-style-name="Table_20_Contents">
      <style:paragraph-properties fo:text-align="center" style:justify-single-word="false"/>
      <style:text-properties officeooo:rsid="0093af50" officeooo:paragraph-rsid="0093af50"/>
    </style:style>
    <style:style style:name="P181" style:family="paragraph" style:parent-style-name="Table_20_Contents">
      <style:paragraph-properties fo:text-align="center" style:justify-single-word="false"/>
      <style:text-properties officeooo:rsid="0093ff17" officeooo:paragraph-rsid="0093ff17"/>
    </style:style>
    <style:style style:name="P182" style:family="paragraph" style:parent-style-name="Table_20_Contents">
      <style:paragraph-properties fo:text-align="center" style:justify-single-word="false"/>
      <style:text-properties officeooo:rsid="00944312" officeooo:paragraph-rsid="00944312"/>
    </style:style>
    <style:style style:name="P183" style:family="paragraph" style:parent-style-name="Table_20_Contents">
      <style:paragraph-properties fo:text-align="center" style:justify-single-word="false"/>
      <style:text-properties officeooo:rsid="00966276" officeooo:paragraph-rsid="00966276"/>
    </style:style>
    <style:style style:name="P184" style:family="paragraph" style:parent-style-name="Table_20_Contents">
      <style:paragraph-properties fo:text-align="center" style:justify-single-word="false"/>
      <style:text-properties officeooo:rsid="0097dee1" officeooo:paragraph-rsid="0097dee1"/>
    </style:style>
    <style:style style:name="P185" style:family="paragraph" style:parent-style-name="Table_20_Contents">
      <style:paragraph-properties fo:text-align="center" style:justify-single-word="false"/>
      <style:text-properties officeooo:rsid="00996399" officeooo:paragraph-rsid="00996399"/>
    </style:style>
    <style:style style:name="P186" style:family="paragraph" style:parent-style-name="Table_20_Contents">
      <style:paragraph-properties fo:text-align="center" style:justify-single-word="false"/>
      <style:text-properties officeooo:rsid="009a878f" officeooo:paragraph-rsid="009a878f"/>
    </style:style>
    <style:style style:name="P187" style:family="paragraph" style:parent-style-name="Table_20_Contents">
      <style:paragraph-properties fo:text-align="center" style:justify-single-word="false"/>
      <style:text-properties fo:color="#bf0041" officeooo:rsid="009148c8" officeooo:paragraph-rsid="009148c8"/>
    </style:style>
    <style:style style:name="P188" style:family="paragraph" style:parent-style-name="Table_20_Contents">
      <style:paragraph-properties fo:text-align="center" style:justify-single-word="false"/>
      <style:text-properties fo:color="#bf0041" officeooo:rsid="009becf3" officeooo:paragraph-rsid="009becf3"/>
    </style:style>
    <style:style style:name="P189" style:family="paragraph" style:parent-style-name="Table_20_Contents">
      <style:paragraph-properties fo:text-align="center" style:justify-single-word="false"/>
      <style:text-properties fo:color="#bf0041" officeooo:rsid="009dd1a1" officeooo:paragraph-rsid="009dd1a1"/>
    </style:style>
    <style:style style:name="P190" style:family="paragraph" style:parent-style-name="Table_20_Contents">
      <style:paragraph-properties fo:text-align="center" style:justify-single-word="false"/>
      <style:text-properties officeooo:rsid="00a0e48d" officeooo:paragraph-rsid="00a0e48d"/>
    </style:style>
    <style:style style:name="P191" style:family="paragraph" style:parent-style-name="Table_20_Contents">
      <style:paragraph-properties fo:text-align="center" style:justify-single-word="false"/>
      <style:text-properties officeooo:rsid="00a49141" officeooo:paragraph-rsid="00a49141"/>
    </style:style>
    <style:style style:name="P192" style:family="paragraph" style:parent-style-name="Table_20_Contents">
      <style:paragraph-properties fo:text-align="center" style:justify-single-word="false"/>
      <style:text-properties officeooo:rsid="00a6c954" officeooo:paragraph-rsid="00a6c954"/>
    </style:style>
    <style:style style:name="P193" style:family="paragraph" style:parent-style-name="Table_20_Contents">
      <style:paragraph-properties fo:text-align="center" style:justify-single-word="false"/>
      <style:text-properties officeooo:rsid="00a7eb1d" officeooo:paragraph-rsid="00a7eb1d"/>
    </style:style>
    <style:style style:name="P194" style:family="paragraph" style:parent-style-name="Table_20_Contents">
      <style:paragraph-properties fo:text-align="center" style:justify-single-word="false"/>
      <style:text-properties officeooo:rsid="00a86801" officeooo:paragraph-rsid="00a86801"/>
    </style:style>
    <style:style style:name="P195" style:family="paragraph" style:parent-style-name="Table_20_Contents">
      <style:paragraph-properties fo:text-align="center" style:justify-single-word="false"/>
      <style:text-properties officeooo:rsid="00a90459" officeooo:paragraph-rsid="00a90459"/>
    </style:style>
    <style:style style:name="P196" style:family="paragraph" style:parent-style-name="Table_20_Contents">
      <style:paragraph-properties fo:text-align="center" style:justify-single-word="false"/>
      <style:text-properties officeooo:rsid="00aa5f01" officeooo:paragraph-rsid="00aa5f01"/>
    </style:style>
    <style:style style:name="P197" style:family="paragraph" style:parent-style-name="Table_20_Contents">
      <style:paragraph-properties fo:text-align="center" style:justify-single-word="false"/>
      <style:text-properties officeooo:rsid="00abb441" officeooo:paragraph-rsid="00abb441"/>
    </style:style>
    <style:style style:name="P198" style:family="paragraph" style:parent-style-name="Table_20_Contents">
      <style:paragraph-properties fo:text-align="center" style:justify-single-word="false"/>
      <style:text-properties officeooo:rsid="00accd70" officeooo:paragraph-rsid="00accd70"/>
    </style:style>
    <style:style style:name="P199" style:family="paragraph" style:parent-style-name="Table_20_Contents">
      <style:paragraph-properties fo:text-align="center" style:justify-single-word="false"/>
      <style:text-properties officeooo:rsid="00accd70" officeooo:paragraph-rsid="00aef7ec"/>
    </style:style>
    <style:style style:name="P200" style:family="paragraph" style:parent-style-name="Table_20_Contents">
      <style:paragraph-properties fo:text-align="center" style:justify-single-word="false"/>
      <style:text-properties officeooo:rsid="00aef7ec" officeooo:paragraph-rsid="00aef7ec"/>
    </style:style>
    <style:style style:name="P201" style:family="paragraph" style:parent-style-name="Table_20_Contents">
      <style:paragraph-properties fo:text-align="center" style:justify-single-word="false"/>
      <style:text-properties officeooo:rsid="00b01a3e" officeooo:paragraph-rsid="00b01a3e"/>
    </style:style>
    <style:style style:name="P202" style:family="paragraph" style:parent-style-name="Table_20_Contents">
      <style:paragraph-properties fo:text-align="center" style:justify-single-word="false"/>
      <style:text-properties officeooo:rsid="00b3cb3e" officeooo:paragraph-rsid="00b3cb3e"/>
    </style:style>
    <style:style style:name="P203" style:family="paragraph" style:parent-style-name="Table_20_Contents">
      <style:paragraph-properties fo:text-align="center" style:justify-single-word="false"/>
      <style:text-properties officeooo:rsid="00b5732e" officeooo:paragraph-rsid="00b5732e"/>
    </style:style>
    <style:style style:name="P204" style:family="paragraph" style:parent-style-name="Table_20_Contents">
      <style:paragraph-properties fo:text-align="center" style:justify-single-word="false"/>
      <style:text-properties officeooo:rsid="00b75590" officeooo:paragraph-rsid="00b75590"/>
    </style:style>
    <style:style style:name="P205" style:family="paragraph" style:parent-style-name="Table_20_Contents">
      <style:paragraph-properties fo:text-align="center" style:justify-single-word="false"/>
      <style:text-properties officeooo:rsid="00b8b99b" officeooo:paragraph-rsid="00b8b99b"/>
    </style:style>
    <style:style style:name="P206" style:family="paragraph" style:parent-style-name="Table_20_Contents">
      <style:paragraph-properties fo:text-align="center" style:justify-single-word="false"/>
      <style:text-properties officeooo:rsid="00bb481e" officeooo:paragraph-rsid="00bb481e"/>
    </style:style>
    <style:style style:name="P207" style:family="paragraph" style:parent-style-name="Table_20_Contents">
      <style:paragraph-properties fo:text-align="center" style:justify-single-word="false"/>
      <style:text-properties officeooo:rsid="00bc2871" officeooo:paragraph-rsid="00bc2871"/>
    </style:style>
    <style:style style:name="P208" style:family="paragraph" style:parent-style-name="Table_20_Contents">
      <style:paragraph-properties fo:text-align="center" style:justify-single-word="false"/>
      <style:text-properties officeooo:rsid="00bd554d" officeooo:paragraph-rsid="00bd554d"/>
    </style:style>
    <style:style style:name="P209" style:family="paragraph" style:parent-style-name="Table_20_Contents">
      <style:paragraph-properties fo:text-align="center" style:justify-single-word="false"/>
      <style:text-properties officeooo:rsid="00be5c42" officeooo:paragraph-rsid="00be5c42"/>
    </style:style>
    <style:style style:name="P210" style:family="paragraph" style:parent-style-name="Table_20_Contents">
      <style:paragraph-properties fo:text-align="center" style:justify-single-word="false"/>
      <style:text-properties officeooo:rsid="00c06822" officeooo:paragraph-rsid="00c06822"/>
    </style:style>
    <style:style style:name="P211" style:family="paragraph" style:parent-style-name="Table_20_Contents">
      <style:paragraph-properties fo:text-align="center" style:justify-single-word="false"/>
      <style:text-properties officeooo:rsid="00c12534" officeooo:paragraph-rsid="00c12534"/>
    </style:style>
    <style:style style:name="P212" style:family="paragraph" style:parent-style-name="Table_20_Contents">
      <style:paragraph-properties fo:text-align="center" style:justify-single-word="false"/>
      <style:text-properties officeooo:rsid="00c47967" officeooo:paragraph-rsid="00c47967"/>
    </style:style>
    <style:style style:name="P213" style:family="paragraph" style:parent-style-name="Table_20_Contents">
      <style:paragraph-properties fo:text-align="center" style:justify-single-word="false"/>
      <style:text-properties officeooo:rsid="00c63834" officeooo:paragraph-rsid="00c63834"/>
    </style:style>
    <style:style style:name="P214" style:family="paragraph" style:parent-style-name="Table_20_Contents">
      <style:paragraph-properties fo:text-align="center" style:justify-single-word="false"/>
      <style:text-properties officeooo:rsid="00c65bf3" officeooo:paragraph-rsid="00c65bf3"/>
    </style:style>
    <style:style style:name="P215" style:family="paragraph" style:parent-style-name="Table_20_Contents">
      <style:paragraph-properties fo:text-align="center" style:justify-single-word="false"/>
      <style:text-properties officeooo:rsid="00c82185" officeooo:paragraph-rsid="00c82185"/>
    </style:style>
    <style:style style:name="P216" style:family="paragraph" style:parent-style-name="Text_20_body">
      <style:text-properties style:font-name="Open Sans" fo:font-size="12pt" officeooo:rsid="0004ae4f" officeooo:paragraph-rsid="0004ae4f" style:font-name-asian="Open Sans" style:font-size-asian="12pt" style:font-size-complex="12pt"/>
    </style:style>
    <style:style style:name="P217" style:family="paragraph" style:parent-style-name="Text_20_body">
      <style:text-properties style:font-name="Open Sans" fo:font-size="12pt" officeooo:rsid="0004ae4f" officeooo:paragraph-rsid="000b5d6a" style:font-name-asian="Open Sans" style:font-size-asian="12pt" style:font-size-complex="12pt"/>
    </style:style>
    <style:style style:name="P218" style:family="paragraph" style:parent-style-name="Text_20_body">
      <style:text-properties style:font-name="Open Sans" fo:font-size="12pt" officeooo:rsid="0004ae4f" officeooo:paragraph-rsid="0012a36b" style:font-name-asian="Open Sans" style:font-size-asian="12pt" style:font-size-complex="12pt"/>
    </style:style>
    <style:style style:name="P219" style:family="paragraph" style:parent-style-name="Text_20_body">
      <style:text-properties style:font-name="Open Sans" fo:font-size="12pt" officeooo:rsid="0004ae4f" officeooo:paragraph-rsid="0012a36b" fo:background-color="#333333" style:font-name-asian="Open Sans" style:font-size-asian="12pt" style:font-size-complex="12pt"/>
    </style:style>
    <style:style style:name="P220" style:family="paragraph" style:parent-style-name="Text_20_body">
      <style:text-properties style:font-name="Open Sans" fo:font-size="12pt" fo:background-color="#000000" style:font-name-asian="Open Sans" style:font-size-asian="12pt" style:font-size-complex="12pt"/>
    </style:style>
    <style:style style:name="P221" style:family="paragraph" style:parent-style-name="Text_20_body">
      <style:text-properties style:font-name="Open Sans" style:font-name-asian="Open Sans"/>
    </style:style>
    <style:style style:name="P222" style:family="paragraph" style:parent-style-name="Text_20_body">
      <style:paragraph-properties fo:text-align="center" style:justify-single-word="false"/>
      <style:text-properties style:font-name="Open Sans" officeooo:rsid="0012a36b" officeooo:paragraph-rsid="0013ae2f" style:font-name-asian="Open Sans"/>
    </style:style>
    <style:style style:name="P223" style:family="paragraph" style:parent-style-name="Standard">
      <style:paragraph-properties fo:break-before="page"/>
      <style:text-properties style:font-name="Open Sans" fo:font-size="12pt" officeooo:rsid="002bc4f2" officeooo:paragraph-rsid="002bc4f2" style:font-name-asian="Open Sans" style:font-size-asian="12pt" style:font-size-complex="12pt"/>
    </style:style>
    <style:style style:name="P224" style:family="paragraph" style:parent-style-name="Standard">
      <style:paragraph-properties fo:break-before="page"/>
      <style:text-properties officeooo:rsid="008fb2d7" officeooo:paragraph-rsid="008fb2d7"/>
    </style:style>
    <style:style style:name="P225" style:family="paragraph" style:parent-style-name="Standard">
      <style:paragraph-properties fo:break-before="page"/>
      <style:text-properties officeooo:rsid="009e3025" officeooo:paragraph-rsid="009e3025"/>
    </style:style>
    <style:style style:name="P226" style:family="paragraph" style:parent-style-name="Standard">
      <style:paragraph-properties fo:break-before="page"/>
      <style:text-properties officeooo:rsid="00ab5b37" officeooo:paragraph-rsid="00ab5b37"/>
    </style:style>
    <style:style style:name="P227" style:family="paragraph" style:parent-style-name="Standard">
      <style:paragraph-properties fo:break-before="page"/>
      <style:text-properties officeooo:rsid="00b3cb3e" officeooo:paragraph-rsid="00b3cb3e"/>
    </style:style>
    <style:style style:name="P228" style:family="paragraph" style:parent-style-name="Standard">
      <style:paragraph-properties fo:break-before="page"/>
      <style:text-properties officeooo:rsid="00bb481e" officeooo:paragraph-rsid="00bb481e"/>
    </style:style>
    <style:style style:name="P229" style:family="paragraph" style:parent-style-name="Standard">
      <style:paragraph-properties fo:break-before="page"/>
      <style:text-properties officeooo:rsid="00be5c42" officeooo:paragraph-rsid="00be5c42"/>
    </style:style>
    <style:style style:name="P230" style:family="paragraph" style:parent-style-name="Standard">
      <style:paragraph-properties fo:break-before="page"/>
      <style:text-properties officeooo:rsid="00c65bf3" officeooo:paragraph-rsid="00c65bf3"/>
    </style:style>
    <style:style style:name="T1" style:family="text">
      <style:text-properties officeooo:rsid="000964b0"/>
    </style:style>
    <style:style style:name="T2" style:family="text">
      <style:text-properties officeooo:rsid="0010582e"/>
    </style:style>
    <style:style style:name="T3" style:family="text">
      <style:text-properties officeooo:rsid="001166b7"/>
    </style:style>
    <style:style style:name="T4" style:family="text">
      <style:text-properties officeooo:rsid="0012a36b"/>
    </style:style>
    <style:style style:name="T5" style:family="text">
      <style:text-properties officeooo:rsid="0013ae2f"/>
    </style:style>
    <style:style style:name="T6" style:family="text">
      <style:text-properties officeooo:rsid="002349da"/>
    </style:style>
    <style:style style:name="T7" style:family="text">
      <style:text-properties officeooo:rsid="0023ed82"/>
    </style:style>
    <style:style style:name="T8" style:family="text">
      <style:text-properties officeooo:rsid="002945d9"/>
    </style:style>
    <style:style style:name="T9" style:family="text">
      <style:text-properties officeooo:rsid="0029e6f2"/>
    </style:style>
    <style:style style:name="T10" style:family="text">
      <style:text-properties officeooo:rsid="002bd408"/>
    </style:style>
    <style:style style:name="T11" style:family="text">
      <style:text-properties officeooo:rsid="003007b9"/>
    </style:style>
    <style:style style:name="T12" style:family="text">
      <style:text-properties officeooo:rsid="00303c63"/>
    </style:style>
    <style:style style:name="T13" style:family="text">
      <style:text-properties officeooo:rsid="0032e049"/>
    </style:style>
    <style:style style:name="T14" style:family="text">
      <style:text-properties officeooo:rsid="0037747b"/>
    </style:style>
    <style:style style:name="T15" style:family="text">
      <style:text-properties officeooo:rsid="003cd584"/>
    </style:style>
    <style:style style:name="T16" style:family="text">
      <style:text-properties fo:color="#000000"/>
    </style:style>
    <style:style style:name="T17" style:family="text">
      <style:text-properties fo:color="#000000" officeooo:rsid="003cd584"/>
    </style:style>
    <style:style style:name="T18" style:family="text">
      <style:text-properties fo:color="#000000" officeooo:rsid="0043452f"/>
    </style:style>
    <style:style style:name="T19" style:family="text">
      <style:text-properties fo:color="#000000" officeooo:rsid="0044b4c7"/>
    </style:style>
    <style:style style:name="T20" style:family="text">
      <style:text-properties fo:color="#000000" officeooo:rsid="004d9565"/>
    </style:style>
    <style:style style:name="T21" style:family="text">
      <style:text-properties fo:color="#000000" officeooo:rsid="00504e64"/>
    </style:style>
    <style:style style:name="T22" style:family="text">
      <style:text-properties fo:color="#000000" officeooo:rsid="00539fb4"/>
    </style:style>
    <style:style style:name="T23" style:family="text">
      <style:text-properties fo:color="#000000" officeooo:rsid="0055cb9f"/>
    </style:style>
    <style:style style:name="T24" style:family="text">
      <style:text-properties fo:color="#000000" officeooo:rsid="0059a7d6"/>
    </style:style>
    <style:style style:name="T25" style:family="text">
      <style:text-properties fo:color="#000000" officeooo:rsid="006004ee"/>
    </style:style>
    <style:style style:name="T26" style:family="text">
      <style:text-properties fo:color="#000000" officeooo:rsid="0066648e"/>
    </style:style>
    <style:style style:name="T27" style:family="text">
      <style:text-properties fo:color="#000000" officeooo:rsid="006c31e7"/>
    </style:style>
    <style:style style:name="T28" style:family="text">
      <style:text-properties fo:color="#000000" style:font-name="Open Sans" fo:font-size="12pt" officeooo:rsid="007509a1" style:font-name-asian="Open Sans" style:font-size-asian="12pt" style:font-size-complex="12pt"/>
    </style:style>
    <style:style style:name="T29" style:family="text">
      <style:text-properties officeooo:rsid="005d9060"/>
    </style:style>
    <style:style style:name="T30" style:family="text">
      <style:text-properties officeooo:rsid="00613186"/>
    </style:style>
    <style:style style:name="T31" style:family="text">
      <style:text-properties officeooo:rsid="006142d7"/>
    </style:style>
    <style:style style:name="T32" style:family="text">
      <style:text-properties officeooo:rsid="006ee8fd"/>
    </style:style>
    <style:style style:name="T33" style:family="text">
      <style:text-properties officeooo:rsid="006f54a7"/>
    </style:style>
    <style:style style:name="T34" style:family="text">
      <style:text-properties officeooo:rsid="006ff71c"/>
    </style:style>
    <style:style style:name="T35" style:family="text">
      <style:text-properties officeooo:rsid="007190f0"/>
    </style:style>
    <style:style style:name="T36" style:family="text">
      <style:text-properties officeooo:rsid="0072b044"/>
    </style:style>
    <style:style style:name="T37" style:family="text">
      <style:text-properties officeooo:rsid="0074b69a"/>
    </style:style>
    <style:style style:name="T38" style:family="text">
      <style:text-properties officeooo:rsid="0074fd28"/>
    </style:style>
    <style:style style:name="T39" style:family="text">
      <style:text-properties officeooo:rsid="007509a1"/>
    </style:style>
    <style:style style:name="T40" style:family="text">
      <style:text-properties officeooo:rsid="00769f8c"/>
    </style:style>
    <style:style style:name="T41" style:family="text">
      <style:text-properties officeooo:rsid="007833b4"/>
    </style:style>
    <style:style style:name="T42" style:family="text">
      <style:text-properties officeooo:rsid="007974b8"/>
    </style:style>
    <style:style style:name="T43" style:family="text">
      <style:text-properties officeooo:rsid="007a4245"/>
    </style:style>
    <style:style style:name="T44" style:family="text">
      <style:text-properties officeooo:rsid="007c835a"/>
    </style:style>
    <style:style style:name="T45" style:family="text">
      <style:text-properties officeooo:rsid="007e2213"/>
    </style:style>
    <style:style style:name="T46" style:family="text">
      <style:text-properties officeooo:rsid="008247f1"/>
    </style:style>
    <style:style style:name="T47" style:family="text">
      <style:text-properties officeooo:rsid="00837d71"/>
    </style:style>
    <style:style style:name="T48" style:family="text">
      <style:text-properties officeooo:rsid="008769c5"/>
    </style:style>
    <style:style style:name="T49" style:family="text">
      <style:text-properties officeooo:rsid="008920d7"/>
    </style:style>
    <style:style style:name="T50" style:family="text">
      <style:text-properties officeooo:rsid="008a727e"/>
    </style:style>
    <style:style style:name="T51" style:family="text">
      <style:text-properties officeooo:rsid="0093ff17"/>
    </style:style>
    <style:style style:name="T52" style:family="text">
      <style:text-properties officeooo:rsid="00966276"/>
    </style:style>
    <style:style style:name="T53" style:family="text">
      <style:text-properties officeooo:rsid="009becf3"/>
    </style:style>
    <style:style style:name="T54" style:family="text">
      <style:text-properties fo:color="#bf0041"/>
    </style:style>
    <style:style style:name="T55" style:family="text">
      <style:text-properties officeooo:rsid="00a0e48d"/>
    </style:style>
    <style:style style:name="T56" style:family="text">
      <style:text-properties officeooo:rsid="00a49141"/>
    </style:style>
    <style:style style:name="T57" style:family="text">
      <style:text-properties officeooo:rsid="00a6c954"/>
    </style:style>
    <style:style style:name="T58" style:family="text">
      <style:text-properties officeooo:rsid="00a7eb1d"/>
    </style:style>
    <style:style style:name="T59" style:family="text">
      <style:text-properties officeooo:rsid="00a90459"/>
    </style:style>
    <style:style style:name="T60" style:family="text">
      <style:text-properties officeooo:rsid="00aa5f01"/>
    </style:style>
    <style:style style:name="T61" style:family="text">
      <style:text-properties officeooo:rsid="00abb441"/>
    </style:style>
    <style:style style:name="T62" style:family="text">
      <style:text-properties officeooo:rsid="00accd70"/>
    </style:style>
    <style:style style:name="T63" style:family="text">
      <style:text-properties officeooo:rsid="00aef7ec"/>
    </style:style>
    <style:style style:name="T64" style:family="text">
      <style:text-properties officeooo:rsid="00b01a3e"/>
    </style:style>
    <style:style style:name="T65" style:family="text">
      <style:text-properties officeooo:rsid="00b8b99b"/>
    </style:style>
    <style:style style:name="T66" style:family="text">
      <style:text-properties officeooo:rsid="00bc2871"/>
    </style:style>
    <style:style style:name="T67" style:family="text">
      <style:text-properties officeooo:rsid="00bd554d"/>
    </style:style>
    <style:style style:name="T68" style:family="text">
      <style:text-properties officeooo:rsid="00be5c42"/>
    </style:style>
    <style:style style:name="T69" style:family="text">
      <style:text-properties officeooo:rsid="00c06822"/>
    </style:style>
    <style:style style:name="T70" style:family="text">
      <style:text-properties officeooo:rsid="00c47967"/>
    </style:style>
    <style:style style:name="T71" style:family="text">
      <style:text-properties officeooo:rsid="00c9aaf0"/>
    </style:style>
    <style:style style:name="T72" style:family="text">
      <style:text-properties officeooo:rsid="00ce1416"/>
    </style:style>
    <style:style style:name="T73" style:family="text">
      <style:text-properties officeooo:rsid="00d009b9"/>
    </style:style>
    <style:style style:name="T74" style:family="text">
      <style:text-properties officeooo:rsid="00d511b0"/>
    </style:style>
    <style:style style:name="T75" style:family="text">
      <style:text-properties officeooo:rsid="00d5c5ba"/>
    </style:style>
    <style:style style:name="T76" style:family="text">
      <style:text-properties officeooo:rsid="00d6d8a3"/>
    </style:style>
    <style:style style:name="T77" style:family="text">
      <style:text-properties officeooo:rsid="00d8cc8a"/>
    </style:style>
    <style:style style:name="T78" style:family="text">
      <style:text-properties officeooo:rsid="00dabb0d"/>
    </style:style>
    <style:style style:name="T79" style:family="text">
      <style:text-properties officeooo:rsid="00dbdee4"/>
    </style:style>
    <style:style style:name="T80" style:family="text">
      <style:text-properties officeooo:rsid="00ddcba1"/>
    </style:style>
    <style:style style:name="T81" style:family="text">
      <style:text-properties officeooo:rsid="00deab2b"/>
    </style:style>
    <style:style style:name="T82" style:family="text">
      <style:text-properties officeooo:rsid="00df6fc6"/>
    </style:style>
    <style:style style:name="T83" style:family="text">
      <style:text-properties officeooo:rsid="00e59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离散数学第一章</text:p>
      <text:p text:style-name="P151">1.1 命题逻辑</text:p>
      <text:h text:style-name="Heading_20_3" text:outline-level="3">1.1.3 条件语句</text:h>
      <text:p text:style-name="Text_20_body"/>
      <text:p text:style-name="P216">p → q 的真值表</text:p>
      <table:table table:name="条件语句pq真值表" table:style-name="条件语句pq真值表">
        <table:table-column table:style-name="条件语句pq真值表.A" table:number-columns-repeated="3"/>
        <table:table-row>
          <table:table-cell table:style-name="条件语句pq真值表.A1" office:value-type="string">
            <text:p text:style-name="P152">p</text:p>
          </table:table-cell>
          <table:table-cell table:style-name="条件语句pq真值表.A1" office:value-type="string">
            <text:p text:style-name="P152">q</text:p>
          </table:table-cell>
          <table:table-cell table:style-name="条件语句pq真值表.A1" office:value-type="string">
            <text:p text:style-name="P152">p→ q</text:p>
          </table:table-cell>
        </table:table-row>
        <table:table-row>
          <table:table-cell table:style-name="条件语句pq真值表.A1" office:value-type="string">
            <text:p text:style-name="P152">T</text:p>
          </table:table-cell>
          <table:table-cell table:style-name="条件语句pq真值表.A1" office:value-type="string">
            <text:p text:style-name="P152">T</text:p>
          </table:table-cell>
          <table:table-cell table:style-name="条件语句pq真值表.A1" office:value-type="string">
            <text:p text:style-name="P152">T</text:p>
          </table:table-cell>
        </table:table-row>
        <table:table-row>
          <table:table-cell table:style-name="条件语句pq真值表.A1" office:value-type="string">
            <text:p text:style-name="P152">T</text:p>
          </table:table-cell>
          <table:table-cell table:style-name="条件语句pq真值表.A1" office:value-type="string">
            <text:p text:style-name="P152">F</text:p>
          </table:table-cell>
          <table:table-cell table:style-name="条件语句pq真值表.A1" office:value-type="string">
            <text:p text:style-name="P152">F</text:p>
          </table:table-cell>
        </table:table-row>
        <table:table-row>
          <table:table-cell table:style-name="条件语句pq真值表.A1" office:value-type="string">
            <text:p text:style-name="P152">F</text:p>
          </table:table-cell>
          <table:table-cell table:style-name="条件语句pq真值表.A1" office:value-type="string">
            <text:p text:style-name="P152">T</text:p>
          </table:table-cell>
          <table:table-cell table:style-name="条件语句pq真值表.A1" office:value-type="string">
            <text:p text:style-name="P152">T</text:p>
          </table:table-cell>
        </table:table-row>
        <table:table-row>
          <table:table-cell table:style-name="条件语句pq真值表.A1" office:value-type="string">
            <text:p text:style-name="P152">F</text:p>
          </table:table-cell>
          <table:table-cell table:style-name="条件语句pq真值表.A1" office:value-type="string">
            <text:p text:style-name="P152">F</text:p>
          </table:table-cell>
          <table:table-cell table:style-name="条件语句pq真值表.A1" office:value-type="string">
            <text:p text:style-name="P152">T</text:p>
          </table:table-cell>
        </table:table-row>
      </table:table>
      <text:p text:style-name="P216"/>
      <text:p text:style-name="P216"/>
      <text:p text:style-name="P219">例 11 </text:p>
      <text:p text:style-name="P218">求条件语句的p → q 的逆命题, 逆否命题与反命题</text:p>
      <text:p text:style-name="P216"><text:span text:style-name="T1">a) </text:span>逆命题真值表</text:p>
      <text:p text:style-name="P217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153">p</text:p>
          </table:table-cell>
          <table:table-cell table:style-name="表格1.A1" office:value-type="string">
            <text:p text:style-name="P153">q</text:p>
          </table:table-cell>
          <table:table-cell table:style-name="表格1.A1" office:value-type="string">
            <text:p text:style-name="P153">p→ q</text:p>
          </table:table-cell>
          <table:table-cell table:style-name="表格1.A1" office:value-type="string">
            <text:p text:style-name="P156">q → p</text:p>
          </table:table-cell>
        </table:table-row>
        <table:table-row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59">T</text:p>
          </table:table-cell>
        </table:table-row>
        <table:table-row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53">F</text:p>
          </table:table-cell>
          <table:table-cell table:style-name="表格1.A1" office:value-type="string">
            <text:p text:style-name="P153">F</text:p>
          </table:table-cell>
          <table:table-cell table:style-name="表格1.A1" office:value-type="string">
            <text:p text:style-name="P160">T</text:p>
          </table:table-cell>
        </table:table-row>
        <table:table-row>
          <table:table-cell table:style-name="表格1.A1" office:value-type="string">
            <text:p text:style-name="P153">F</text:p>
          </table:table-cell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61">F</text:p>
          </table:table-cell>
        </table:table-row>
        <table:table-row>
          <table:table-cell table:style-name="表格1.A1" office:value-type="string">
            <text:p text:style-name="P153">F</text:p>
          </table:table-cell>
          <table:table-cell table:style-name="表格1.A1" office:value-type="string">
            <text:p text:style-name="P153">F</text:p>
          </table:table-cell>
          <table:table-cell table:style-name="表格1.A1" office:value-type="string">
            <text:p text:style-name="P153">T</text:p>
          </table:table-cell>
          <table:table-cell table:style-name="表格1.A1" office:value-type="string">
            <text:p text:style-name="P161">T</text:p>
          </table:table-cell>
        </table:table-row>
      </table:table>
      <text:p text:style-name="P1"/>
      <text:p text:style-name="P2">b) 否命题真值表</text:p>
      <text:p text:style-name="P3"/>
      <table:table table:name="表格2" table:style-name="表格2">
        <table:table-column table:style-name="表格2.A" table:number-columns-repeated="2"/>
        <table:table-column table:style-name="表格2.C"/>
        <table:table-column table:style-name="表格2.A"/>
        <table:table-column table:style-name="表格2.E"/>
        <table:table-row>
          <table:table-cell table:style-name="表格2.A1" office:value-type="string">
            <text:p text:style-name="P154">p</text:p>
          </table:table-cell>
          <table:table-cell table:style-name="表格2.A1" office:value-type="string">
            <text:p text:style-name="P154">q</text:p>
          </table:table-cell>
          <table:table-cell table:style-name="表格2.A1" office:value-type="string">
            <text:p text:style-name="P154">!<text:span text:style-name="T2">p</text:span></text:p>
          </table:table-cell>
          <table:table-cell table:style-name="表格2.A1" office:value-type="string">
            <text:p text:style-name="P157">!<text:span text:style-name="T2">q</text:span></text:p>
          </table:table-cell>
          <table:table-cell table:style-name="表格2.A1" office:value-type="string">
            <text:p text:style-name="P157">!<text:span text:style-name="T2">p → !q</text:span></text:p>
          </table:table-cell>
        </table:table-row>
        <table:table-row>
          <table:table-cell table:style-name="表格2.A1" office:value-type="string">
            <text:p text:style-name="P154">T</text:p>
          </table:table-cell>
          <table:table-cell table:style-name="表格2.A1" office:value-type="string">
            <text:p text:style-name="P154">T</text:p>
          </table:table-cell>
          <table:table-cell table:style-name="表格2.A1" office:value-type="string">
            <text:p text:style-name="P162">F</text:p>
          </table:table-cell>
          <table:table-cell table:style-name="表格2.A1" office:value-type="string">
            <text:p text:style-name="P162">F</text:p>
          </table:table-cell>
          <table:table-cell table:style-name="表格2.A1" office:value-type="string">
            <text:p text:style-name="P162">T</text:p>
          </table:table-cell>
        </table:table-row>
        <table:table-row>
          <table:table-cell table:style-name="表格2.A1" office:value-type="string">
            <text:p text:style-name="P154">T</text:p>
          </table:table-cell>
          <table:table-cell table:style-name="表格2.A1" office:value-type="string">
            <text:p text:style-name="P154">F</text:p>
          </table:table-cell>
          <table:table-cell table:style-name="表格2.A1" office:value-type="string">
            <text:p text:style-name="P162">F</text:p>
          </table:table-cell>
          <table:table-cell table:style-name="表格2.A1" office:value-type="string">
            <text:p text:style-name="P162">T</text:p>
          </table:table-cell>
          <table:table-cell table:style-name="表格2.A1" office:value-type="string">
            <text:p text:style-name="P162">T</text:p>
          </table:table-cell>
        </table:table-row>
        <table:table-row>
          <table:table-cell table:style-name="表格2.A1" office:value-type="string">
            <text:p text:style-name="P154">F</text:p>
          </table:table-cell>
          <table:table-cell table:style-name="表格2.A1" office:value-type="string">
            <text:p text:style-name="P154">T</text:p>
          </table:table-cell>
          <table:table-cell table:style-name="表格2.A1" office:value-type="string">
            <text:p text:style-name="P162">T</text:p>
          </table:table-cell>
          <table:table-cell table:style-name="表格2.A1" office:value-type="string">
            <text:p text:style-name="P162">F</text:p>
          </table:table-cell>
          <table:table-cell table:style-name="表格2.A1" office:value-type="string">
            <text:p text:style-name="P162">F</text:p>
          </table:table-cell>
        </table:table-row>
        <table:table-row table:style-name="表格2.5">
          <table:table-cell table:style-name="表格2.A1" office:value-type="string">
            <text:p text:style-name="P154">F</text:p>
          </table:table-cell>
          <table:table-cell table:style-name="表格2.A1" office:value-type="string">
            <text:p text:style-name="P154">F</text:p>
          </table:table-cell>
          <table:table-cell table:style-name="表格2.A1" office:value-type="string">
            <text:p text:style-name="P162">T</text:p>
          </table:table-cell>
          <table:table-cell table:style-name="表格2.A1" office:value-type="string">
            <text:p text:style-name="P162">T</text:p>
          </table:table-cell>
          <table:table-cell table:style-name="表格2.A1" office:value-type="string">
            <text:p text:style-name="P162">T</text:p>
          </table:table-cell>
        </table:table-row>
      </table:table>
      <text:p text:style-name="P34"/>
      <text:p text:style-name="P4">c) 逆否命题</text:p>
      <text:p text:style-name="P5"/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column table:style-name="表格3.E"/>
        <table:table-row>
          <table:table-cell table:style-name="表格3.A1" office:value-type="string">
            <text:p text:style-name="P155">p</text:p>
          </table:table-cell>
          <table:table-cell table:style-name="表格3.A1" office:value-type="string">
            <text:p text:style-name="P155">q</text:p>
          </table:table-cell>
          <table:table-cell table:style-name="表格3.A1" office:value-type="string">
            <text:p text:style-name="P155">!<text:span text:style-name="T3">q</text:span></text:p>
          </table:table-cell>
          <table:table-cell table:style-name="表格3.A1" office:value-type="string">
            <text:p text:style-name="P158">!<text:span text:style-name="T3">p</text:span></text:p>
          </table:table-cell>
          <table:table-cell table:style-name="表格3.A1" office:value-type="string">
            <text:p text:style-name="P158">!<text:span text:style-name="T3">q</text:span><text:span text:style-name="T2"> → !</text:span><text:span text:style-name="T3">p</text:span></text:p>
          </table:table-cell>
        </table:table-row>
        <table:table-row>
          <table:table-cell table:style-name="表格3.A1" office:value-type="string">
            <text:p text:style-name="P155">T</text:p>
          </table:table-cell>
          <table:table-cell table:style-name="表格3.A1" office:value-type="string">
            <text:p text:style-name="P155">T</text:p>
          </table:table-cell>
          <table:table-cell table:style-name="表格3.A1" office:value-type="string">
            <text:p text:style-name="P163">F</text:p>
          </table:table-cell>
          <table:table-cell table:style-name="表格3.A1" office:value-type="string">
            <text:p text:style-name="P163">F</text:p>
          </table:table-cell>
          <table:table-cell table:style-name="表格3.A1" office:value-type="string">
            <text:p text:style-name="P163">T</text:p>
          </table:table-cell>
        </table:table-row>
        <table:table-row>
          <table:table-cell table:style-name="表格3.A1" office:value-type="string">
            <text:p text:style-name="P155">T</text:p>
          </table:table-cell>
          <table:table-cell table:style-name="表格3.A1" office:value-type="string">
            <text:p text:style-name="P155">F</text:p>
          </table:table-cell>
          <table:table-cell table:style-name="表格3.A1" office:value-type="string">
            <text:p text:style-name="P163">T</text:p>
          </table:table-cell>
          <table:table-cell table:style-name="表格3.A1" office:value-type="string">
            <text:p text:style-name="P163">F</text:p>
          </table:table-cell>
          <table:table-cell table:style-name="表格3.A1" office:value-type="string">
            <text:p text:style-name="P163">F</text:p>
          </table:table-cell>
        </table:table-row>
        <text:soft-page-break/>
        <table:table-row>
          <table:table-cell table:style-name="表格3.A1" office:value-type="string">
            <text:p text:style-name="P155">F</text:p>
          </table:table-cell>
          <table:table-cell table:style-name="表格3.A1" office:value-type="string">
            <text:p text:style-name="P155">T</text:p>
          </table:table-cell>
          <table:table-cell table:style-name="表格3.A1" office:value-type="string">
            <text:p text:style-name="P163">F</text:p>
          </table:table-cell>
          <table:table-cell table:style-name="表格3.A1" office:value-type="string">
            <text:p text:style-name="P163">T</text:p>
          </table:table-cell>
          <table:table-cell table:style-name="表格3.A1" office:value-type="string">
            <text:p text:style-name="P163">T</text:p>
          </table:table-cell>
        </table:table-row>
        <table:table-row table:style-name="表格3.5">
          <table:table-cell table:style-name="表格3.A1" office:value-type="string">
            <text:p text:style-name="P155">F</text:p>
          </table:table-cell>
          <table:table-cell table:style-name="表格3.A1" office:value-type="string">
            <text:p text:style-name="P155">F</text:p>
          </table:table-cell>
          <table:table-cell table:style-name="表格3.A1" office:value-type="string">
            <text:p text:style-name="P163">T</text:p>
          </table:table-cell>
          <table:table-cell table:style-name="表格3.A1" office:value-type="string">
            <text:p text:style-name="P163">T</text:p>
          </table:table-cell>
          <table:table-cell table:style-name="表格3.A1" office:value-type="string">
            <text:p text:style-name="P163">T</text:p>
          </table:table-cell>
        </table:table-row>
      </table:table>
      <text:p text:style-name="P35"/>
      <text:p text:style-name="P220">例 <text:span text:style-name="T4">14</text:span></text:p>
      <text:p text:style-name="P221">构造符合命题 <text:span text:style-name="T4">(p v !q) →(p ^ q) 的真值表</text:span></text:p>
      <table:table table:name="11例14" table:style-name="_31_1例14">
        <table:table-column table:style-name="_31_1例14.A" table:number-columns-repeated="5"/>
        <table:table-column table:style-name="_31_1例14.F"/>
        <table:table-row>
          <table:table-cell table:style-name="_31_1例14.A1" office:value-type="string">
            <text:p text:style-name="P164">p</text:p>
          </table:table-cell>
          <table:table-cell table:style-name="_31_1例14.A1" office:value-type="string">
            <text:p text:style-name="P164">q</text:p>
          </table:table-cell>
          <table:table-cell table:style-name="_31_1例14.A1" office:value-type="string">
            <text:p text:style-name="P165">!<text:span text:style-name="T5">q</text:span></text:p>
          </table:table-cell>
          <table:table-cell table:style-name="_31_1例14.A1" office:value-type="string">
            <text:p text:style-name="P164">p v! q</text:p>
          </table:table-cell>
          <table:table-cell table:style-name="_31_1例14.A1" office:value-type="string">
            <text:p text:style-name="P164">p ^ q</text:p>
          </table:table-cell>
          <table:table-cell table:style-name="_31_1例14.A1" office:value-type="string">
            <text:p text:style-name="P222">(p v !q) →(p ^ q)</text:p>
          </table:table-cell>
        </table:table-row>
        <table:table-row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T</text:p>
          </table:table-cell>
        </table:table-row>
        <table:table-row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F</text:p>
          </table:table-cell>
        </table:table-row>
        <table:table-row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T</text:p>
          </table:table-cell>
        </table:table-row>
        <table:table-row table:style-name="_31_1例14.5"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T</text:p>
          </table:table-cell>
          <table:table-cell table:style-name="_31_1例14.A1" office:value-type="string">
            <text:p text:style-name="P164">F</text:p>
          </table:table-cell>
          <table:table-cell table:style-name="_31_1例14.A1" office:value-type="string">
            <text:p text:style-name="P164">F</text:p>
          </table:table-cell>
        </table:table-row>
      </table:table>
      <text:p text:style-name="P221"/>
      <text:p text:style-name="P6">练习</text:p>
      <text:p text:style-name="P7"/>
      <text:p text:style-name="P7">1</text:p>
      <text:p text:style-name="P8">a) 是命题, 真值为 T;</text:p>
      <text:p text:style-name="P9">b) 是命题, 真值为 F;</text:p>
      <text:p text:style-name="P9">c) 是命题, 真值为 T;</text:p>
      <text:p text:style-name="P9">d) 是命题, 真值为 F;</text:p>
      <text:p text:style-name="P9">e) 不是命题;</text:p>
      <text:p text:style-name="P9">f) 不是命题;</text:p>
      <text:p text:style-name="P9"/>
      <text:p text:style-name="P10">2</text:p>
      <text:p text:style-name="P10">a) 不是命题;</text:p>
      <text:p text:style-name="P10">b) 不是命题;</text:p>
      <text:p text:style-name="P10">c) 是命题, 真值为 F;</text:p>
      <text:p text:style-name="P10">d) 不是命题;</text:p>
      <text:p text:style-name="P10">e) 是命题, 真值为 F;</text:p>
      <text:p text:style-name="P10">f) 不是命题</text:p>
      <text:p text:style-name="P10"/>
      <text:p text:style-name="P10">3</text:p>
      <text:p text:style-name="P11">a) 并非 Linda 比 Sanjay 年轻, 即 Linda 不比 Sanjay 年轻;</text:p>
      <text:p text:style-name="P11">b) 并非 Mei 比Isabella 挣得多, 即 Mei 不比 Isabella 挣得多;</text:p>
      <text:p text:style-name="P11">c) 并非Moshe 比 Monica 高, 即 Moshe 不比 Monica 高;</text:p>
      <text:p text:style-name="P11">d) 并非 Abby 比 Ricardo 富有, 即 Abby 不比 Ricardo 富有;</text:p>
      <text:p text:style-name="P11"/>
      <text:p text:style-name="P12">4</text:p>
      <text:p text:style-name="P13">a) Janice 并没有比 Juan 多 Facebook 好友;</text:p>
      <text:p text:style-name="P13">b) Quincy 并没有 Venkat 聪明;</text:p>
      <text:p text:style-name="P13">c) Zelda 开车去学校的里程比 Paola 近;</text:p>
      <text:p text:style-name="P13">d) Briana 睡觉的时间比 Gloria 短;</text:p>
      <text:p text:style-name="P14"><text:soft-page-break/>5</text:p>
      <text:p text:style-name="P14">a) Mei 没有 MP3 播放器;</text:p>
      <text:p text:style-name="P14">b) 新泽西有污染;</text:p>
      <text:p text:style-name="P14">c) 2 + 1 != 3;</text:p>
      <text:p text:style-name="P14">d) 缅因州的夏天并不热或者不晒;</text:p>
      <text:p text:style-name="P14"/>
      <text:p text:style-name="P15">6</text:p>
      <text:p text:style-name="P15">a) Jennifer 和 Teja 并不是朋友;</text:p>
      <text:p text:style-name="P15">b) 面包师说的一打没有 13 个;</text:p>
      <text:p text:style-name="P15">c) Abby 每天发送不超过 100 条文本信息;</text:p>
      <text:p text:style-name="P15">d) 121 并不是一个完全平方数;</text:p>
      <text:p text:style-name="P15"/>
      <text:p text:style-name="P15">7</text:p>
      <text:p text:style-name="P15">a) Steve 的笔记本电脑有少于等于 100GB空闲磁盘空间;</text:p>
      <text:p text:style-name="P15">b) Zach 没有阻止来自 Jennifer 的邮件, 或者Zach 并没有阻止来自 Jennifer 的短信;</text:p>
      <text:p text:style-name="P15">c) 7 * 11 * 13 != 999;</text:p>
      <text:p text:style-name="P15">d) <text:s/>Diane 周日骑自行车并没有骑 100 英里;</text:p>
      <text:p text:style-name="P15"/>
      <text:p text:style-name="P16">8</text:p>
      <text:p text:style-name="P16">a) <text:span text:style-name="T6">288 MB &gt; 256 MB &gt; 128 MB, 命题真值为 T;</text:span></text:p>
      <text:p text:style-name="P16"/>
      <text:p text:style-name="P17">b) 令命题 p 为 “智能手机 C 比智能手机 B 具有更多的 ROM”, q 为 ”智能手机 C 比智能手机 B 具有更高分辨率的相机”, 命题为 <text:span text:style-name="T7">p v q, 命题真值为 T;</text:span></text:p>
      <text:p text:style-name="P18"/>
      <text:p text:style-name="P19">c)</text:p>
      <text:p text:style-name="P19">令命题 p 为 “智能手机 B 比智能手机 A 具有更多的 RAM”,</text:p>
      <text:p text:style-name="P19">q 为 “智能手机 B 比智能手机 A 具有更多的 ROM”, </text:p>
      <text:p text:style-name="P19">r 为 “智能手机 B 比智能手机 A 具有更高分辨率的相机”, </text:p>
      <text:p text:style-name="P19">命题可以表示为 p ^ q ^ r, 命题的真值为 <text:span text:style-name="T8">F (命题 r 为 F);</text:span></text:p>
      <text:p text:style-name="P18"/>
      <text:p text:style-name="P20">d)</text:p>
      <text:p text:style-name="P20">令命题 p 为 “智能手机B比智能手机C有更多的RAM”, </text:p>
      <text:p text:style-name="P20">q 为 “智能手机B比智能手机C有更多的ROM”, </text:p>
      <text:p text:style-name="P20">r 为 “智能手机B比智能手机C有更高的分辨率”</text:p>
      <text:p text:style-name="P20">命题可以表示为 (p ^ q) → r, 命题的真值为 <text:span text:style-name="T9">F (p ^ q 为 T, 但是 r 为 F);</text:span></text:p>
      <text:p text:style-name="P20"/>
      <text:p text:style-name="P21">e)</text:p>
      <text:p text:style-name="P21">令命题 p 为 “智能手机 A 比智能手机B具有更多的 RAM”,</text:p>
      <text:p text:style-name="P21">令命题 q 为 “智能手机 B 比智能手机A具有更多的 RAM”,</text:p>
      <text:p text:style-name="P21">命题可以表示为 <text:span text:style-name="T10">p ↔ q, 命题的真值为 F;</text:span></text:p>
      <text:p text:style-name="P21"/>
      <text:p text:style-name="P223"/>
      <text:p text:style-name="P22">9</text:p>
      <text:p text:style-name="P22">a) 真值为 F;</text:p>
      <text:p text:style-name="P22">b) <text:span text:style-name="T13">p ^ q, </text:span>真值为 <text:span text:style-name="T11">T;</text:span></text:p>
      <text:p text:style-name="P23">c) <text:span text:style-name="T13">p v q, </text:span>真值为 <text:span text:style-name="T12">T;</text:span></text:p>
      <text:p text:style-name="P24">d) <text:span text:style-name="T13">p → q, </text:span>真值为 <text:span text:style-name="T13">T;</text:span></text:p>
      <text:p text:style-name="P25">e) p ↔ q, 真值为 T;</text:p>
      <text:p text:style-name="P25"/>
      <text:p text:style-name="P25">10</text:p>
      <text:p text:style-name="P26">a) 本周我没有买彩票;</text:p>
      <text:p text:style-name="P27">b) 本周我买了一张彩票, 或者我赢得了百万元大奖;</text:p>
      <text:p text:style-name="P28">c) 如果我本周买了一张彩票, 则我赢得了百万元大奖;</text:p>
      <text:p text:style-name="P28">d) 本周我买了一张彩票并且赢得了百万元大奖;</text:p>
      <text:p text:style-name="P28">e) 我赢得了百万元大奖当且仅当我本周买了一张彩票;</text:p>
      <text:p text:style-name="P29">f) 如果我本周没有买彩票, 则我没有赢得百万元大奖;</text:p>
      <text:p text:style-name="P30">g) 本周我没有买彩票并且我<text:span text:style-name="T14">没有赢得百万元大奖;</text:span></text:p>
      <text:p text:style-name="P30">h) 本周我没有买彩票, 或者本周我买了一张彩票并赢得百万元大奖;</text:p>
      <text:p text:style-name="P30"/>
      <text:p text:style-name="P31">11</text:p>
      <text:p text:style-name="P32">a) !q, 在海岸附近没有发现鲨鱼;</text:p>
      <text:p text:style-name="P33"><text:span text:style-name="T15">b) p v q,</text:span> 在新泽西海岸游泳时允许的并且在海岸附近发现过鲨鱼;</text:p>
      <text:p text:style-name="P32">c) !p v p, 在新泽西海岸游泳是不被允许的或在海岸附近发现鲨鱼;</text:p>
      <text:p text:style-name="P32">d) p → !q, 在新泽西海岸游泳是被允许的仅当在海岸附近没有发现鲨鱼; (如果...则...)</text:p>
      <text:p text:style-name="P32">e) !q → p, 如果在海岸附近发现鲨鱼, 则在新泽西海岸附近游泳是允许的;</text:p>
      <text:p text:style-name="P32">f) !p → !q, 如果在新泽西海岸附近游泳不允许的, 则在海岸附近没有发现鲨鱼;</text:p>
      <text:p text:style-name="P32">g) p ↔ !q, 在新泽西海岸附近允许游泳当且仅当在海岸附近没有发现鲨鱼;</text:p>
      <text:p text:style-name="P36"><text:span text:style-name="T15">h)</text:span> !<text:span text:style-name="T15">p ^ (p v !q), 在新泽西海安游泳是不允许的, 并且或者在新泽西海岸游泳是允许或者在海岸发现鲨鱼</text:span><text:span text:style-name="T17"><text:line-break/></text:span></text:p>
      <text:p text:style-name="P37"><text:span text:style-name="T17">1</text:span><text:span text:style-name="T16">2</text:span></text:p>
      <text:p text:style-name="P37"><text:span text:style-name="T16">a) !</text:span><text:span text:style-name="T18">p, </text:span><text:span text:style-name="T16">并非选举已经有了结果;</text:span></text:p>
      <text:p text:style-name="P54">b) p v q, 选举已经有了结果, 或者选票已经计算完毕;</text:p>
      <text:p text:style-name="P38"><text:span text:style-name="T16">c) !</text:span><text:span text:style-name="T19">p ^ q, 并非选举已经有了结果, 并且选票已经计算完毕;</text:span></text:p>
      <text:p text:style-name="P39"><text:span text:style-name="T19">d</text:span><text:span text:style-name="T16">) q → p, 如果选票已经计算完毕, 则选举已经有了结果;</text:span></text:p>
      <text:p text:style-name="P55">e) !q → !p, 如果选票没有计算完毕, 则选举并非已经有了结果;</text:p>
      <text:p text:style-name="P56">f) !p → !q, 如果选举并非有了结果, 则选票没有计算完毕;</text:p>
      <text:p text:style-name="P57">g) p ↔ q, 选举已经有了结果仅当选票已经计算完毕;</text:p>
      <text:p text:style-name="P40"><text:span text:style-name="T16">h) !q V (!p ^ q), 选举并非已经计算完</text:span><text:span text:style-name="T20">毕, 或者选举并非已经有了结果并且选票已经计算完毕</text:span></text:p>
      <text:p text:style-name="P58"/>
      <text:p text:style-name="P59">13</text:p>
      <text:p text:style-name="P60">a) p ^ q;</text:p>
      <text:p text:style-name="P60">b) p ^ !q;</text:p>
      <text:p text:style-name="P60">c) !p ^ !q;</text:p>
      <text:p text:style-name="P60">d) q v p;</text:p>
      <text:p text:style-name="P60"><text:soft-page-break/>e) p → q;</text:p>
      <text:p text:style-name="P41"><text:span text:style-name="T16">f) (p v q) ^ (p → !q); </text:span><text:span text:style-name="T21">(这一题走运蒙对的);</text:span></text:p>
      <text:p text:style-name="P41"><text:span text:style-name="T16">g) p ↔ q; </text:span><text:span text:style-name="T22">(这一题的答案有问题 </text:span><text:span text:style-name="T23">q ↔ p</text:span><text:span text:style-name="T22">);</text:span></text:p>
      <text:p text:style-name="P61"/>
      <text:p text:style-name="P42"><text:span text:style-name="T22">1</text:span><text:span text:style-name="T16">4</text:span></text:p>
      <text:p text:style-name="P62">a) p → q, 如果你得了流感, 则你错过了期末考试;</text:p>
      <text:p text:style-name="P63">b) !q ↔ r, 你没有错过期末考试当且仅当这门课你通过了;</text:p>
      <text:p text:style-name="P63">c) q → !r, 如果你错过了这门考试, 则这门课你没有通过;</text:p>
      <text:p text:style-name="P43"><text:span text:style-name="T16">d) p v q v r, <text:s/></text:span><text:span text:style-name="T24">你得了流感, 或者你这门课通过了, 或者你错过了期末考试;</text:span></text:p>
      <text:p text:style-name="P44"><text:span text:style-name="T24">e</text:span><text:span text:style-name="T16">) (p → !r) v (q→!r), 如果你得了流感则这门课你没有通过, 或者如果你错过了期末考试则这门课你没有通过; (如果你得了流感或者你错过了期末考试, 则这门课你没有通过)</text:span></text:p>
      <text:p text:style-name="P64">f) (p ^ q) v (!q ^ r), 你得了流感并且你错过了期末考试, 或者你错过了期末考试并且你这门课通过了;</text:p>
      <text:p text:style-name="P64"/>
      <text:p text:style-name="P64">15</text:p>
      <text:p text:style-name="P64">a) !p;</text:p>
      <text:p text:style-name="P64">b) p ^ !q;</text:p>
      <text:p text:style-name="P64">c) p → q;</text:p>
      <text:p text:style-name="P64">d) !p → !q;</text:p>
      <text:p text:style-name="P51">e) p ↔ q <text:span text:style-name="T29">(错误, 正确答案为 p → q, 语境实际为如果...就...)</text:span>;</text:p>
      <text:p text:style-name="P64">f) q ^ !p 或者 !p ^ q;</text:p>
      <text:p text:style-name="P64">g) q → p;</text:p>
      <text:p text:style-name="P64"/>
      <text:p text:style-name="P65">16</text:p>
      <text:p text:style-name="P66">a) p ^ !q;</text:p>
      <text:p text:style-name="P66">b) p ^ q ^ r;</text:p>
      <text:p text:style-name="P66">c) p → r;</text:p>
      <text:p text:style-name="P66">d) p ^ !q ^ r;</text:p>
      <text:p text:style-name="P66">e) (p ^ q) → r;</text:p>
      <text:p text:style-name="P66">f) r ↔ (p v q); </text:p>
      <text:p text:style-name="P66"/>
      <text:p text:style-name="P67">17</text:p>
      <text:p text:style-name="P67">a) r ^ !p;</text:p>
      <text:p text:style-name="P52">b) !p ^ q ^ r; <text:span text:style-name="T30">(错题)</text:span></text:p>
      <text:p text:style-name="P67">c) r → (q ↔ !p);</text:p>
      <text:p text:style-name="P45"><text:span text:style-name="T16">d) !q ^ !</text:span><text:span text:style-name="T25">p ^ r;</text:span></text:p>
      <text:p text:style-name="P53">e) q → (!r ^ !p); <text:span text:style-name="T31">(理解必要条件与必要不充分条件的区别) (q→(!r ^ !q)) ^ !((!r→!q) → q)</text:span></text:p>
      <text:p text:style-name="P68">f) (p ^ r) → !q;</text:p>
      <text:p text:style-name="P68"/>
      <text:p text:style-name="P69">18</text:p>
      <text:p text:style-name="P46"><text:span text:style-name="T16">a) </text:span><text:span text:style-name="T26">令</text:span><text:span text:style-name="T16"> p </text:span><text:span text:style-name="T26">为</text:span><text:span text:style-name="T16"> 2 + 2 = 4, q </text:span><text:span text:style-name="T26">为</text:span><text:span text:style-name="T16"> 1 + 1 = 2, </text:span><text:span text:style-name="T26"><text:s/>语句真值为 T;</text:span></text:p>
      <text:p text:style-name="P70">b) 令p 为 1 + 2 = 2, q 为 2 + 3 = 4, 语句真值为 F;</text:p>
      <text:p text:style-name="P70">c) 令 p 为 1 + 1 = 3, q 为猴子会飞, 语句1为真;</text:p>
      <text:p text:style-name="P70">d) 令 p 为 0 &gt; 1, q 为 2 &gt; 1, 语句为假; </text:p>
      <text:p text:style-name="P71"><text:soft-page-break/>19</text:p>
      <text:p text:style-name="P71">a) 令语句 p 为 1 + 1 = 2, q 为 2 + 2 = 5, (p → q), 语句真值为 F;</text:p>
      <text:p text:style-name="P71">b) 令语句 p 为 1 + 1 = 3, q 为 2 + 2 = 4, (p → q), 语句真值为 T;</text:p>
      <text:p text:style-name="P71">c) 令语句 p 为 1 + 1 = 3, q 为 1 + 1 = 5, (p → q), 语句真值为 T;</text:p>
      <text:p text:style-name="P71">d) 令语句 p 为 猴子会飞, q 为 1 + 1 = 3, (p → q), 语句真值为 T;</text:p>
      <text:p text:style-name="P71"/>
      <text:p text:style-name="P72">20</text:p>
      <text:p text:style-name="P72">a) 令语句 p 为 1 + 1 = 3, q 为独角兽存在, (p → q), 语句真值为 T;</text:p>
      <text:p text:style-name="P72">b) 令语句 p 为 1 + 1 = 3, q 为狗会飞, (p → q), 语句真值为 T;</text:p>
      <text:p text:style-name="P72">c) 令语句 p 为 1 + 1 = 2, q 为狗能飞, (p → q), 语句真值为 F;</text:p>
      <text:p text:style-name="P72">d) 令语句 p 为 2 + 2 = 4, q 为 1 + 2 = 3, (p → q), 语句真值为 T;</text:p>
      <text:p text:style-name="P72"/>
      <text:p text:style-name="P73">21</text:p>
      <text:p text:style-name="P74">a) 异或, 一份晚餐只能从咖啡,茶这两者中选取一样, 不能又喝咖啡又喝茶;</text:p>
      <text:p text:style-name="P74">b) 兼或, 口令至少包含 3 个数字 与 口令至少 8 个字符长不冲突;</text:p>
      <text:p text:style-name="P74">c) 兼或,表示数论, 密码学的其中一门或者两都学习过了都有资格修当前这门课程;</text:p>
      <text:p text:style-name="P74">d) 异或, 只能使用欧元, 美元其中一种货币进行支付, 不能既使用欧元又使用美元支付;</text:p>
      <text:p text:style-name="P74"/>
      <text:p text:style-name="P75">22</text:p>
      <text:p text:style-name="P47"><text:span text:style-name="T16">a) 兼或, 要求至少有 C++ 或 Java 一种语言的经验, 既有 Java, 又有 C++ 经验的</text:span><text:span text:style-name="T27">更佳;</text:span></text:p>
      <text:p text:style-name="P76">b) 异或, 汤和沙拉只能选取一种;</text:p>
      <text:p text:style-name="P77">c) 兼或, 选民登记卡代表了该人是持有该国护照的合法公民, 两种都能证明能够入境</text:p>
      <text:p text:style-name="P77">d) 异或, 销毁既不能出版, 两种行为互斥;</text:p>
      <text:p text:style-name="P77"/>
      <text:p text:style-name="P77">23</text:p>
      <text:p text:style-name="P77">a) 兼或, 两门先修课程够修习过得更容易学习离散数学;</text:p>
      <text:p text:style-name="P77">b) 异或, 两种优惠只能选取其中一种;</text:p>
      <text:p text:style-name="P77">c) 异或, 套餐只能二选一, 要么选 A 栏的菜, 要么选 B 栏的菜;</text:p>
      <text:p text:style-name="P77">d) 兼或, 寒风指数低于 -100F时有可能下雪超过两英尺;</text:p>
      <text:p text:style-name="P77"/>
      <text:p text:style-name="P77">24</text:p>
      <text:p text:style-name="P77">a) <text:span text:style-name="T32">如果想要晋升, 则帮老板洗车是很有必要的;</text:span></text:p>
      <text:p text:style-name="P78">b) 如果吹南风, 怎预示着春天要来了;</text:p>
      <text:p text:style-name="P78">c) 如果你的计算机购买时间不超过一年, 则你的保修单有效;</text:p>
      <text:p text:style-name="P78">d) 如果Willy 只有行骗, 则他就会被抓住;</text:p>
      <text:p text:style-name="P78">e) 如果你支付了订阅费, 则你可以访问网站;</text:p>
      <text:p text:style-name="P78">f) 如果你了解合适的人群, 则会当选;</text:p>
      <text:p text:style-name="P78">g) 如果Carol 坐船, 则他会晕船;</text:p>
      <text:p text:style-name="P78"/>
      <text:p text:style-name="P78">25</text:p>
      <text:p text:style-name="P78">a) <text:span text:style-name="T33">如果刮东北风, 则天会下雪;</text:span></text:p>
      <text:p text:style-name="P79">b) 如果天暖持续一周, 则苹果树会开花;</text:p>
      <text:p text:style-name="P48">c) 如果活塞队打败了湖人队, 则活塞队赢得冠军; <text:span text:style-name="T34">(错误 答案是如果活塞队赢得了冠军, 则</text:span><text:span text:style-name="T37">意味着</text:span><text:span text:style-name="T34">他们打败了湖人队)</text:span></text:p>
      <text:p text:style-name="P49"><text:soft-page-break/>d) 如果走了 8 英里, 则会到达朗斯峰的顶峰; <text:span text:style-name="T35">(错误 答案是如果你到达朗斯峰的顶峰, 则你一定走了8英里)</text:span></text:p>
      <text:p text:style-name="P79">e) 如果能够闻名世界, 则能够得到想要的终身教授职位;</text:p>
      <text:p text:style-name="P79">f) 如果你驾车超过 400 英里, 则需要买汽油了; (当前油箱只能保证汽车能跑 400 英里)</text:p>
      <text:p text:style-name="P49">g) 如果你购买的 CD 机不超过 90 天, 则你的保修单是有效的; <text:span text:style-name="T36">(错误, 为 p 仅当 q 模式 答案是如果你保修单是有效的, 则你购买的CD机不超过 90 天)</text:span></text:p>
      <text:p text:style-name="P79">h) 如果水温正合适, 则 Jan 会去游泳;</text:p>
      <text:p text:style-name="P79">g) 如果人们都相信科学, 则我们将会拥有美好的未来;</text:p>
      <text:p text:style-name="P79"/>
      <text:p text:style-name="P80">26</text:p>
      <text:p text:style-name="P81">a) 如果我会记得把地址发给你, 则<text:span text:style-name="T38">你给我发一封电子邮件;</text:span></text:p>
      <text:p text:style-name="P82">b) 如果你生在美国, 则你会成为美国公民;</text:p>
      <text:p text:style-name="P82">c) 如果你保存好课本, 则它将会是你未来其它课程有用的参考书;</text:p>
      <text:p text:style-name="P82">d) 如果红翼队的守门员表现出色, 则红翼队将赢得斯坦利杯;</text:p>
      <text:p text:style-name="P82">e) 如果你有好的信誉, 则你将获得这一职位;</text:p>
      <text:p text:style-name="P82">f) <text:span text:style-name="T39">如果有风暴, 则沙滩会受到侵蚀;</text:span></text:p>
      <text:p text:style-name="Standard"><text:span text:style-name="T28">g) </text:span><text:span text:style-name="T39">如果有一个有效地口令, 则你才能够登录到服务器;</text:span></text:p>
      <text:p text:style-name="P89">h) 如果你早点开始爬山, 则你可以登顶;</text:p>
      <text:p text:style-name="P89">I) 如果你是明天的前 100 位顾客，则你能获得一个免费的冰激凌;</text:p>
      <text:p text:style-name="P89"/>
      <text:p text:style-name="P89">27</text:p>
      <text:p text:style-name="P50">a) 外边很热当且仅当你买冰激凌蛋卷 <text:span text:style-name="T40">(错误, 正确答案为 你可以买冰激凌蛋卷当且仅当外边很热)</text:span>;</text:p>
      <text:p text:style-name="P89">b) 你赢得竞赛当且仅当你有唯一的获胜券;</text:p>
      <text:p text:style-name="P89">c) 你获得提拔当且仅当你有关系网;</text:p>
      <text:p text:style-name="P50">d) 你看电视当且仅当你心智会衰退; <text:span text:style-name="T40">(错误, 正确答案为 你心智衰退当且仅当你看电视)</text:span></text:p>
      <text:p text:style-name="P89">e) 火车在那些日子晚点当前仅当在我乘坐火车<text:span text:style-name="T40">这些时间</text:span>;</text:p>
      <text:p text:style-name="P89"/>
      <text:p text:style-name="P90">28</text:p>
      <text:p text:style-name="P90">a) 你这门课得A当且仅当你学习如何求解离散数学问题;</text:p>
      <text:p text:style-name="P90">b) 你了解情况当且仅当你每天看报;</text:p>
      <text:p text:style-name="P90">c) 天要下雨当且仅当当天是周末;</text:p>
      <text:p text:style-name="P90">d) 你能看到巫师当且仅当巫师不在家;</text:p>
      <text:p text:style-name="P90">e) 我的航班晚点当且仅当在我需要赶后续航班的时候;</text:p>
      <text:p text:style-name="P90"/>
      <text:p text:style-name="P90">2<text:span text:style-name="T41">9</text:span></text:p>
      <text:p text:style-name="P91">a) p<text:span text:style-name="T42">是</text:span> 今晚下雪, q<text:span text:style-name="T42">是</text:span> 我明天去滑雪, p → q</text:p>
      <text:p text:style-name="P91">逆命题: q→p, <text:s/>如果我明天去滑雪, 则今晚下雪;</text:p>
      <text:p text:style-name="P91">逆否命题: !q → !p, 如果我明天没有去滑雪, 则今晚没有下雪;</text:p>
      <text:p text:style-name="P91">反命题: !p → !q, 如果今晚没有下雪, 则我明天不去滑雪;</text:p>
      <text:p text:style-name="P91"/>
      <text:p text:style-name="P91">b) p <text:span text:style-name="T42">是 有测验, q 是 我来上课, p → q</text:span></text:p>
      <text:p text:style-name="P95">逆命题: q → p, 如果我来上课, 则有测验;</text:p>
      <text:p text:style-name="P92">逆否命题: !q → !p, <text:span text:style-name="T42">如果我没有来上课, 则没有测验;</text:span></text:p>
      <text:p text:style-name="P92">反命题: !p → !q, <text:span text:style-name="T42">如果没有测验, 则我不来上课;</text:span></text:p>
      <text:p text:style-name="P92"/>
      <text:p text:style-name="P97">c) p 是 一个正整数是素数, q 是 它没有 1 和自身以外的因子, p → q</text:p>
      <text:p text:style-name="P96">逆命题: q → p, 如果<text:span text:style-name="T43">一个数它没有 1 和自身以外的因子</text:span>, 则<text:span text:style-name="T43">它是素数</text:span>;</text:p>
      <text:p text:style-name="P93">逆否命题: !q → !p, <text:span text:style-name="T42">如果</text:span><text:span text:style-name="T43">一个数它有 1 和自身以外的因子</text:span><text:span text:style-name="T42">, 则</text:span><text:span text:style-name="T43">它是非素数</text:span><text:span text:style-name="T42">;</text:span></text:p>
      <text:p text:style-name="P93">反命题: !p → !q, <text:span text:style-name="T42">如果</text:span><text:span text:style-name="T43">一个数它是非素数</text:span><text:span text:style-name="T42">, 则</text:span><text:span text:style-name="T43">它有 1 和自身以外的因子</text:span><text:span text:style-name="T42">;</text:span></text:p>
      <text:p text:style-name="P98"><text:soft-page-break/>30</text:p>
      <text:p text:style-name="P98">a) p 为 今晚下雪, q 为 我呆在家里, p → q</text:p>
      <text:p text:style-name="P94">逆命题: q→p, <text:s/>如果我<text:span text:style-name="T44">呆在家里</text:span>, 则今晚下雪;</text:p>
      <text:p text:style-name="P94">逆否命题: !q → !p, 如果我<text:span text:style-name="T44">今晚没有呆在家里</text:span>, 则今晚没有下雪;</text:p>
      <text:p text:style-name="P94">反命题: !p → !q, 如果今晚没有下雪, 则我<text:span text:style-name="T44">不会呆在家里</text:span>;</text:p>
      <text:p text:style-name="P94"/>
      <text:p text:style-name="P98">b) p 为 当前季节是阳关充足的夏天 <text:span text:style-name="T45">(解读为阳光充足或季节是夏天?)</text:span>, q 为 我去海滩, p → q</text:p>
      <text:p text:style-name="P94">逆命题: q→p, <text:s/>如果我<text:span text:style-name="T44">去海滩</text:span>, 则<text:span text:style-name="T44">季节是夏天</text:span><text:span text:style-name="T45">或当前的阳光充足</text:span>;</text:p>
      <text:p text:style-name="P94">逆否命题: !q → !p, 如果我<text:span text:style-name="T44">没有去海滩</text:span>, 则<text:span text:style-name="T44">季节并非是夏天</text:span><text:span text:style-name="T45">且阳光不充足</text:span>;</text:p>
      <text:p text:style-name="P94">反命题: !p → !q, 如果<text:span text:style-name="T45">季节不是夏天且阳光不充足</text:span>, 则我<text:span text:style-name="T45">没有去海滩</text:span>;</text:p>
      <text:p text:style-name="P94"/>
      <text:p text:style-name="P99">31</text:p>
      <text:p text:style-name="P99">a) 2 个; <text:s/>b) 16 个; <text:s/>c) 64 个; <text:s/>d) 16 个;</text:p>
      <text:p text:style-name="P99"/>
      <text:p text:style-name="P100">32</text:p>
      <text:p text:style-name="P100">a) 4 个; <text:s/>b) 8 个; <text:s/>c) 64 个; <text:s/>d) 32 个;</text:p>
      <text:p text:style-name="P100"/>
      <text:p text:style-name="P101">3<text:span text:style-name="T48">3</text:span></text:p>
      <text:p text:style-name="P101">a<text:span text:style-name="T47">)</text:span> 真值表</text:p>
      <text:p text:style-name="P101"/>
      <table:table table:name="1-1-32-a真值表" table:style-name="_31_-1-32-a真值表">
        <table:table-column table:style-name="_31_-1-32-a真值表.A" table:number-columns-repeated="3"/>
        <table:table-row>
          <table:table-cell table:style-name="_31_-1-32-a真值表.A1" office:value-type="string">
            <text:p text:style-name="P166">p</text:p>
          </table:table-cell>
          <table:table-cell table:style-name="_31_-1-32-a真值表.A1" office:value-type="string">
            <text:p text:style-name="P167">!<text:span text:style-name="T46">p</text:span></text:p>
          </table:table-cell>
          <table:table-cell table:style-name="_31_-1-32-a真值表.A1" office:value-type="string">
            <text:p text:style-name="P166">P ^ !p</text:p>
          </table:table-cell>
        </table:table-row>
        <table:table-row>
          <table:table-cell table:style-name="_31_-1-32-a真值表.A1" office:value-type="string">
            <text:p text:style-name="P166">T</text:p>
          </table:table-cell>
          <table:table-cell table:style-name="_31_-1-32-a真值表.A1" office:value-type="string">
            <text:p text:style-name="P166">F</text:p>
          </table:table-cell>
          <table:table-cell table:style-name="_31_-1-32-a真值表.A1" office:value-type="string">
            <text:p text:style-name="P166">F</text:p>
          </table:table-cell>
        </table:table-row>
        <table:table-row>
          <table:table-cell table:style-name="_31_-1-32-a真值表.A1" office:value-type="string">
            <text:p text:style-name="P166">F</text:p>
          </table:table-cell>
          <table:table-cell table:style-name="_31_-1-32-a真值表.A1" office:value-type="string">
            <text:p text:style-name="P166">T</text:p>
          </table:table-cell>
          <table:table-cell table:style-name="_31_-1-32-a真值表.A1" office:value-type="string">
            <text:p text:style-name="P166">F</text:p>
          </table:table-cell>
        </table:table-row>
      </table:table>
      <text:p text:style-name="P101"/>
      <text:p text:style-name="P102">b) 真值表</text:p>
      <table:table table:name="1-1-33-b" table:style-name="_31_-1-33-b">
        <table:table-column table:style-name="_31_-1-33-b.A" table:number-columns-repeated="3"/>
        <table:table-row>
          <table:table-cell table:style-name="_31_-1-33-b.A1" office:value-type="string">
            <text:p text:style-name="P169">p</text:p>
          </table:table-cell>
          <table:table-cell table:style-name="_31_-1-33-b.A1" office:value-type="string">
            <text:p text:style-name="P167">!<text:span text:style-name="T47">p</text:span></text:p>
          </table:table-cell>
          <table:table-cell table:style-name="_31_-1-33-b.A1" office:value-type="string">
            <text:p text:style-name="P169">P v !p</text:p>
          </table:table-cell>
        </table:table-row>
        <table:table-row>
          <table:table-cell table:style-name="_31_-1-33-b.A1" office:value-type="string">
            <text:p text:style-name="P169">T</text:p>
          </table:table-cell>
          <table:table-cell table:style-name="_31_-1-33-b.A1" office:value-type="string">
            <text:p text:style-name="P169">F</text:p>
          </table:table-cell>
          <table:table-cell table:style-name="_31_-1-33-b.A1" office:value-type="string">
            <text:p text:style-name="P169">T</text:p>
          </table:table-cell>
        </table:table-row>
        <table:table-row>
          <table:table-cell table:style-name="_31_-1-33-b.A1" office:value-type="string">
            <text:p text:style-name="P169">F</text:p>
          </table:table-cell>
          <table:table-cell table:style-name="_31_-1-33-b.A1" office:value-type="string">
            <text:p text:style-name="P169">T</text:p>
          </table:table-cell>
          <table:table-cell table:style-name="_31_-1-33-b.A1" office:value-type="string">
            <text:p text:style-name="P169">T</text:p>
          </table:table-cell>
        </table:table-row>
      </table:table>
      <text:p text:style-name="P102"/>
      <text:p text:style-name="P102">c) 真值表 </text:p>
      <table:table table:name="1-1-33-c" table:style-name="_31_-1-33-c">
        <table:table-column table:style-name="_31_-1-33-c.A"/>
        <table:table-column table:style-name="_31_-1-33-c.B"/>
        <table:table-column table:style-name="_31_-1-33-c.A" table:number-columns-repeated="2"/>
        <table:table-column table:style-name="_31_-1-33-c.E"/>
        <table:table-row>
          <table:table-cell table:style-name="_31_-1-33-c.A1" office:value-type="string">
            <text:p text:style-name="P169">p</text:p>
          </table:table-cell>
          <table:table-cell table:style-name="_31_-1-33-c.A1" office:value-type="string">
            <text:p text:style-name="P169">q</text:p>
          </table:table-cell>
          <table:table-cell table:style-name="_31_-1-33-c.A1" office:value-type="string">
            <text:p text:style-name="P169">!q</text:p>
          </table:table-cell>
          <table:table-cell table:style-name="_31_-1-33-c.A1" office:value-type="string">
            <text:p text:style-name="P169">P v !q</text:p>
          </table:table-cell>
          <table:table-cell table:style-name="_31_-1-33-c.A1" office:value-type="string">
            <text:p text:style-name="P169">(p v !q) → q</text:p>
          </table:table-cell>
        </table:table-row>
        <table:table-row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F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T</text:p>
          </table:table-cell>
        </table:table-row>
        <table:table-row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F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F</text:p>
          </table:table-cell>
        </table:table-row>
        <table:table-row>
          <table:table-cell table:style-name="_31_-1-33-c.A1" office:value-type="string">
            <text:p text:style-name="P169">F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F</text:p>
          </table:table-cell>
          <table:table-cell table:style-name="_31_-1-33-c.A1" office:value-type="string">
            <text:p text:style-name="P171">T (F)</text:p>
          </table:table-cell>
          <table:table-cell table:style-name="_31_-1-33-c.A1" office:value-type="string">
            <text:p text:style-name="P169">T</text:p>
          </table:table-cell>
        </table:table-row>
        <table:table-row table:style-name="_31_-1-33-c.5">
          <table:table-cell table:style-name="_31_-1-33-c.A1" office:value-type="string">
            <text:p text:style-name="P169">F</text:p>
          </table:table-cell>
          <table:table-cell table:style-name="_31_-1-33-c.A1" office:value-type="string">
            <text:p text:style-name="P169">F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T</text:p>
          </table:table-cell>
          <table:table-cell table:style-name="_31_-1-33-c.A1" office:value-type="string">
            <text:p text:style-name="P169">F</text:p>
          </table:table-cell>
        </table:table-row>
      </table:table>
      <text:p text:style-name="P102"/>
      <text:p text:style-name="P102">d) 真值表</text:p>
      <table:table table:name="1-1-33-d" table:style-name="_31_-1-33-d">
        <table:table-column table:style-name="_31_-1-33-d.A" table:number-columns-repeated="5"/>
        <table:table-row>
          <table:table-cell table:style-name="_31_-1-33-d.A1" office:value-type="string">
            <text:p text:style-name="P169">p</text:p>
          </table:table-cell>
          <table:table-cell table:style-name="_31_-1-33-d.A1" office:value-type="string">
            <text:p text:style-name="P169">q</text:p>
          </table:table-cell>
          <table:table-cell table:style-name="_31_-1-33-d.A1" office:value-type="string">
            <text:p text:style-name="P169">P v q</text:p>
          </table:table-cell>
          <table:table-cell table:style-name="_31_-1-33-d.A1" office:value-type="string">
            <text:p text:style-name="P169">P ^ q</text:p>
          </table:table-cell>
          <table:table-cell table:style-name="_31_-1-33-d.A1" office:value-type="string">
            <text:p text:style-name="P169">(p v q) → (p ^ q)</text:p>
          </table:table-cell>
        </table:table-row>
        <table:table-row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T</text:p>
          </table:table-cell>
        </table:table-row>
        <table:table-row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F</text:p>
          </table:table-cell>
        </table:table-row>
        <table:table-row table:style-name="_31_-1-33-d.4"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T</text:p>
          </table:table-cell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F</text:p>
          </table:table-cell>
        </table:table-row>
        <table:table-row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F</text:p>
          </table:table-cell>
          <table:table-cell table:style-name="_31_-1-33-d.A1" office:value-type="string">
            <text:p text:style-name="P169">T</text:p>
          </table:table-cell>
        </table:table-row>
      </table:table>
      <text:p text:style-name="P102"/>
      <text:p text:style-name="P102">e) 真值表</text:p>
      <table:table table:name="1-1-33-e" table:style-name="_31_-1-33-e">
        <table:table-column table:style-name="_31_-1-33-e.A" table:number-columns-repeated="6"/>
        <table:table-column table:style-name="_31_-1-33-e.G"/>
        <table:table-row>
          <table:table-cell table:style-name="_31_-1-33-e.A1" office:value-type="string">
            <text:p text:style-name="P169">p</text:p>
          </table:table-cell>
          <table:table-cell table:style-name="_31_-1-33-e.A1" office:value-type="string">
            <text:p text:style-name="P169">q</text:p>
          </table:table-cell>
          <table:table-cell table:style-name="_31_-1-33-e.A1" office:value-type="string">
            <text:p text:style-name="P167">!<text:span text:style-name="T47">p</text:span></text:p>
          </table:table-cell>
          <table:table-cell table:style-name="_31_-1-33-e.A1" office:value-type="string">
            <text:p text:style-name="P167">!<text:span text:style-name="T47">q</text:span></text:p>
          </table:table-cell>
          <table:table-cell table:style-name="_31_-1-33-e.A1" office:value-type="string">
            <text:p text:style-name="P169">p→q </text:p>
          </table:table-cell>
          <table:table-cell table:style-name="_31_-1-33-e.A1" office:value-type="string">
            <text:p text:style-name="P167">!<text:span text:style-name="T47">q → !p</text:span></text:p>
          </table:table-cell>
          <table:table-cell table:style-name="_31_-1-33-e.A1" office:value-type="string">
            <text:p text:style-name="P169">(p → q) ↔ (!q → !p)</text:p>
          </table:table-cell>
        </table:table-row>
        <table:table-row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69">T</text:p>
          </table:table-cell>
        </table:table-row>
        <table:table-row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70">F</text:p>
          </table:table-cell>
          <table:table-cell table:style-name="_31_-1-33-e.A1" office:value-type="string">
            <text:p text:style-name="P170">T</text:p>
          </table:table-cell>
        </table:table-row>
        <table:table-row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69">T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F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T</text:p>
          </table:table-cell>
        </table:table-row>
        <table:table-row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69">F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T</text:p>
          </table:table-cell>
          <table:table-cell table:style-name="_31_-1-33-e.A1" office:value-type="string">
            <text:p text:style-name="P170">T</text:p>
          </table:table-cell>
        </table:table-row>
      </table:table>
      <text:p text:style-name="P102"/>
      <text:p text:style-name="P102"/>
      <text:p text:style-name="P103"><text:soft-page-break/>f) 真值表</text:p>
      <table:table table:name="1-1-33-f" table:style-name="_31_-1-33-f">
        <table:table-column table:style-name="_31_-1-33-f.A"/>
        <table:table-column table:style-name="_31_-1-33-f.B"/>
        <table:table-column table:style-name="_31_-1-33-f.C"/>
        <table:table-column table:style-name="_31_-1-33-f.D"/>
        <table:table-column table:style-name="_31_-1-33-f.E"/>
        <table:table-row>
          <table:table-cell table:style-name="_31_-1-33-f.A1" office:value-type="string">
            <text:p text:style-name="P170">p</text:p>
          </table:table-cell>
          <table:table-cell table:style-name="_31_-1-33-f.A1" office:value-type="string">
            <text:p text:style-name="P170">q</text:p>
          </table:table-cell>
          <table:table-cell table:style-name="_31_-1-33-f.A1" office:value-type="string">
            <text:p text:style-name="P170">p → q</text:p>
          </table:table-cell>
          <table:table-cell table:style-name="_31_-1-33-f.A1" office:value-type="string">
            <text:p text:style-name="P170">q → p</text:p>
          </table:table-cell>
          <table:table-cell table:style-name="_31_-1-33-f.A1" office:value-type="string">
            <text:p text:style-name="P170">(p → q) → (q → p)</text:p>
          </table:table-cell>
        </table:table-row>
        <table:table-row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</table:table-row>
        <table:table-row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F</text:p>
          </table:table-cell>
          <table:table-cell table:style-name="_31_-1-33-f.A1" office:value-type="string">
            <text:p text:style-name="P170">F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</table:table-row>
        <table:table-row>
          <table:table-cell table:style-name="_31_-1-33-f.A1" office:value-type="string">
            <text:p text:style-name="P170">F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F</text:p>
          </table:table-cell>
          <table:table-cell table:style-name="_31_-1-33-f.A1" office:value-type="string">
            <text:p text:style-name="P170">F</text:p>
          </table:table-cell>
        </table:table-row>
        <table:table-row>
          <table:table-cell table:style-name="_31_-1-33-f.A1" office:value-type="string">
            <text:p text:style-name="P170">F</text:p>
          </table:table-cell>
          <table:table-cell table:style-name="_31_-1-33-f.A1" office:value-type="string">
            <text:p text:style-name="P170">F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  <table:table-cell table:style-name="_31_-1-33-f.A1" office:value-type="string">
            <text:p text:style-name="P170">T</text:p>
          </table:table-cell>
        </table:table-row>
      </table:table>
      <text:p text:style-name="P103"/>
      <text:p text:style-name="P104">34</text:p>
      <text:p text:style-name="P104">a) 真值表</text:p>
      <table:table table:name="1-1-34-a" table:style-name="_31_-1-34-a">
        <table:table-column table:style-name="_31_-1-34-a.A" table:number-columns-repeated="3"/>
        <table:table-row>
          <table:table-cell table:style-name="_31_-1-34-a.A1" office:value-type="string">
            <text:p text:style-name="P172">p</text:p>
          </table:table-cell>
          <table:table-cell table:style-name="_31_-1-34-a.A1" office:value-type="string">
            <text:p text:style-name="P167">!<text:span text:style-name="T49">p</text:span></text:p>
          </table:table-cell>
          <table:table-cell table:style-name="_31_-1-34-a.A1" office:value-type="string">
            <text:p text:style-name="P172">P → !p</text:p>
          </table:table-cell>
        </table:table-row>
        <table:table-row>
          <table:table-cell table:style-name="_31_-1-34-a.A1" office:value-type="string">
            <text:p text:style-name="P172">T</text:p>
          </table:table-cell>
          <table:table-cell table:style-name="_31_-1-34-a.A1" office:value-type="string">
            <text:p text:style-name="P172">F</text:p>
          </table:table-cell>
          <table:table-cell table:style-name="_31_-1-34-a.A1" office:value-type="string">
            <text:p text:style-name="P172">F</text:p>
          </table:table-cell>
        </table:table-row>
        <table:table-row>
          <table:table-cell table:style-name="_31_-1-34-a.A1" office:value-type="string">
            <text:p text:style-name="P172">F</text:p>
          </table:table-cell>
          <table:table-cell table:style-name="_31_-1-34-a.A1" office:value-type="string">
            <text:p text:style-name="P172">T</text:p>
          </table:table-cell>
          <table:table-cell table:style-name="_31_-1-34-a.A1" office:value-type="string">
            <text:p text:style-name="P172">T</text:p>
          </table:table-cell>
        </table:table-row>
      </table:table>
      <text:p text:style-name="P104"/>
      <text:p text:style-name="P105">b) 真值表</text:p>
      <table:table table:name="1-1-34-b" table:style-name="_31_-1-34-b">
        <table:table-column table:style-name="_31_-1-34-b.A" table:number-columns-repeated="3"/>
        <table:table-row>
          <table:table-cell table:style-name="_31_-1-34-b.A1" office:value-type="string">
            <text:p text:style-name="P173">p</text:p>
          </table:table-cell>
          <table:table-cell table:style-name="_31_-1-34-b.A1" office:value-type="string">
            <text:p text:style-name="P167">!<text:span text:style-name="T50">p</text:span></text:p>
          </table:table-cell>
          <table:table-cell table:style-name="_31_-1-34-b.A1" office:value-type="string">
            <text:p text:style-name="P173">P ↔ !p</text:p>
          </table:table-cell>
        </table:table-row>
        <table:table-row>
          <table:table-cell table:style-name="_31_-1-34-b.A1" office:value-type="string">
            <text:p text:style-name="P173">T</text:p>
          </table:table-cell>
          <table:table-cell table:style-name="_31_-1-34-b.A1" office:value-type="string">
            <text:p text:style-name="P173">F</text:p>
          </table:table-cell>
          <table:table-cell table:style-name="_31_-1-34-b.A1" office:value-type="string">
            <text:p text:style-name="P173">F</text:p>
          </table:table-cell>
        </table:table-row>
        <table:table-row table:style-name="_31_-1-34-b.3">
          <table:table-cell table:style-name="_31_-1-34-b.A1" office:value-type="string">
            <text:p text:style-name="P173">F</text:p>
          </table:table-cell>
          <table:table-cell table:style-name="_31_-1-34-b.A1" office:value-type="string">
            <text:p text:style-name="P173">T</text:p>
          </table:table-cell>
          <table:table-cell table:style-name="_31_-1-34-b.A1" office:value-type="string">
            <text:p text:style-name="P173">F</text:p>
          </table:table-cell>
        </table:table-row>
      </table:table>
      <text:p text:style-name="P105"/>
      <text:p text:style-name="P106">c) 真值表</text:p>
      <table:table table:name="1-1-34-c" table:style-name="_31_-1-34-c">
        <table:table-column table:style-name="_31_-1-34-c.A" table:number-columns-repeated="2"/>
        <table:table-column table:style-name="_31_-1-34-c.C"/>
        <table:table-column table:style-name="_31_-1-34-c.D"/>
        <table:table-row>
          <table:table-cell table:style-name="_31_-1-34-c.A1" office:value-type="string">
            <text:p text:style-name="P174">p</text:p>
          </table:table-cell>
          <table:table-cell table:style-name="_31_-1-34-c.A1" office:value-type="string">
            <text:p text:style-name="P174">q</text:p>
          </table:table-cell>
          <table:table-cell table:style-name="_31_-1-34-c.A1" office:value-type="string">
            <text:p text:style-name="P174">p V q</text:p>
          </table:table-cell>
          <table:table-cell table:style-name="_31_-1-34-c.A1" office:value-type="string">
            <text:p text:style-name="P174">P (+) (p v q)</text:p>
          </table:table-cell>
        </table:table-row>
        <table:table-row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F</text:p>
          </table:table-cell>
        </table:table-row>
        <table:table-row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F</text:p>
          </table:table-cell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F</text:p>
          </table:table-cell>
        </table:table-row>
        <table:table-row>
          <table:table-cell table:style-name="_31_-1-34-c.A1" office:value-type="string">
            <text:p text:style-name="P174">F</text:p>
          </table:table-cell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T</text:p>
          </table:table-cell>
          <table:table-cell table:style-name="_31_-1-34-c.A1" office:value-type="string">
            <text:p text:style-name="P174">T</text:p>
          </table:table-cell>
        </table:table-row>
        <table:table-row>
          <table:table-cell table:style-name="_31_-1-34-c.A1" office:value-type="string">
            <text:p text:style-name="P174">F</text:p>
          </table:table-cell>
          <table:table-cell table:style-name="_31_-1-34-c.A1" office:value-type="string">
            <text:p text:style-name="P174">F</text:p>
          </table:table-cell>
          <table:table-cell table:style-name="_31_-1-34-c.A1" office:value-type="string">
            <text:p text:style-name="P174">F</text:p>
          </table:table-cell>
          <table:table-cell table:style-name="_31_-1-34-c.A1" office:value-type="string">
            <text:p text:style-name="P174">F</text:p>
          </table:table-cell>
        </table:table-row>
      </table:table>
      <text:p text:style-name="P106"/>
      <text:p text:style-name="P107">d) 真值表</text:p>
      <table:table table:name="1-1-34-d" table:style-name="_31_-1-34-d">
        <table:table-column table:style-name="_31_-1-34-d.A"/>
        <table:table-column table:style-name="_31_-1-34-d.B"/>
        <table:table-column table:style-name="_31_-1-34-d.C"/>
        <table:table-column table:style-name="_31_-1-34-d.D"/>
        <table:table-column table:style-name="_31_-1-34-d.E"/>
        <table:table-row>
          <table:table-cell table:style-name="_31_-1-34-d.A1" office:value-type="string">
            <text:p text:style-name="P175">p</text:p>
          </table:table-cell>
          <table:table-cell table:style-name="_31_-1-34-d.A1" office:value-type="string">
            <text:p text:style-name="P175">q</text:p>
          </table:table-cell>
          <table:table-cell table:style-name="_31_-1-34-d.A1" office:value-type="string">
            <text:p text:style-name="P175">P ^ q</text:p>
          </table:table-cell>
          <table:table-cell table:style-name="_31_-1-34-d.A1" office:value-type="string">
            <text:p text:style-name="P175">P v q</text:p>
          </table:table-cell>
          <table:table-cell table:style-name="_31_-1-34-d.A1" office:value-type="string">
            <text:p text:style-name="P175">(p ^ q) → (p v q)</text:p>
          </table:table-cell>
        </table:table-row>
        <table:table-row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T</text:p>
          </table:table-cell>
        </table:table-row>
        <table:table-row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T</text:p>
          </table:table-cell>
        </table:table-row>
        <table:table-row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T</text:p>
          </table:table-cell>
          <table:table-cell table:style-name="_31_-1-34-d.A1" office:value-type="string">
            <text:p text:style-name="P175">T</text:p>
          </table:table-cell>
        </table:table-row>
        <table:table-row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F</text:p>
          </table:table-cell>
          <table:table-cell table:style-name="_31_-1-34-d.A1" office:value-type="string">
            <text:p text:style-name="P175">T</text:p>
          </table:table-cell>
        </table:table-row>
      </table:table>
      <text:p text:style-name="P107"/>
      <text:p text:style-name="P108">e) 真值表</text:p>
      <table:table table:name="1-1-34-e" table:style-name="_31_-1-34-e">
        <table:table-column table:style-name="_31_-1-34-e.A"/>
        <table:table-column table:style-name="_31_-1-34-e.B"/>
        <table:table-column table:style-name="_31_-1-34-e.C"/>
        <table:table-column table:style-name="_31_-1-34-e.D"/>
        <table:table-column table:style-name="_31_-1-34-e.E"/>
        <table:table-column table:style-name="_31_-1-34-e.F"/>
        <table:table-row>
          <table:table-cell table:style-name="_31_-1-34-e.A1" office:value-type="string">
            <text:p text:style-name="P176">p</text:p>
          </table:table-cell>
          <table:table-cell table:style-name="_31_-1-34-e.A1" office:value-type="string">
            <text:p text:style-name="P176">q</text:p>
          </table:table-cell>
          <table:table-cell table:style-name="_31_-1-34-e.A1" office:value-type="string">
            <text:p text:style-name="P176">!p</text:p>
          </table:table-cell>
          <table:table-cell table:style-name="_31_-1-34-e.A1" office:value-type="string">
            <text:p text:style-name="P176">q→ !p</text:p>
          </table:table-cell>
          <table:table-cell table:style-name="_31_-1-34-e.A1" office:value-type="string">
            <text:p text:style-name="P176">p ↔ q</text:p>
          </table:table-cell>
          <table:table-cell table:style-name="_31_-1-34-e.A1" office:value-type="string">
            <text:p text:style-name="P176">(q→!p) ↔ <text:s text:c="2"/></text:p>
            <text:p text:style-name="P176">(p ↔ q )</text:p>
          </table:table-cell>
        </table:table-row>
        <table:table-row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T</text:p>
          </table:table-cell>
        </table:table-row>
        <table:table-row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F</text:p>
          </table:table-cell>
        </table:table-row>
        <table:table-row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</table:table-row>
        <table:table-row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F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  <table:table-cell table:style-name="_31_-1-34-e.A1" office:value-type="string">
            <text:p text:style-name="P176">T</text:p>
          </table:table-cell>
        </table:table-row>
      </table:table>
      <text:p text:style-name="P109"/>
      <text:p text:style-name="P109">g) 真值表</text:p>
      <table:table table:name="1-1-34-f" table:style-name="_31_-1-34-f">
        <table:table-column table:style-name="_31_-1-34-f.A"/>
        <table:table-column table:style-name="_31_-1-34-f.B"/>
        <table:table-column table:style-name="_31_-1-34-f.C"/>
        <table:table-column table:style-name="_31_-1-34-f.D"/>
        <table:table-column table:style-name="_31_-1-34-f.E"/>
        <table:table-column table:style-name="_31_-1-34-f.F"/>
        <table:table-row>
          <table:table-cell table:style-name="_31_-1-34-f.A1" office:value-type="string">
            <text:p text:style-name="P177">p</text:p>
          </table:table-cell>
          <table:table-cell table:style-name="_31_-1-34-f.A1" office:value-type="string">
            <text:p text:style-name="P177">q</text:p>
          </table:table-cell>
          <table:table-cell table:style-name="_31_-1-34-f.A1" office:value-type="string">
            <text:p text:style-name="P177">!q</text:p>
          </table:table-cell>
          <table:table-cell table:style-name="_31_-1-34-f.A1" office:value-type="string">
            <text:p text:style-name="P177">p ↔ q</text:p>
          </table:table-cell>
          <table:table-cell table:style-name="_31_-1-34-f.A1" office:value-type="string">
            <text:p text:style-name="P177">p ↔ !q</text:p>
          </table:table-cell>
          <table:table-cell table:style-name="_31_-1-34-f.A1" office:value-type="string">
            <text:p text:style-name="P177">(p↔q)(+) (p ↔ !q)</text:p>
          </table:table-cell>
        </table:table-row>
        <table:table-row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T</text:p>
          </table:table-cell>
        </table:table-row>
        <table:table-row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T</text:p>
          </table:table-cell>
        </table:table-row>
        <table:table-row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F</text:p>
          </table:table-cell>
        </table:table-row>
        <table:table-row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T</text:p>
          </table:table-cell>
          <table:table-cell table:style-name="_31_-1-34-f.A1" office:value-type="string">
            <text:p text:style-name="P177">F</text:p>
          </table:table-cell>
          <table:table-cell table:style-name="_31_-1-34-f.A1" office:value-type="string">
            <text:p text:style-name="P177">F</text:p>
          </table:table-cell>
        </table:table-row>
      </table:table>
      <text:p text:style-name="P109"/>
      <text:p text:style-name="P224">35</text:p>
      <text:p text:style-name="P110">a) 真值表</text:p>
      <table:table table:name="1-1-35-a" table:style-name="_31_-1-35-a">
        <table:table-column table:style-name="_31_-1-35-a.A"/>
        <table:table-column table:style-name="_31_-1-35-a.B"/>
        <table:table-column table:style-name="_31_-1-35-a.C"/>
        <table:table-column table:style-name="_31_-1-35-a.D"/>
        <table:table-column table:style-name="_31_-1-35-a.E"/>
        <table:table-row>
          <table:table-cell table:style-name="_31_-1-35-a.A1" office:value-type="string">
            <text:p text:style-name="P178">p</text:p>
          </table:table-cell>
          <table:table-cell table:style-name="_31_-1-35-a.A1" office:value-type="string">
            <text:p text:style-name="P178">q</text:p>
          </table:table-cell>
          <table:table-cell table:style-name="_31_-1-35-a.A1" office:value-type="string">
            <text:p text:style-name="P178">p v q</text:p>
          </table:table-cell>
          <table:table-cell table:style-name="_31_-1-35-a.A1" office:value-type="string">
            <text:p text:style-name="P178">p (+) q</text:p>
          </table:table-cell>
          <table:table-cell table:style-name="_31_-1-35-a.A1" office:value-type="string">
            <text:p text:style-name="P187">(p v q) →<text:span text:style-name="T53"> </text:span><text:s/>(p (+) q)</text:p>
          </table:table-cell>
        </table:table-row>
        <table:table-row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88">F</text:p>
          </table:table-cell>
        </table:table-row>
        <table:table-row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88">T</text:p>
          </table:table-cell>
        </table:table-row>
        <table:table-row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78">T</text:p>
          </table:table-cell>
          <table:table-cell table:style-name="_31_-1-35-a.A1" office:value-type="string">
            <text:p text:style-name="P188">T</text:p>
          </table:table-cell>
        </table:table-row>
        <table:table-row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78">F</text:p>
          </table:table-cell>
          <table:table-cell table:style-name="_31_-1-35-a.A1" office:value-type="string">
            <text:p text:style-name="P188">T</text:p>
          </table:table-cell>
        </table:table-row>
      </table:table>
      <text:p text:style-name="P110"/>
      <text:p text:style-name="P111">b) 真值表</text:p>
      <table:table table:name="1-1-35-b" table:style-name="_31_-1-35-b">
        <table:table-column table:style-name="_31_-1-35-b.A"/>
        <table:table-column table:style-name="_31_-1-35-b.B"/>
        <table:table-column table:style-name="_31_-1-35-b.C"/>
        <table:table-column table:style-name="_31_-1-35-b.D"/>
        <table:table-column table:style-name="_31_-1-35-b.E"/>
        <table:table-row>
          <table:table-cell table:style-name="_31_-1-35-b.A1" office:value-type="string">
            <text:p text:style-name="P179">p</text:p>
          </table:table-cell>
          <table:table-cell table:style-name="_31_-1-35-b.A1" office:value-type="string">
            <text:p text:style-name="P179">q</text:p>
          </table:table-cell>
          <table:table-cell table:style-name="_31_-1-35-b.A1" office:value-type="string">
            <text:p text:style-name="P179">P (+) q</text:p>
          </table:table-cell>
          <table:table-cell table:style-name="_31_-1-35-b.A1" office:value-type="string">
            <text:p text:style-name="P179">P ^ q</text:p>
          </table:table-cell>
          <table:table-cell table:style-name="_31_-1-35-b.A1" office:value-type="string">
            <text:p text:style-name="P179">(P (+) q) → (P ^ q)</text:p>
          </table:table-cell>
        </table:table-row>
        <table:table-row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T</text:p>
          </table:table-cell>
        </table:table-row>
        <table:table-row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F</text:p>
          </table:table-cell>
        </table:table-row>
        <table:table-row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T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F</text:p>
          </table:table-cell>
        </table:table-row>
        <table:table-row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F</text:p>
          </table:table-cell>
          <table:table-cell table:style-name="_31_-1-35-b.A1" office:value-type="string">
            <text:p text:style-name="P179">T</text:p>
          </table:table-cell>
        </table:table-row>
      </table:table>
      <text:p text:style-name="P111"/>
      <text:p text:style-name="P112">c) 真值表</text:p>
      <table:table table:name="1-1-35-c" table:style-name="_31_-1-35-c">
        <table:table-column table:style-name="_31_-1-35-c.A"/>
        <table:table-column table:style-name="_31_-1-35-c.B"/>
        <table:table-column table:style-name="_31_-1-35-c.C"/>
        <table:table-column table:style-name="_31_-1-35-c.D"/>
        <table:table-column table:style-name="_31_-1-35-c.E"/>
        <table:table-row>
          <table:table-cell table:style-name="_31_-1-35-c.A1" office:value-type="string">
            <text:p text:style-name="P180">p</text:p>
          </table:table-cell>
          <table:table-cell table:style-name="_31_-1-35-c.A1" office:value-type="string">
            <text:p text:style-name="P180">q</text:p>
          </table:table-cell>
          <table:table-cell table:style-name="_31_-1-35-c.A1" office:value-type="string">
            <text:p text:style-name="P180">P v q</text:p>
          </table:table-cell>
          <table:table-cell table:style-name="_31_-1-35-c.A1" office:value-type="string">
            <text:p text:style-name="P180">P ^ q</text:p>
          </table:table-cell>
          <table:table-cell table:style-name="_31_-1-35-c.A1" office:value-type="string">
            <text:p text:style-name="P180">(P v q) (+) (P ^ q)</text:p>
          </table:table-cell>
        </table:table-row>
        <table:table-row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F</text:p>
          </table:table-cell>
        </table:table-row>
        <table:table-row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T</text:p>
          </table:table-cell>
        </table:table-row>
        <table:table-row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T</text:p>
          </table:table-cell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T</text:p>
          </table:table-cell>
        </table:table-row>
        <table:table-row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F</text:p>
          </table:table-cell>
          <table:table-cell table:style-name="_31_-1-35-c.A1" office:value-type="string">
            <text:p text:style-name="P180">F</text:p>
          </table:table-cell>
        </table:table-row>
      </table:table>
      <text:p text:style-name="P112"/>
      <text:p text:style-name="P113">d) 真值表</text:p>
      <table:table table:name="1-1-35-d" table:style-name="_31_-1-35-d">
        <table:table-column table:style-name="_31_-1-35-d.A"/>
        <table:table-column table:style-name="_31_-1-35-d.B"/>
        <table:table-column table:style-name="_31_-1-35-d.C"/>
        <table:table-column table:style-name="_31_-1-35-d.D"/>
        <table:table-column table:style-name="_31_-1-35-d.E"/>
        <table:table-column table:style-name="_31_-1-35-d.F"/>
        <table:table-row>
          <table:table-cell table:style-name="_31_-1-35-d.A1" office:value-type="string">
            <text:p text:style-name="P181">p</text:p>
          </table:table-cell>
          <table:table-cell table:style-name="_31_-1-35-d.A1" office:value-type="string">
            <text:p text:style-name="P181">q</text:p>
          </table:table-cell>
          <table:table-cell table:style-name="_31_-1-35-d.A1" office:value-type="string">
            <text:p text:style-name="P167">!<text:span text:style-name="T51">p</text:span></text:p>
          </table:table-cell>
          <table:table-cell table:style-name="_31_-1-35-d.A1" office:value-type="string">
            <text:p text:style-name="P181">P ↔ q</text:p>
          </table:table-cell>
          <table:table-cell table:style-name="_31_-1-35-d.A1" office:value-type="string">
            <text:p text:style-name="P167">!<text:span text:style-name="T51">p ↔ q</text:span></text:p>
          </table:table-cell>
          <table:table-cell table:style-name="_31_-1-35-d.A1" office:value-type="string">
            <text:p text:style-name="P181">(P ↔ q) (+) (!p ↔ q)</text:p>
          </table:table-cell>
        </table:table-row>
        <table:table-row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9">F</text:p>
          </table:table-cell>
          <table:table-cell table:style-name="_31_-1-35-d.A1" office:value-type="string">
            <text:p text:style-name="P189">F (T)</text:p>
          </table:table-cell>
        </table:table-row>
        <table:table-row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T</text:p>
          </table:table-cell>
        </table:table-row>
        <table:table-row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T</text:p>
          </table:table-cell>
        </table:table-row>
        <table:table-row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T</text:p>
          </table:table-cell>
          <table:table-cell table:style-name="_31_-1-35-d.A1" office:value-type="string">
            <text:p text:style-name="P182">F</text:p>
          </table:table-cell>
          <table:table-cell table:style-name="_31_-1-35-d.A1" office:value-type="string">
            <text:p text:style-name="P182">T</text:p>
          </table:table-cell>
        </table:table-row>
      </table:table>
      <text:p text:style-name="P113"/>
      <text:p text:style-name="P114">e) 真值表</text:p>
      <table:table table:name="1-1-35-e" table:style-name="_31_-1-35-e">
        <table:table-column table:style-name="_31_-1-35-e.A"/>
        <table:table-column table:style-name="_31_-1-35-e.B"/>
        <table:table-column table:style-name="_31_-1-35-e.C"/>
        <table:table-column table:style-name="_31_-1-35-e.D"/>
        <table:table-column table:style-name="_31_-1-35-e.E"/>
        <table:table-column table:style-name="_31_-1-35-e.F"/>
        <table:table-column table:style-name="_31_-1-35-e.G"/>
        <table:table-column table:style-name="_31_-1-35-e.H"/>
        <table:table-row>
          <table:table-cell table:style-name="_31_-1-35-e.A1" office:value-type="string">
            <text:p text:style-name="P183">p</text:p>
          </table:table-cell>
          <table:table-cell table:style-name="_31_-1-35-e.A1" office:value-type="string">
            <text:p text:style-name="P183">q</text:p>
          </table:table-cell>
          <table:table-cell table:style-name="_31_-1-35-e.A1" office:value-type="string">
            <text:p text:style-name="P183">r</text:p>
          </table:table-cell>
          <table:table-cell table:style-name="_31_-1-35-e.A1" office:value-type="string">
            <text:p text:style-name="P167">!<text:span text:style-name="T52">p</text:span></text:p>
          </table:table-cell>
          <table:table-cell table:style-name="_31_-1-35-e.A1" office:value-type="string">
            <text:p text:style-name="P167">!<text:span text:style-name="T52">r</text:span></text:p>
          </table:table-cell>
          <table:table-cell table:style-name="_31_-1-35-e.A1" office:value-type="string">
            <text:p text:style-name="P183">P ↔ q</text:p>
          </table:table-cell>
          <table:table-cell table:style-name="_31_-1-35-e.A1" office:value-type="string">
            <text:p text:style-name="P167">!<text:span text:style-name="T52">p ↔ !r</text:span></text:p>
          </table:table-cell>
          <table:table-cell table:style-name="_31_-1-35-e.A1" office:value-type="string">
            <text:p text:style-name="P183">(P ↔ q) (+) (!p ↔ !r)</text:p>
          </table:table-cell>
        </table:table-row>
        <table:table-row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</table:table-row>
        <table:table-row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</table:table-row>
        <table:table-row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</table:table-row>
        <table:table-row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</table:table-row>
        <table:table-row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</table:table-row>
        <table:table-row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</table:table-row>
        <table:table-row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</table:table-row>
        <table:table-row table:style-name="_31_-1-35-e.9"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F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T</text:p>
          </table:table-cell>
          <table:table-cell table:style-name="_31_-1-35-e.A1" office:value-type="string">
            <text:p text:style-name="P184">F</text:p>
          </table:table-cell>
        </table:table-row>
      </table:table>
      <text:p text:style-name="P114"/>
      <text:p text:style-name="P115">f) 真值表</text:p>
      <table:table table:name="1-1-35-f" table:style-name="_31_-1-35-f">
        <table:table-column table:style-name="_31_-1-35-f.A"/>
        <table:table-column table:style-name="_31_-1-35-f.B"/>
        <table:table-column table:style-name="_31_-1-35-f.C"/>
        <table:table-column table:style-name="_31_-1-35-f.D"/>
        <table:table-column table:style-name="_31_-1-35-f.E"/>
        <table:table-column table:style-name="_31_-1-35-f.F"/>
        <table:table-row>
          <table:table-cell table:style-name="_31_-1-35-f.A1" office:value-type="string">
            <text:p text:style-name="P185">p</text:p>
          </table:table-cell>
          <table:table-cell table:style-name="_31_-1-35-f.A1" office:value-type="string">
            <text:p text:style-name="P185">q</text:p>
          </table:table-cell>
          <table:table-cell table:style-name="_31_-1-35-f.A1" office:value-type="string">
            <text:p text:style-name="P185">!q</text:p>
          </table:table-cell>
          <table:table-cell table:style-name="_31_-1-35-f.A1" office:value-type="string">
            <text:p text:style-name="P185">P (+) q</text:p>
          </table:table-cell>
          <table:table-cell table:style-name="_31_-1-35-f.A1" office:value-type="string">
            <text:p text:style-name="P185">P (+) !q</text:p>
          </table:table-cell>
          <table:table-cell table:style-name="_31_-1-35-f.A1" office:value-type="string">
            <text:p text:style-name="P185">(P (+) q) <text:span text:style-name="T54">→</text:span> (P (+) !q)</text:p>
          </table:table-cell>
        </table:table-row>
        <table:table-row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T</text:p>
          </table:table-cell>
        </table:table-row>
        <table:table-row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9">T (F)</text:p>
          </table:table-cell>
        </table:table-row>
        <table:table-row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F</text:p>
          </table:table-cell>
        </table:table-row>
        <table:table-row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F</text:p>
          </table:table-cell>
          <table:table-cell table:style-name="_31_-1-35-f.A1" office:value-type="string">
            <text:p text:style-name="P186">T</text:p>
          </table:table-cell>
          <table:table-cell table:style-name="_31_-1-35-f.A1" office:value-type="string">
            <text:p text:style-name="P186">T</text:p>
          </table:table-cell>
        </table:table-row>
      </table:table>
      <text:p text:style-name="P115"/>
      <text:p text:style-name="P225">36</text:p>
      <text:p text:style-name="P116">a) 真值表</text:p>
      <table:table table:name="1-1-36-a" table:style-name="_31_-1-36-a">
        <table:table-column table:style-name="_31_-1-36-a.A"/>
        <table:table-column table:style-name="_31_-1-36-a.B"/>
        <table:table-row>
          <table:table-cell table:style-name="_31_-1-36-a.A1" office:value-type="string">
            <text:p text:style-name="P190">p</text:p>
          </table:table-cell>
          <table:table-cell table:style-name="_31_-1-36-a.A1" office:value-type="string">
            <text:p text:style-name="P190">P (+) P</text:p>
          </table:table-cell>
        </table:table-row>
        <table:table-row>
          <table:table-cell table:style-name="_31_-1-36-a.A1" office:value-type="string">
            <text:p text:style-name="P190">T</text:p>
          </table:table-cell>
          <table:table-cell table:style-name="_31_-1-36-a.A1" office:value-type="string">
            <text:p text:style-name="P190">F</text:p>
          </table:table-cell>
        </table:table-row>
        <table:table-row>
          <table:table-cell table:style-name="_31_-1-36-a.A1" office:value-type="string">
            <text:p text:style-name="P190">F</text:p>
          </table:table-cell>
          <table:table-cell table:style-name="_31_-1-36-a.A1" office:value-type="string">
            <text:p text:style-name="P190">F</text:p>
          </table:table-cell>
        </table:table-row>
      </table:table>
      <text:p text:style-name="P116"/>
      <text:p text:style-name="P117">b) 真值表</text:p>
      <table:table table:name="1-1-36-b" table:style-name="_31_-1-36-b">
        <table:table-column table:style-name="_31_-1-36-b.A"/>
        <table:table-column table:style-name="_31_-1-36-b.B"/>
        <table:table-column table:style-name="_31_-1-36-b.C"/>
        <table:table-row>
          <table:table-cell table:style-name="_31_-1-36-b.A1" office:value-type="string">
            <text:p text:style-name="P190">p</text:p>
          </table:table-cell>
          <table:table-cell table:style-name="_31_-1-36-b.A1" office:value-type="string">
            <text:p text:style-name="P167">!<text:span text:style-name="T55">p</text:span></text:p>
          </table:table-cell>
          <table:table-cell table:style-name="_31_-1-36-b.A1" office:value-type="string">
            <text:p text:style-name="P190">P (+) !p</text:p>
          </table:table-cell>
        </table:table-row>
        <table:table-row>
          <table:table-cell table:style-name="_31_-1-36-b.A1" office:value-type="string">
            <text:p text:style-name="P190">T</text:p>
          </table:table-cell>
          <table:table-cell table:style-name="_31_-1-36-b.A1" office:value-type="string">
            <text:p text:style-name="P190">F</text:p>
          </table:table-cell>
          <table:table-cell table:style-name="_31_-1-36-b.A1" office:value-type="string">
            <text:p text:style-name="P190">T</text:p>
          </table:table-cell>
        </table:table-row>
        <table:table-row>
          <table:table-cell table:style-name="_31_-1-36-b.A1" office:value-type="string">
            <text:p text:style-name="P190">F</text:p>
          </table:table-cell>
          <table:table-cell table:style-name="_31_-1-36-b.A1" office:value-type="string">
            <text:p text:style-name="P190">T</text:p>
          </table:table-cell>
          <table:table-cell table:style-name="_31_-1-36-b.A1" office:value-type="string">
            <text:p text:style-name="P190">T</text:p>
          </table:table-cell>
        </table:table-row>
      </table:table>
      <text:p text:style-name="P117"/>
      <text:p text:style-name="P118">c) 真值表</text:p>
      <table:table table:name="1-1-36-c" table:style-name="_31_-1-36-c">
        <table:table-column table:style-name="_31_-1-36-c.A"/>
        <table:table-column table:style-name="_31_-1-36-c.B"/>
        <table:table-column table:style-name="_31_-1-36-c.C"/>
        <table:table-column table:style-name="_31_-1-36-c.D"/>
        <table:table-row>
          <table:table-cell table:style-name="_31_-1-36-c.A1" office:value-type="string">
            <text:p text:style-name="P191">p</text:p>
          </table:table-cell>
          <table:table-cell table:style-name="_31_-1-36-c.A1" office:value-type="string">
            <text:p text:style-name="P191">q</text:p>
          </table:table-cell>
          <table:table-cell table:style-name="_31_-1-36-c.A1" office:value-type="string">
            <text:p text:style-name="P167">!<text:span text:style-name="T56">q</text:span></text:p>
          </table:table-cell>
          <table:table-cell table:style-name="_31_-1-36-c.A1" office:value-type="string">
            <text:p text:style-name="P191">P (+) !q</text:p>
          </table:table-cell>
        </table:table-row>
        <table:table-row>
          <table:table-cell table:style-name="_31_-1-36-c.A1" office:value-type="string">
            <text:p text:style-name="P191">T</text:p>
          </table:table-cell>
          <table:table-cell table:style-name="_31_-1-36-c.A1" office:value-type="string">
            <text:p text:style-name="P191">T</text:p>
          </table:table-cell>
          <table:table-cell table:style-name="_31_-1-36-c.A1" office:value-type="string">
            <text:p text:style-name="P191">F</text:p>
          </table:table-cell>
          <table:table-cell table:style-name="_31_-1-36-c.A1" office:value-type="string">
            <text:p text:style-name="P191">T</text:p>
          </table:table-cell>
        </table:table-row>
        <table:table-row>
          <table:table-cell table:style-name="_31_-1-36-c.A1" office:value-type="string">
            <text:p text:style-name="P191">T</text:p>
          </table:table-cell>
          <table:table-cell table:style-name="_31_-1-36-c.A1" office:value-type="string">
            <text:p text:style-name="P191">F</text:p>
          </table:table-cell>
          <table:table-cell table:style-name="_31_-1-36-c.A1" office:value-type="string">
            <text:p text:style-name="P191">T</text:p>
          </table:table-cell>
          <table:table-cell table:style-name="_31_-1-36-c.A1" office:value-type="string">
            <text:p text:style-name="P191">F</text:p>
          </table:table-cell>
        </table:table-row>
        <table:table-row>
          <table:table-cell table:style-name="_31_-1-36-c.A1" office:value-type="string">
            <text:p text:style-name="P191">F</text:p>
          </table:table-cell>
          <table:table-cell table:style-name="_31_-1-36-c.A1" office:value-type="string">
            <text:p text:style-name="P191">T</text:p>
          </table:table-cell>
          <table:table-cell table:style-name="_31_-1-36-c.A1" office:value-type="string">
            <text:p text:style-name="P191">F</text:p>
          </table:table-cell>
          <table:table-cell table:style-name="_31_-1-36-c.A1" office:value-type="string">
            <text:p text:style-name="P191">F</text:p>
          </table:table-cell>
        </table:table-row>
        <table:table-row>
          <table:table-cell table:style-name="_31_-1-36-c.A1" office:value-type="string">
            <text:p text:style-name="P191">F</text:p>
          </table:table-cell>
          <table:table-cell table:style-name="_31_-1-36-c.A1" office:value-type="string">
            <text:p text:style-name="P191">F</text:p>
          </table:table-cell>
          <table:table-cell table:style-name="_31_-1-36-c.A1" office:value-type="string">
            <text:p text:style-name="P191">T</text:p>
          </table:table-cell>
          <table:table-cell table:style-name="_31_-1-36-c.A1" office:value-type="string">
            <text:p text:style-name="P191">T</text:p>
          </table:table-cell>
        </table:table-row>
      </table:table>
      <text:p text:style-name="P118"/>
      <text:p text:style-name="P119">d) 真值表</text:p>
      <table:table table:name="1-1-36-d" table:style-name="_31_-1-36-d">
        <table:table-column table:style-name="_31_-1-36-d.A" table:number-columns-repeated="4"/>
        <table:table-column table:style-name="_31_-1-36-d.E"/>
        <table:table-row>
          <table:table-cell table:style-name="_31_-1-36-d.A1" office:value-type="string">
            <text:p text:style-name="P192">p</text:p>
          </table:table-cell>
          <table:table-cell table:style-name="_31_-1-36-d.A1" office:value-type="string">
            <text:p text:style-name="P192">q</text:p>
          </table:table-cell>
          <table:table-cell table:style-name="_31_-1-36-d.A1" office:value-type="string">
            <text:p text:style-name="P167">!<text:span text:style-name="T57">p</text:span></text:p>
          </table:table-cell>
          <table:table-cell table:style-name="_31_-1-36-d.A1" office:value-type="string">
            <text:p text:style-name="P167">!<text:span text:style-name="T57">q</text:span></text:p>
          </table:table-cell>
          <table:table-cell table:style-name="_31_-1-36-d.A1" office:value-type="string">
            <text:p text:style-name="P167">!<text:span text:style-name="T57">p (+) !q</text:span></text:p>
          </table:table-cell>
        </table:table-row>
        <table:table-row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F</text:p>
          </table:table-cell>
        </table:table-row>
        <table:table-row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T</text:p>
          </table:table-cell>
        </table:table-row>
        <table:table-row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T</text:p>
          </table:table-cell>
        </table:table-row>
        <table:table-row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F</text:p>
          </table:table-cell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T</text:p>
          </table:table-cell>
          <table:table-cell table:style-name="_31_-1-36-d.A1" office:value-type="string">
            <text:p text:style-name="P192">F</text:p>
          </table:table-cell>
        </table:table-row>
      </table:table>
      <text:p text:style-name="P119"/>
      <text:p text:style-name="P120">e) 真值表</text:p>
      <table:table table:name="1-1-36-e" table:style-name="_31_-1-36-e">
        <table:table-column table:style-name="_31_-1-36-e.A"/>
        <table:table-column table:style-name="_31_-1-36-e.B"/>
        <table:table-column table:style-name="_31_-1-36-e.A"/>
        <table:table-column table:style-name="_31_-1-36-e.D" table:number-columns-repeated="2"/>
        <table:table-column table:style-name="_31_-1-36-e.F"/>
        <table:table-row>
          <table:table-cell table:style-name="_31_-1-36-e.A1" office:value-type="string">
            <text:p text:style-name="P193">p</text:p>
          </table:table-cell>
          <table:table-cell table:style-name="_31_-1-36-e.A1" office:value-type="string">
            <text:p text:style-name="P193">q</text:p>
          </table:table-cell>
          <table:table-cell table:style-name="_31_-1-36-e.A1" office:value-type="string">
            <text:p text:style-name="P167">!<text:span text:style-name="T58">q</text:span></text:p>
          </table:table-cell>
          <table:table-cell table:style-name="_31_-1-36-e.A1" office:value-type="string">
            <text:p text:style-name="P193">P (+) q</text:p>
          </table:table-cell>
          <table:table-cell table:style-name="_31_-1-36-e.A1" office:value-type="string">
            <text:p text:style-name="P193">P (+) !q</text:p>
          </table:table-cell>
          <table:table-cell table:style-name="_31_-1-36-e.A1" office:value-type="string">
            <text:p text:style-name="P193">(P (+) q) v (P (+) !q)</text:p>
          </table:table-cell>
        </table:table-row>
        <table:table-row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T</text:p>
          </table:table-cell>
        </table:table-row>
        <table:table-row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</table:table-row>
        <table:table-row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</table:table-row>
        <table:table-row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F</text:p>
          </table:table-cell>
          <table:table-cell table:style-name="_31_-1-36-e.A1" office:value-type="string">
            <text:p text:style-name="P194">T</text:p>
          </table:table-cell>
          <table:table-cell table:style-name="_31_-1-36-e.A1" office:value-type="string">
            <text:p text:style-name="P194">T</text:p>
          </table:table-cell>
        </table:table-row>
      </table:table>
      <text:p text:style-name="P120"/>
      <text:p text:style-name="P121">f) 真值表</text:p>
      <table:table table:name="1-1-36-f" table:style-name="_31_-1-36-f">
        <table:table-column table:style-name="_31_-1-36-f.A"/>
        <table:table-column table:style-name="_31_-1-36-f.B"/>
        <table:table-column table:style-name="_31_-1-36-f.A"/>
        <table:table-column table:style-name="_31_-1-36-f.D" table:number-columns-repeated="2"/>
        <table:table-column table:style-name="_31_-1-36-f.F"/>
        <table:table-row>
          <table:table-cell table:style-name="_31_-1-36-f.A1" office:value-type="string">
            <text:p text:style-name="P193">p</text:p>
          </table:table-cell>
          <table:table-cell table:style-name="_31_-1-36-f.A1" office:value-type="string">
            <text:p text:style-name="P193">q</text:p>
          </table:table-cell>
          <table:table-cell table:style-name="_31_-1-36-f.A1" office:value-type="string">
            <text:p text:style-name="P167">!<text:span text:style-name="T58">q</text:span></text:p>
          </table:table-cell>
          <table:table-cell table:style-name="_31_-1-36-f.A1" office:value-type="string">
            <text:p text:style-name="P193">P (+) q</text:p>
          </table:table-cell>
          <table:table-cell table:style-name="_31_-1-36-f.A1" office:value-type="string">
            <text:p text:style-name="P193">P (+) !q</text:p>
          </table:table-cell>
          <table:table-cell table:style-name="_31_-1-36-f.A1" office:value-type="string">
            <text:p text:style-name="P193">(P (+) q) <text:span text:style-name="T59">^</text:span> (P (+) !q)</text:p>
          </table:table-cell>
        </table:table-row>
        <table:table-row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5">F</text:p>
          </table:table-cell>
        </table:table-row>
        <table:table-row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5">F</text:p>
          </table:table-cell>
        </table:table-row>
        <table:table-row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5">F</text:p>
          </table:table-cell>
        </table:table-row>
        <table:table-row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4">F</text:p>
          </table:table-cell>
          <table:table-cell table:style-name="_31_-1-36-f.A1" office:value-type="string">
            <text:p text:style-name="P194">T</text:p>
          </table:table-cell>
          <table:table-cell table:style-name="_31_-1-36-f.A1" office:value-type="string">
            <text:p text:style-name="P195">F</text:p>
          </table:table-cell>
        </table:table-row>
      </table:table>
      <text:p text:style-name="P121"/>
      <text:p text:style-name="P122">37</text:p>
      <text:p text:style-name="P122">a) 真值表</text:p>
      <table:table table:name="1-1-37-a" table:style-name="_31_-1-37-a">
        <table:table-column table:style-name="_31_-1-37-a.A" table:number-columns-repeated="3"/>
        <table:table-column table:style-name="_31_-1-37-a.D"/>
        <table:table-row>
          <table:table-cell table:style-name="_31_-1-37-a.A1" office:value-type="string">
            <text:p text:style-name="P196">p</text:p>
          </table:table-cell>
          <table:table-cell table:style-name="_31_-1-37-a.A1" office:value-type="string">
            <text:p text:style-name="P196">q</text:p>
          </table:table-cell>
          <table:table-cell table:style-name="_31_-1-37-a.A1" office:value-type="string">
            <text:p text:style-name="P167">!<text:span text:style-name="T60">q</text:span></text:p>
          </table:table-cell>
          <table:table-cell table:style-name="_31_-1-37-a.A1" office:value-type="string">
            <text:p text:style-name="P196">P → !q</text:p>
          </table:table-cell>
        </table:table-row>
        <table:table-row>
          <table:table-cell table:style-name="_31_-1-37-a.A1" office:value-type="string">
            <text:p text:style-name="P196">T</text:p>
          </table:table-cell>
          <table:table-cell table:style-name="_31_-1-37-a.A1" office:value-type="string">
            <text:p text:style-name="P196">T</text:p>
          </table:table-cell>
          <table:table-cell table:style-name="_31_-1-37-a.A1" office:value-type="string">
            <text:p text:style-name="P196">F</text:p>
          </table:table-cell>
          <table:table-cell table:style-name="_31_-1-37-a.A1" office:value-type="string">
            <text:p text:style-name="P196">F</text:p>
          </table:table-cell>
        </table:table-row>
        <table:table-row>
          <table:table-cell table:style-name="_31_-1-37-a.A1" office:value-type="string">
            <text:p text:style-name="P196">T</text:p>
          </table:table-cell>
          <table:table-cell table:style-name="_31_-1-37-a.A1" office:value-type="string">
            <text:p text:style-name="P196">F</text:p>
          </table:table-cell>
          <table:table-cell table:style-name="_31_-1-37-a.A1" office:value-type="string">
            <text:p text:style-name="P196">T</text:p>
          </table:table-cell>
          <table:table-cell table:style-name="_31_-1-37-a.A1" office:value-type="string">
            <text:p text:style-name="P196">T</text:p>
          </table:table-cell>
        </table:table-row>
        <table:table-row>
          <table:table-cell table:style-name="_31_-1-37-a.A1" office:value-type="string">
            <text:p text:style-name="P196">F</text:p>
          </table:table-cell>
          <table:table-cell table:style-name="_31_-1-37-a.A1" office:value-type="string">
            <text:p text:style-name="P196">T</text:p>
          </table:table-cell>
          <table:table-cell table:style-name="_31_-1-37-a.A1" office:value-type="string">
            <text:p text:style-name="P196">F</text:p>
          </table:table-cell>
          <table:table-cell table:style-name="_31_-1-37-a.A1" office:value-type="string">
            <text:p text:style-name="P196">T</text:p>
          </table:table-cell>
        </table:table-row>
        <table:table-row>
          <table:table-cell table:style-name="_31_-1-37-a.A1" office:value-type="string">
            <text:p text:style-name="P196">F</text:p>
          </table:table-cell>
          <table:table-cell table:style-name="_31_-1-37-a.A1" office:value-type="string">
            <text:p text:style-name="P196">F</text:p>
          </table:table-cell>
          <table:table-cell table:style-name="_31_-1-37-a.A1" office:value-type="string">
            <text:p text:style-name="P196">T</text:p>
          </table:table-cell>
          <table:table-cell table:style-name="_31_-1-37-a.A1" office:value-type="string">
            <text:p text:style-name="P196">T</text:p>
          </table:table-cell>
        </table:table-row>
      </table:table>
      <text:p text:style-name="P124"/>
      <text:p text:style-name="P124"/>
      <text:p text:style-name="P226">b) 真值表</text:p>
      <table:table table:name="1-1-37-b" table:style-name="_31_-1-37-b">
        <table:table-column table:style-name="_31_-1-37-b.A" table:number-columns-repeated="3"/>
        <table:table-column table:style-name="_31_-1-37-b.D"/>
        <table:table-row>
          <table:table-cell table:style-name="_31_-1-37-b.A1" office:value-type="string">
            <text:p text:style-name="P197">p</text:p>
          </table:table-cell>
          <table:table-cell table:style-name="_31_-1-37-b.A1" office:value-type="string">
            <text:p text:style-name="P197">q</text:p>
          </table:table-cell>
          <table:table-cell table:style-name="_31_-1-37-b.A1" office:value-type="string">
            <text:p text:style-name="P167">!<text:span text:style-name="T61">p</text:span></text:p>
          </table:table-cell>
          <table:table-cell table:style-name="_31_-1-37-b.A1" office:value-type="string">
            <text:p text:style-name="P167">!<text:span text:style-name="T61">p ↔ q</text:span></text:p>
          </table:table-cell>
        </table:table-row>
        <table:table-row>
          <table:table-cell table:style-name="_31_-1-37-b.A1" office:value-type="string">
            <text:p text:style-name="P197">T</text:p>
          </table:table-cell>
          <table:table-cell table:style-name="_31_-1-37-b.A1" office:value-type="string">
            <text:p text:style-name="P197">T</text:p>
          </table:table-cell>
          <table:table-cell table:style-name="_31_-1-37-b.A1" office:value-type="string">
            <text:p text:style-name="P197">F</text:p>
          </table:table-cell>
          <table:table-cell table:style-name="_31_-1-37-b.A1" office:value-type="string">
            <text:p text:style-name="P197">F</text:p>
          </table:table-cell>
        </table:table-row>
        <table:table-row>
          <table:table-cell table:style-name="_31_-1-37-b.A1" office:value-type="string">
            <text:p text:style-name="P197">T</text:p>
          </table:table-cell>
          <table:table-cell table:style-name="_31_-1-37-b.A1" office:value-type="string">
            <text:p text:style-name="P197">F</text:p>
          </table:table-cell>
          <table:table-cell table:style-name="_31_-1-37-b.A1" office:value-type="string">
            <text:p text:style-name="P197">F</text:p>
          </table:table-cell>
          <table:table-cell table:style-name="_31_-1-37-b.A1" office:value-type="string">
            <text:p text:style-name="P197">T</text:p>
          </table:table-cell>
        </table:table-row>
        <table:table-row>
          <table:table-cell table:style-name="_31_-1-37-b.A1" office:value-type="string">
            <text:p text:style-name="P197">F</text:p>
          </table:table-cell>
          <table:table-cell table:style-name="_31_-1-37-b.A1" office:value-type="string">
            <text:p text:style-name="P197">T</text:p>
          </table:table-cell>
          <table:table-cell table:style-name="_31_-1-37-b.A1" office:value-type="string">
            <text:p text:style-name="P197">T</text:p>
          </table:table-cell>
          <table:table-cell table:style-name="_31_-1-37-b.A1" office:value-type="string">
            <text:p text:style-name="P197">T</text:p>
          </table:table-cell>
        </table:table-row>
        <table:table-row>
          <table:table-cell table:style-name="_31_-1-37-b.A1" office:value-type="string">
            <text:p text:style-name="P197">F</text:p>
          </table:table-cell>
          <table:table-cell table:style-name="_31_-1-37-b.A1" office:value-type="string">
            <text:p text:style-name="P197">F</text:p>
          </table:table-cell>
          <table:table-cell table:style-name="_31_-1-37-b.A1" office:value-type="string">
            <text:p text:style-name="P197">T</text:p>
          </table:table-cell>
          <table:table-cell table:style-name="_31_-1-37-b.A1" office:value-type="string">
            <text:p text:style-name="P197">F</text:p>
          </table:table-cell>
        </table:table-row>
      </table:table>
      <text:p text:style-name="P123"/>
      <text:p text:style-name="P125">c) 真值表</text:p>
      <table:table table:name="1-1-37-c" table:style-name="_31_-1-37-c">
        <table:table-column table:style-name="_31_-1-37-c.A"/>
        <table:table-column table:style-name="_31_-1-37-c.B"/>
        <table:table-column table:style-name="_31_-1-37-c.C"/>
        <table:table-column table:style-name="_31_-1-37-c.D"/>
        <table:table-column table:style-name="_31_-1-37-c.E"/>
        <table:table-column table:style-name="_31_-1-37-c.F"/>
        <table:table-row>
          <table:table-cell table:style-name="_31_-1-37-c.A1" office:value-type="string">
            <text:p text:style-name="P198">p</text:p>
          </table:table-cell>
          <table:table-cell table:style-name="_31_-1-37-c.A1" office:value-type="string">
            <text:p text:style-name="P198">q</text:p>
          </table:table-cell>
          <table:table-cell table:style-name="_31_-1-37-c.A1" office:value-type="string">
            <text:p text:style-name="P167">!<text:span text:style-name="T62">p</text:span></text:p>
          </table:table-cell>
          <table:table-cell table:style-name="_31_-1-37-c.A1" office:value-type="string">
            <text:p text:style-name="P198">P →<text:span text:style-name="T63"> </text:span><text:s/>q</text:p>
          </table:table-cell>
          <table:table-cell table:style-name="_31_-1-37-c.A1" office:value-type="string">
            <text:p text:style-name="P167">!<text:span text:style-name="T62">p →</text:span><text:span text:style-name="T63"> </text:span><text:span text:style-name="T62"><text:s/>q</text:span></text:p>
          </table:table-cell>
          <table:table-cell table:style-name="_31_-1-37-c.A1" office:value-type="string">
            <text:p text:style-name="P198">(P →<text:span text:style-name="T63"> </text:span><text:s/>q) v (!p →<text:span text:style-name="T63"> </text:span><text:s/>q)</text:p>
          </table:table-cell>
        </table:table-row>
        <table:table-row>
          <table:table-cell table:style-name="_31_-1-37-c.A1" office:value-type="string">
            <text:p text:style-name="P167"><text:s/><text:span text:style-name="T62">T</text:span>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200">T</text:p>
          </table:table-cell>
          <table:table-cell table:style-name="_31_-1-37-c.A1" office:value-type="string">
            <text:p text:style-name="P200">T</text:p>
          </table:table-cell>
          <table:table-cell table:style-name="_31_-1-37-c.A1" office:value-type="string">
            <text:p text:style-name="P200">T</text:p>
          </table:table-cell>
        </table:table-row>
        <table:table-row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200">F</text:p>
          </table:table-cell>
          <table:table-cell table:style-name="_31_-1-37-c.A1" office:value-type="string">
            <text:p text:style-name="P200">T</text:p>
          </table:table-cell>
          <table:table-cell table:style-name="_31_-1-37-c.A1" office:value-type="string">
            <text:p text:style-name="P200">T</text:p>
          </table:table-cell>
        </table:table-row>
        <table:table-row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200">T</text:p>
          </table:table-cell>
          <table:table-cell table:style-name="_31_-1-37-c.A1" office:value-type="string">
            <text:p text:style-name="P200">T</text:p>
          </table:table-cell>
          <table:table-cell table:style-name="_31_-1-37-c.A1" office:value-type="string">
            <text:p text:style-name="P200">T</text:p>
          </table:table-cell>
        </table:table-row>
        <table:table-row table:style-name="_31_-1-37-c.5"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198">F</text:p>
          </table:table-cell>
          <table:table-cell table:style-name="_31_-1-37-c.A1" office:value-type="string">
            <text:p text:style-name="P198">T</text:p>
          </table:table-cell>
          <table:table-cell table:style-name="_31_-1-37-c.A1" office:value-type="string">
            <text:p text:style-name="P200">T</text:p>
          </table:table-cell>
          <table:table-cell table:style-name="_31_-1-37-c.A1" office:value-type="string">
            <text:p text:style-name="P200">F</text:p>
          </table:table-cell>
          <table:table-cell table:style-name="_31_-1-37-c.A1" office:value-type="string">
            <text:p text:style-name="P200">T</text:p>
          </table:table-cell>
        </table:table-row>
      </table:table>
      <text:p text:style-name="P125"/>
      <text:p text:style-name="P125">d) 真值表</text:p>
      <table:table table:name="1-1-37-d" table:style-name="_31_-1-37-d">
        <table:table-column table:style-name="_31_-1-37-d.A"/>
        <table:table-column table:style-name="_31_-1-37-d.B"/>
        <table:table-column table:style-name="_31_-1-37-d.C"/>
        <table:table-column table:style-name="_31_-1-37-d.D"/>
        <table:table-column table:style-name="_31_-1-37-d.E"/>
        <table:table-column table:style-name="_31_-1-37-d.F"/>
        <table:table-row>
          <table:table-cell table:style-name="_31_-1-37-d.A1" office:value-type="string">
            <text:p text:style-name="P198">p</text:p>
          </table:table-cell>
          <table:table-cell table:style-name="_31_-1-37-d.A1" office:value-type="string">
            <text:p text:style-name="P198">q</text:p>
          </table:table-cell>
          <table:table-cell table:style-name="_31_-1-37-d.A1" office:value-type="string">
            <text:p text:style-name="P167">!<text:span text:style-name="T62">p</text:span></text:p>
          </table:table-cell>
          <table:table-cell table:style-name="_31_-1-37-d.A1" office:value-type="string">
            <text:p text:style-name="P198">P → q</text:p>
          </table:table-cell>
          <table:table-cell table:style-name="_31_-1-37-d.A1" office:value-type="string">
            <text:p text:style-name="P167">!<text:span text:style-name="T62">p →</text:span><text:span text:style-name="T63"> </text:span><text:span text:style-name="T62"><text:s/>q</text:span></text:p>
          </table:table-cell>
          <table:table-cell table:style-name="_31_-1-37-d.A1" office:value-type="string">
            <text:p text:style-name="P199">(P →<text:span text:style-name="T63"> </text:span><text:s/>q) ^ </text:p>
            <text:p text:style-name="P199">(!p →<text:span text:style-name="T63"> </text:span>q)</text:p>
          </table:table-cell>
        </table:table-row>
        <table:table-row>
          <table:table-cell table:style-name="_31_-1-37-d.A1" office:value-type="string">
            <text:p text:style-name="P167"><text:s/><text:span text:style-name="T62">T</text:span>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200">T</text:p>
          </table:table-cell>
          <table:table-cell table:style-name="_31_-1-37-d.A1" office:value-type="string">
            <text:p text:style-name="P200">T</text:p>
          </table:table-cell>
          <table:table-cell table:style-name="_31_-1-37-d.A1" office:value-type="string">
            <text:p text:style-name="P200">T</text:p>
          </table:table-cell>
        </table:table-row>
        <table:table-row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200">F</text:p>
          </table:table-cell>
          <table:table-cell table:style-name="_31_-1-37-d.A1" office:value-type="string">
            <text:p text:style-name="P200">T</text:p>
          </table:table-cell>
          <table:table-cell table:style-name="_31_-1-37-d.A1" office:value-type="string">
            <text:p text:style-name="P200">F</text:p>
          </table:table-cell>
        </table:table-row>
        <table:table-row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200">T</text:p>
          </table:table-cell>
          <table:table-cell table:style-name="_31_-1-37-d.A1" office:value-type="string">
            <text:p text:style-name="P200">T</text:p>
          </table:table-cell>
          <table:table-cell table:style-name="_31_-1-37-d.A1" office:value-type="string">
            <text:p text:style-name="P200">T</text:p>
          </table:table-cell>
        </table:table-row>
        <table:table-row table:style-name="_31_-1-37-d.5"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198">F</text:p>
          </table:table-cell>
          <table:table-cell table:style-name="_31_-1-37-d.A1" office:value-type="string">
            <text:p text:style-name="P198">T</text:p>
          </table:table-cell>
          <table:table-cell table:style-name="_31_-1-37-d.A1" office:value-type="string">
            <text:p text:style-name="P200">T</text:p>
          </table:table-cell>
          <table:table-cell table:style-name="_31_-1-37-d.A1" office:value-type="string">
            <text:p text:style-name="P200">F</text:p>
          </table:table-cell>
          <table:table-cell table:style-name="_31_-1-37-d.A1" office:value-type="string">
            <text:p text:style-name="P200">F</text:p>
          </table:table-cell>
        </table:table-row>
      </table:table>
      <text:p text:style-name="P125"/>
      <text:p text:style-name="P126"><text:span text:style-name="T63">e</text:span>) 真值表</text:p>
      <table:table table:name="1-1-37-e" table:style-name="_31_-1-37-e">
        <table:table-column table:style-name="_31_-1-37-e.A"/>
        <table:table-column table:style-name="_31_-1-37-e.B"/>
        <table:table-column table:style-name="_31_-1-37-e.C"/>
        <table:table-column table:style-name="_31_-1-37-e.D"/>
        <table:table-column table:style-name="_31_-1-37-e.E"/>
        <table:table-column table:style-name="_31_-1-37-e.F"/>
        <table:table-row>
          <table:table-cell table:style-name="_31_-1-37-e.A1" office:value-type="string">
            <text:p text:style-name="P200">p</text:p>
          </table:table-cell>
          <table:table-cell table:style-name="_31_-1-37-e.A1" office:value-type="string">
            <text:p text:style-name="P200">q</text:p>
          </table:table-cell>
          <table:table-cell table:style-name="_31_-1-37-e.A1" office:value-type="string">
            <text:p text:style-name="P167">!<text:span text:style-name="T63">p</text:span></text:p>
          </table:table-cell>
          <table:table-cell table:style-name="_31_-1-37-e.A1" office:value-type="string">
            <text:p text:style-name="P200">P ↔ q</text:p>
          </table:table-cell>
          <table:table-cell table:style-name="_31_-1-37-e.A1" office:value-type="string">
            <text:p text:style-name="P167">!<text:span text:style-name="T63">p ↔ q</text:span></text:p>
          </table:table-cell>
          <table:table-cell table:style-name="_31_-1-37-e.A1" office:value-type="string">
            <text:p text:style-name="P200">(P ↔ q) v (!p ↔ q)</text:p>
          </table:table-cell>
        </table:table-row>
        <table:table-row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</table:table-row>
        <table:table-row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T</text:p>
          </table:table-cell>
        </table:table-row>
        <table:table-row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T</text:p>
          </table:table-cell>
        </table:table-row>
        <table:table-row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T</text:p>
          </table:table-cell>
          <table:table-cell table:style-name="_31_-1-37-e.A1" office:value-type="string">
            <text:p text:style-name="P200">F</text:p>
          </table:table-cell>
          <table:table-cell table:style-name="_31_-1-37-e.A1" office:value-type="string">
            <text:p text:style-name="P200">T</text:p>
          </table:table-cell>
        </table:table-row>
      </table:table>
      <text:p text:style-name="P126"/>
      <text:p text:style-name="P127">f) 真值表</text:p>
      <table:table table:name="1-1-37-f" table:style-name="_31_-1-37-f">
        <table:table-column table:style-name="_31_-1-37-f.A" table:number-columns-repeated="2"/>
        <table:table-column table:style-name="_31_-1-37-f.C"/>
        <table:table-column table:style-name="_31_-1-37-f.D"/>
        <table:table-column table:style-name="_31_-1-37-f.E"/>
        <table:table-column table:style-name="_31_-1-37-f.F"/>
        <table:table-column table:style-name="_31_-1-37-f.G"/>
        <table:table-row>
          <table:table-cell table:style-name="_31_-1-37-f.A1" office:value-type="string">
            <text:p text:style-name="P201">p</text:p>
          </table:table-cell>
          <table:table-cell table:style-name="_31_-1-37-f.A1" office:value-type="string">
            <text:p text:style-name="P201">q</text:p>
          </table:table-cell>
          <table:table-cell table:style-name="_31_-1-37-f.A1" office:value-type="string">
            <text:p text:style-name="P201">!p</text:p>
          </table:table-cell>
          <table:table-cell table:style-name="_31_-1-37-f.A1" office:value-type="string">
            <text:p text:style-name="P167">!<text:span text:style-name="T64">q</text:span></text:p>
          </table:table-cell>
          <table:table-cell table:style-name="_31_-1-37-f.A1" office:value-type="string">
            <text:p text:style-name="P167">!<text:span text:style-name="T64">p ↔ !q</text:span></text:p>
          </table:table-cell>
          <table:table-cell table:style-name="_31_-1-37-f.A1" office:value-type="string">
            <text:p text:style-name="P201">P ↔ q</text:p>
          </table:table-cell>
          <table:table-cell table:style-name="_31_-1-37-f.A1" office:value-type="string">
            <text:p text:style-name="P201">(!p ↔ !q) ↔ (P ↔ q)</text:p>
          </table:table-cell>
        </table:table-row>
        <table:table-row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</table:table-row>
        <table:table-row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T</text:p>
          </table:table-cell>
        </table:table-row>
        <table:table-row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T</text:p>
          </table:table-cell>
        </table:table-row>
        <table:table-row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F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  <table:table-cell table:style-name="_31_-1-37-f.A1" office:value-type="string">
            <text:p text:style-name="P201">T</text:p>
          </table:table-cell>
        </table:table-row>
      </table:table>
      <text:p text:style-name="P127"/>
      <text:p text:style-name="P128">38</text:p>
      <text:p text:style-name="P128">a) 真值表</text:p>
      <table:table table:name="1-1-38-a" table:style-name="_31_-1-38-a">
        <table:table-column table:style-name="_31_-1-38-a.A"/>
        <table:table-column table:style-name="_31_-1-38-a.B"/>
        <table:table-column table:style-name="_31_-1-38-a.C"/>
        <table:table-column table:style-name="_31_-1-38-a.D"/>
        <table:table-column table:style-name="_31_-1-38-a.E"/>
        <table:table-row>
          <table:table-cell table:style-name="_31_-1-38-a.A1" office:value-type="string">
            <text:p text:style-name="P202">p</text:p>
          </table:table-cell>
          <table:table-cell table:style-name="_31_-1-38-a.A1" office:value-type="string">
            <text:p text:style-name="P202">q</text:p>
          </table:table-cell>
          <table:table-cell table:style-name="_31_-1-38-a.A1" office:value-type="string">
            <text:p text:style-name="P202">r</text:p>
          </table:table-cell>
          <table:table-cell table:style-name="_31_-1-38-a.A1" office:value-type="string">
            <text:p text:style-name="P202">P v q</text:p>
          </table:table-cell>
          <table:table-cell table:style-name="_31_-1-38-a.A1" office:value-type="string">
            <text:p text:style-name="P202">(p v q) v r</text:p>
          </table:table-cell>
        </table:table-row>
        <table:table-row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</table:table-row>
        <table:table-row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</table:table-row>
        <table:table-row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</table:table-row>
        <table:table-row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</table:table-row>
        <table:table-row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T</text:p>
          </table:table-cell>
        </table:table-row>
        <table:table-row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F</text:p>
          </table:table-cell>
        </table:table-row>
        <table:table-row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T</text:p>
          </table:table-cell>
        </table:table-row>
        <table:table-row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F</text:p>
          </table:table-cell>
          <table:table-cell table:style-name="_31_-1-38-a.A1" office:value-type="string">
            <text:p text:style-name="P202">F</text:p>
          </table:table-cell>
        </table:table-row>
      </table:table>
      <text:p text:style-name="P128"/>
      <text:p text:style-name="P128"/>
      <text:p text:style-name="P227">b) 真值表</text:p>
      <table:table table:name="1-1-38-b" table:style-name="_31_-1-38-b">
        <table:table-column table:style-name="_31_-1-38-b.A"/>
        <table:table-column table:style-name="_31_-1-38-b.B"/>
        <table:table-column table:style-name="_31_-1-38-b.C"/>
        <table:table-column table:style-name="_31_-1-38-b.D"/>
        <table:table-column table:style-name="_31_-1-38-b.E"/>
        <table:table-row>
          <table:table-cell table:style-name="_31_-1-38-b.A1" office:value-type="string">
            <text:p text:style-name="P202">p</text:p>
          </table:table-cell>
          <table:table-cell table:style-name="_31_-1-38-b.A1" office:value-type="string">
            <text:p text:style-name="P202">q</text:p>
          </table:table-cell>
          <table:table-cell table:style-name="_31_-1-38-b.A1" office:value-type="string">
            <text:p text:style-name="P202">r</text:p>
          </table:table-cell>
          <table:table-cell table:style-name="_31_-1-38-b.A1" office:value-type="string">
            <text:p text:style-name="P202">P v q</text:p>
          </table:table-cell>
          <table:table-cell table:style-name="_31_-1-38-b.A1" office:value-type="string">
            <text:p text:style-name="P202">(p v q) ^ r</text:p>
          </table:table-cell>
        </table:table-row>
        <table:table-row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</table:table-row>
        <table:table-row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</table:table-row>
        <table:table-row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</table:table-row>
        <table:table-row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</table:table-row>
        <table:table-row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T</text:p>
          </table:table-cell>
        </table:table-row>
        <table:table-row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</table:table-row>
        <table:table-row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T</text:p>
          </table:table-cell>
          <table:table-cell table:style-name="_31_-1-38-b.A1" office:value-type="string">
            <text:p text:style-name="P202">F</text:p>
          </table:table-cell>
          <table:table-cell table:style-name="_31_-1-38-b.A1" office:value-type="string">
            <text:p text:style-name="P202">F</text:p>
          </table:table-cell>
        </table:table-row>
        <table:table-row>
          <table:table-cell table:style-name="_31_-1-38-b.A1" office:value-type="string">
            <text:p text:style-name="P203">F</text:p>
          </table:table-cell>
          <table:table-cell table:style-name="_31_-1-38-b.A1" office:value-type="string">
            <text:p text:style-name="P203">F</text:p>
          </table:table-cell>
          <table:table-cell table:style-name="_31_-1-38-b.A1" office:value-type="string">
            <text:p text:style-name="P203">F</text:p>
          </table:table-cell>
          <table:table-cell table:style-name="_31_-1-38-b.A1" office:value-type="string">
            <text:p text:style-name="P203">F</text:p>
          </table:table-cell>
          <table:table-cell table:style-name="_31_-1-38-b.A1" office:value-type="string">
            <text:p text:style-name="P203">F</text:p>
          </table:table-cell>
        </table:table-row>
      </table:table>
      <text:p text:style-name="P129"/>
      <text:p text:style-name="P130">c) 真值表</text:p>
      <table:table table:name="1-1-38-c" table:style-name="_31_-1-38-c">
        <table:table-column table:style-name="_31_-1-38-c.A"/>
        <table:table-column table:style-name="_31_-1-38-c.B"/>
        <table:table-column table:style-name="_31_-1-38-c.C"/>
        <table:table-column table:style-name="_31_-1-38-c.D"/>
        <table:table-column table:style-name="_31_-1-38-c.E"/>
        <table:table-row>
          <table:table-cell table:style-name="_31_-1-38-c.A1" office:value-type="string">
            <text:p text:style-name="P202">p</text:p>
          </table:table-cell>
          <table:table-cell table:style-name="_31_-1-38-c.A1" office:value-type="string">
            <text:p text:style-name="P202">q</text:p>
          </table:table-cell>
          <table:table-cell table:style-name="_31_-1-38-c.A1" office:value-type="string">
            <text:p text:style-name="P202">r</text:p>
          </table:table-cell>
          <table:table-cell table:style-name="_31_-1-38-c.A1" office:value-type="string">
            <text:p text:style-name="P203">P ^ q</text:p>
          </table:table-cell>
          <table:table-cell table:style-name="_31_-1-38-c.A1" office:value-type="string">
            <text:p text:style-name="P203">(p ^ q) v r</text:p>
          </table:table-cell>
        </table:table-row>
        <table:table-row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3">T</text:p>
          </table:table-cell>
          <table:table-cell table:style-name="_31_-1-38-c.A1" office:value-type="string">
            <text:p text:style-name="P203">T</text:p>
          </table:table-cell>
        </table:table-row>
        <table:table-row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3">T</text:p>
          </table:table-cell>
          <table:table-cell table:style-name="_31_-1-38-c.A1" office:value-type="string">
            <text:p text:style-name="P203">T</text:p>
          </table:table-cell>
        </table:table-row>
        <table:table-row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T</text:p>
          </table:table-cell>
        </table:table-row>
        <table:table-row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F</text:p>
          </table:table-cell>
        </table:table-row>
        <table:table-row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T</text:p>
          </table:table-cell>
        </table:table-row>
        <table:table-row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F</text:p>
          </table:table-cell>
        </table:table-row>
        <table:table-row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2">F</text:p>
          </table:table-cell>
          <table:table-cell table:style-name="_31_-1-38-c.A1" office:value-type="string">
            <text:p text:style-name="P202">T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T</text:p>
          </table:table-cell>
        </table:table-row>
        <table:table-row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F</text:p>
          </table:table-cell>
          <table:table-cell table:style-name="_31_-1-38-c.A1" office:value-type="string">
            <text:p text:style-name="P203">F</text:p>
          </table:table-cell>
        </table:table-row>
      </table:table>
      <text:p text:style-name="P130"/>
      <text:p text:style-name="P131">d) 真值表</text:p>
      <table:table table:name="1-1-38-d" table:style-name="_31_-1-38-d">
        <table:table-column table:style-name="_31_-1-38-d.A"/>
        <table:table-column table:style-name="_31_-1-38-d.B"/>
        <table:table-column table:style-name="_31_-1-38-d.C"/>
        <table:table-column table:style-name="_31_-1-38-d.D"/>
        <table:table-column table:style-name="_31_-1-38-d.E"/>
        <table:table-row>
          <table:table-cell table:style-name="_31_-1-38-d.A1" office:value-type="string">
            <text:p text:style-name="P202">p</text:p>
          </table:table-cell>
          <table:table-cell table:style-name="_31_-1-38-d.A1" office:value-type="string">
            <text:p text:style-name="P202">q</text:p>
          </table:table-cell>
          <table:table-cell table:style-name="_31_-1-38-d.A1" office:value-type="string">
            <text:p text:style-name="P202">r</text:p>
          </table:table-cell>
          <table:table-cell table:style-name="_31_-1-38-d.A1" office:value-type="string">
            <text:p text:style-name="P204">P ^ q</text:p>
          </table:table-cell>
          <table:table-cell table:style-name="_31_-1-38-d.A1" office:value-type="string">
            <text:p text:style-name="P204">(P ^ q) ^ r</text:p>
          </table:table-cell>
        </table:table-row>
        <table:table-row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4">T</text:p>
          </table:table-cell>
          <table:table-cell table:style-name="_31_-1-38-d.A1" office:value-type="string">
            <text:p text:style-name="P204">T</text:p>
          </table:table-cell>
        </table:table-row>
        <table:table-row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4">T</text:p>
          </table:table-cell>
          <table:table-cell table:style-name="_31_-1-38-d.A1" office:value-type="string">
            <text:p text:style-name="P204">F</text:p>
          </table:table-cell>
        </table:table-row>
        <table:table-row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4">F</text:p>
          </table:table-cell>
          <table:table-cell table:style-name="_31_-1-38-d.A1" office:value-type="string">
            <text:p text:style-name="P204">F</text:p>
          </table:table-cell>
        </table:table-row>
        <table:table-row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4">F</text:p>
          </table:table-cell>
          <table:table-cell table:style-name="_31_-1-38-d.A1" office:value-type="string">
            <text:p text:style-name="P204">F</text:p>
          </table:table-cell>
        </table:table-row>
        <table:table-row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4">F</text:p>
          </table:table-cell>
          <table:table-cell table:style-name="_31_-1-38-d.A1" office:value-type="string">
            <text:p text:style-name="P204">F</text:p>
          </table:table-cell>
        </table:table-row>
        <table:table-row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4">F</text:p>
          </table:table-cell>
          <table:table-cell table:style-name="_31_-1-38-d.A1" office:value-type="string">
            <text:p text:style-name="P204">F</text:p>
          </table:table-cell>
        </table:table-row>
        <table:table-row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F</text:p>
          </table:table-cell>
          <table:table-cell table:style-name="_31_-1-38-d.A1" office:value-type="string">
            <text:p text:style-name="P202">T</text:p>
          </table:table-cell>
          <table:table-cell table:style-name="_31_-1-38-d.A1" office:value-type="string">
            <text:p text:style-name="P204">F</text:p>
          </table:table-cell>
          <table:table-cell table:style-name="_31_-1-38-d.A1" office:value-type="string">
            <text:p text:style-name="P204">F</text:p>
          </table:table-cell>
        </table:table-row>
        <table:table-row>
          <table:table-cell table:style-name="_31_-1-38-d.A1" office:value-type="string">
            <text:p text:style-name="P203">F</text:p>
          </table:table-cell>
          <table:table-cell table:style-name="_31_-1-38-d.A1" office:value-type="string">
            <text:p text:style-name="P203">F</text:p>
          </table:table-cell>
          <table:table-cell table:style-name="_31_-1-38-d.A1" office:value-type="string">
            <text:p text:style-name="P203">F</text:p>
          </table:table-cell>
          <table:table-cell table:style-name="_31_-1-38-d.A1" office:value-type="string">
            <text:p text:style-name="P204">F</text:p>
          </table:table-cell>
          <table:table-cell table:style-name="_31_-1-38-d.A1" office:value-type="string">
            <text:p text:style-name="P204">F</text:p>
          </table:table-cell>
        </table:table-row>
      </table:table>
      <text:p text:style-name="P131"/>
      <text:p text:style-name="P132">e) 真值表</text:p>
      <table:table table:name="1-1-38-e" table:style-name="_31_-1-38-e">
        <table:table-column table:style-name="_31_-1-38-e.A"/>
        <table:table-column table:style-name="_31_-1-38-e.B"/>
        <table:table-column table:style-name="_31_-1-38-e.C"/>
        <table:table-column table:style-name="_31_-1-38-e.D"/>
        <table:table-column table:style-name="_31_-1-38-e.E"/>
        <table:table-column table:style-name="_31_-1-38-e.F"/>
        <table:table-row>
          <table:table-cell table:style-name="_31_-1-38-e.A1" office:value-type="string">
            <text:p text:style-name="P202">p</text:p>
          </table:table-cell>
          <table:table-cell table:style-name="_31_-1-38-e.A1" office:value-type="string">
            <text:p text:style-name="P202">q</text:p>
          </table:table-cell>
          <table:table-cell table:style-name="_31_-1-38-e.A1" office:value-type="string">
            <text:p text:style-name="P202">r</text:p>
          </table:table-cell>
          <table:table-cell table:style-name="_31_-1-38-e.A1" office:value-type="string">
            <text:p text:style-name="P167">!<text:span text:style-name="T65">r</text:span></text:p>
          </table:table-cell>
          <table:table-cell table:style-name="_31_-1-38-e.A1" office:value-type="string">
            <text:p text:style-name="P205">P v q</text:p>
          </table:table-cell>
          <table:table-cell table:style-name="_31_-1-38-e.A1" office:value-type="string">
            <text:p text:style-name="P205">(P v q) ^ !r</text:p>
          </table:table-cell>
        </table:table-row>
        <table:table-row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5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F</text:p>
          </table:table-cell>
        </table:table-row>
        <table:table-row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T</text:p>
          </table:table-cell>
        </table:table-row>
        <table:table-row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5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F</text:p>
          </table:table-cell>
        </table:table-row>
        <table:table-row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T</text:p>
          </table:table-cell>
        </table:table-row>
        <table:table-row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5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F</text:p>
          </table:table-cell>
        </table:table-row>
        <table:table-row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T</text:p>
          </table:table-cell>
        </table:table-row>
        <table:table-row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2">F</text:p>
          </table:table-cell>
          <table:table-cell table:style-name="_31_-1-38-e.A1" office:value-type="string">
            <text:p text:style-name="P202">T</text:p>
          </table:table-cell>
          <table:table-cell table:style-name="_31_-1-38-e.A1" office:value-type="string">
            <text:p text:style-name="P205">F</text:p>
          </table:table-cell>
          <table:table-cell table:style-name="_31_-1-38-e.A1" office:value-type="string">
            <text:p text:style-name="P205">F</text:p>
          </table:table-cell>
          <table:table-cell table:style-name="_31_-1-38-e.A1" office:value-type="string">
            <text:p text:style-name="P205">F</text:p>
          </table:table-cell>
        </table:table-row>
        <table:table-row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3">F</text:p>
          </table:table-cell>
          <table:table-cell table:style-name="_31_-1-38-e.A1" office:value-type="string">
            <text:p text:style-name="P205">T</text:p>
          </table:table-cell>
          <table:table-cell table:style-name="_31_-1-38-e.A1" office:value-type="string">
            <text:p text:style-name="P205">F</text:p>
          </table:table-cell>
          <table:table-cell table:style-name="_31_-1-38-e.A1" office:value-type="string">
            <text:p text:style-name="P205">F</text:p>
          </table:table-cell>
        </table:table-row>
      </table:table>
      <text:p text:style-name="P132"/>
      <text:p text:style-name="P133"/>
      <text:p text:style-name="P228">f) 真值表</text:p>
      <table:table table:name="1-1-38-f" table:style-name="_31_-1-38-f">
        <table:table-column table:style-name="_31_-1-38-f.A"/>
        <table:table-column table:style-name="_31_-1-38-f.B"/>
        <table:table-column table:style-name="_31_-1-38-f.C"/>
        <table:table-column table:style-name="_31_-1-38-f.D"/>
        <table:table-column table:style-name="_31_-1-38-f.E"/>
        <table:table-column table:style-name="_31_-1-38-f.F"/>
        <table:table-row>
          <table:table-cell table:style-name="_31_-1-38-f.A1" office:value-type="string">
            <text:p text:style-name="P202">p</text:p>
          </table:table-cell>
          <table:table-cell table:style-name="_31_-1-38-f.A1" office:value-type="string">
            <text:p text:style-name="P202">q</text:p>
          </table:table-cell>
          <table:table-cell table:style-name="_31_-1-38-f.A1" office:value-type="string">
            <text:p text:style-name="P202">r</text:p>
          </table:table-cell>
          <table:table-cell table:style-name="_31_-1-38-f.A1" office:value-type="string">
            <text:p text:style-name="P167">!<text:span text:style-name="T65">r</text:span></text:p>
          </table:table-cell>
          <table:table-cell table:style-name="_31_-1-38-f.A1" office:value-type="string">
            <text:p text:style-name="P206">P ^ q</text:p>
          </table:table-cell>
          <table:table-cell table:style-name="_31_-1-38-f.A1" office:value-type="string">
            <text:p text:style-name="P206">(p ^ q) v !r</text:p>
          </table:table-cell>
        </table:table-row>
        <table:table-row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5">F</text:p>
          </table:table-cell>
          <table:table-cell table:style-name="_31_-1-38-f.A1" office:value-type="string">
            <text:p text:style-name="P206">T</text:p>
          </table:table-cell>
          <table:table-cell table:style-name="_31_-1-38-f.A1" office:value-type="string">
            <text:p text:style-name="P206">T</text:p>
          </table:table-cell>
        </table:table-row>
        <table:table-row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5">T</text:p>
          </table:table-cell>
          <table:table-cell table:style-name="_31_-1-38-f.A1" office:value-type="string">
            <text:p text:style-name="P206">T</text:p>
          </table:table-cell>
          <table:table-cell table:style-name="_31_-1-38-f.A1" office:value-type="string">
            <text:p text:style-name="P206">T</text:p>
          </table:table-cell>
        </table:table-row>
        <table:table-row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5">F</text:p>
          </table:table-cell>
          <table:table-cell table:style-name="_31_-1-38-f.A1" office:value-type="string">
            <text:p text:style-name="P206">F</text:p>
          </table:table-cell>
          <table:table-cell table:style-name="_31_-1-38-f.A1" office:value-type="string">
            <text:p text:style-name="P206">F</text:p>
          </table:table-cell>
        </table:table-row>
        <table:table-row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5">T</text:p>
          </table:table-cell>
          <table:table-cell table:style-name="_31_-1-38-f.A1" office:value-type="string">
            <text:p text:style-name="P206">F</text:p>
          </table:table-cell>
          <table:table-cell table:style-name="_31_-1-38-f.A1" office:value-type="string">
            <text:p text:style-name="P206">T</text:p>
          </table:table-cell>
        </table:table-row>
        <table:table-row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5">F</text:p>
          </table:table-cell>
          <table:table-cell table:style-name="_31_-1-38-f.A1" office:value-type="string">
            <text:p text:style-name="P206">F</text:p>
          </table:table-cell>
          <table:table-cell table:style-name="_31_-1-38-f.A1" office:value-type="string">
            <text:p text:style-name="P206">F</text:p>
          </table:table-cell>
        </table:table-row>
        <table:table-row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5">T</text:p>
          </table:table-cell>
          <table:table-cell table:style-name="_31_-1-38-f.A1" office:value-type="string">
            <text:p text:style-name="P206">F</text:p>
          </table:table-cell>
          <table:table-cell table:style-name="_31_-1-38-f.A1" office:value-type="string">
            <text:p text:style-name="P206">T</text:p>
          </table:table-cell>
        </table:table-row>
        <table:table-row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2">F</text:p>
          </table:table-cell>
          <table:table-cell table:style-name="_31_-1-38-f.A1" office:value-type="string">
            <text:p text:style-name="P202">T</text:p>
          </table:table-cell>
          <table:table-cell table:style-name="_31_-1-38-f.A1" office:value-type="string">
            <text:p text:style-name="P205">F</text:p>
          </table:table-cell>
          <table:table-cell table:style-name="_31_-1-38-f.A1" office:value-type="string">
            <text:p text:style-name="P206">F</text:p>
          </table:table-cell>
          <table:table-cell table:style-name="_31_-1-38-f.A1" office:value-type="string">
            <text:p text:style-name="P206">F</text:p>
          </table:table-cell>
        </table:table-row>
        <table:table-row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3">F</text:p>
          </table:table-cell>
          <table:table-cell table:style-name="_31_-1-38-f.A1" office:value-type="string">
            <text:p text:style-name="P205">T</text:p>
          </table:table-cell>
          <table:table-cell table:style-name="_31_-1-38-f.A1" office:value-type="string">
            <text:p text:style-name="P206">F</text:p>
          </table:table-cell>
          <table:table-cell table:style-name="_31_-1-38-f.A1" office:value-type="string">
            <text:p text:style-name="P206">T</text:p>
          </table:table-cell>
        </table:table-row>
      </table:table>
      <text:p text:style-name="P133"/>
      <text:p text:style-name="P134">39</text:p>
      <text:p text:style-name="P134">a) 真值表</text:p>
      <table:table table:name="1-1-39-a" table:style-name="_31_-1-39-a">
        <table:table-column table:style-name="_31_-1-39-a.A"/>
        <table:table-column table:style-name="_31_-1-39-a.B"/>
        <table:table-column table:style-name="_31_-1-39-a.C"/>
        <table:table-column table:style-name="_31_-1-39-a.D"/>
        <table:table-column table:style-name="_31_-1-39-a.E"/>
        <table:table-column table:style-name="_31_-1-39-a.F"/>
        <table:table-row>
          <table:table-cell table:style-name="_31_-1-39-a.A1" office:value-type="string">
            <text:p text:style-name="P202">p</text:p>
          </table:table-cell>
          <table:table-cell table:style-name="_31_-1-39-a.A1" office:value-type="string">
            <text:p text:style-name="P202">q</text:p>
          </table:table-cell>
          <table:table-cell table:style-name="_31_-1-39-a.A1" office:value-type="string">
            <text:p text:style-name="P202">r</text:p>
          </table:table-cell>
          <table:table-cell table:style-name="_31_-1-39-a.A1" office:value-type="string">
            <text:p text:style-name="P167">!q</text:p>
          </table:table-cell>
          <table:table-cell table:style-name="_31_-1-39-a.A1" office:value-type="string">
            <text:p text:style-name="P167">!q v r</text:p>
          </table:table-cell>
          <table:table-cell table:style-name="_31_-1-39-a.A1" office:value-type="string">
            <text:p text:style-name="P168">P → (!q v r)</text:p>
          </table:table-cell>
        </table:table-row>
        <table:table-row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167">F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</table:table-row>
        <table:table-row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167">F</text:p>
          </table:table-cell>
          <table:table-cell table:style-name="_31_-1-39-a.A1" office:value-type="string">
            <text:p text:style-name="P167">F</text:p>
          </table:table-cell>
          <table:table-cell table:style-name="_31_-1-39-a.A1" office:value-type="string">
            <text:p text:style-name="P167">F</text:p>
          </table:table-cell>
        </table:table-row>
        <table:table-row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</table:table-row>
        <table:table-row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</table:table-row>
        <table:table-row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167">F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</table:table-row>
        <table:table-row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167">F</text:p>
          </table:table-cell>
          <table:table-cell table:style-name="_31_-1-39-a.A1" office:value-type="string">
            <text:p text:style-name="P167">F</text:p>
          </table:table-cell>
          <table:table-cell table:style-name="_31_-1-39-a.A1" office:value-type="string">
            <text:p text:style-name="P167">T</text:p>
          </table:table-cell>
        </table:table-row>
        <table:table-row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202">F</text:p>
          </table:table-cell>
          <table:table-cell table:style-name="_31_-1-39-a.A1" office:value-type="string">
            <text:p text:style-name="P202">T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</table:table-row>
        <table:table-row>
          <table:table-cell table:style-name="_31_-1-39-a.A1" office:value-type="string">
            <text:p text:style-name="P203">F</text:p>
          </table:table-cell>
          <table:table-cell table:style-name="_31_-1-39-a.A1" office:value-type="string">
            <text:p text:style-name="P203">F</text:p>
          </table:table-cell>
          <table:table-cell table:style-name="_31_-1-39-a.A1" office:value-type="string">
            <text:p text:style-name="P203">F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  <table:table-cell table:style-name="_31_-1-39-a.A1" office:value-type="string">
            <text:p text:style-name="P167">T</text:p>
          </table:table-cell>
        </table:table-row>
      </table:table>
      <text:p text:style-name="P134"/>
      <text:p text:style-name="P134">b) 真值表</text:p>
      <table:table table:name="1-1-39-b" table:style-name="_31_-1-39-b">
        <table:table-column table:style-name="_31_-1-39-b.A"/>
        <table:table-column table:style-name="_31_-1-39-b.B"/>
        <table:table-column table:style-name="_31_-1-39-b.C"/>
        <table:table-column table:style-name="_31_-1-39-b.D"/>
        <table:table-column table:style-name="_31_-1-39-b.E"/>
        <table:table-column table:style-name="_31_-1-39-b.F"/>
        <table:table-row>
          <table:table-cell table:style-name="_31_-1-39-b.A1" office:value-type="string">
            <text:p text:style-name="P202">p</text:p>
          </table:table-cell>
          <table:table-cell table:style-name="_31_-1-39-b.A1" office:value-type="string">
            <text:p text:style-name="P202">q</text:p>
          </table:table-cell>
          <table:table-cell table:style-name="_31_-1-39-b.A1" office:value-type="string">
            <text:p text:style-name="P202">r</text:p>
          </table:table-cell>
          <table:table-cell table:style-name="_31_-1-39-b.A1" office:value-type="string">
            <text:p text:style-name="P167">!p</text:p>
          </table:table-cell>
          <table:table-cell table:style-name="_31_-1-39-b.A1" office:value-type="string">
            <text:p text:style-name="P167">q→ r</text:p>
          </table:table-cell>
          <table:table-cell table:style-name="_31_-1-39-b.A1" office:value-type="string">
            <text:p text:style-name="P167">!<text:span text:style-name="T66">p → (q → r)</text:span></text:p>
          </table:table-cell>
        </table:table-row>
        <table:table-row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7">F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</table:table-row>
        <table:table-row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7">F</text:p>
          </table:table-cell>
          <table:table-cell table:style-name="_31_-1-39-b.A1" office:value-type="string">
            <text:p text:style-name="P207">F</text:p>
          </table:table-cell>
          <table:table-cell table:style-name="_31_-1-39-b.A1" office:value-type="string">
            <text:p text:style-name="P207">T</text:p>
          </table:table-cell>
        </table:table-row>
        <table:table-row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7">F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</table:table-row>
        <table:table-row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7">F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</table:table-row>
        <table:table-row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</table:table-row>
        <table:table-row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F</text:p>
          </table:table-cell>
          <table:table-cell table:style-name="_31_-1-39-b.A1" office:value-type="string">
            <text:p text:style-name="P207">F</text:p>
          </table:table-cell>
        </table:table-row>
        <table:table-row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2">F</text:p>
          </table:table-cell>
          <table:table-cell table:style-name="_31_-1-39-b.A1" office:value-type="string">
            <text:p text:style-name="P202">T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</table:table-row>
        <table:table-row>
          <table:table-cell table:style-name="_31_-1-39-b.A1" office:value-type="string">
            <text:p text:style-name="P203">F</text:p>
          </table:table-cell>
          <table:table-cell table:style-name="_31_-1-39-b.A1" office:value-type="string">
            <text:p text:style-name="P203">F</text:p>
          </table:table-cell>
          <table:table-cell table:style-name="_31_-1-39-b.A1" office:value-type="string">
            <text:p text:style-name="P203">F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  <table:table-cell table:style-name="_31_-1-39-b.A1" office:value-type="string">
            <text:p text:style-name="P207">T</text:p>
          </table:table-cell>
        </table:table-row>
      </table:table>
      <text:p text:style-name="P134"/>
      <text:p text:style-name="P135">c) 真值表</text:p>
      <table:table table:name="1-1-39-c" table:style-name="_31_-1-39-c">
        <table:table-column table:style-name="_31_-1-39-c.A" table:number-columns-repeated="3"/>
        <table:table-column table:style-name="_31_-1-39-c.D"/>
        <table:table-column table:style-name="_31_-1-39-c.E"/>
        <table:table-column table:style-name="_31_-1-39-c.F"/>
        <table:table-column table:style-name="_31_-1-39-c.G"/>
        <table:table-row>
          <table:table-cell table:style-name="_31_-1-39-c.A1" office:value-type="string">
            <text:p text:style-name="P208">p</text:p>
          </table:table-cell>
          <table:table-cell table:style-name="_31_-1-39-c.A1" office:value-type="string">
            <text:p text:style-name="P208">q</text:p>
          </table:table-cell>
          <table:table-cell table:style-name="_31_-1-39-c.A1" office:value-type="string">
            <text:p text:style-name="P208">r</text:p>
          </table:table-cell>
          <table:table-cell table:style-name="_31_-1-39-c.A1" office:value-type="string">
            <text:p text:style-name="P167">!<text:span text:style-name="T67">p</text:span></text:p>
          </table:table-cell>
          <table:table-cell table:style-name="_31_-1-39-c.A1" office:value-type="string">
            <text:p text:style-name="P208">P → q</text:p>
          </table:table-cell>
          <table:table-cell table:style-name="_31_-1-39-c.A1" office:value-type="string">
            <text:p text:style-name="P167">!<text:span text:style-name="T67">p → r</text:span></text:p>
          </table:table-cell>
          <table:table-cell table:style-name="_31_-1-39-c.A1" office:value-type="string">
            <text:p text:style-name="P208">(P → q) v (!p → r)</text:p>
          </table:table-cell>
        </table:table-row>
        <table:table-row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2">F</text:p>
          </table:table-cell>
          <table:table-cell table:style-name="_31_-1-39-c.A1" office:value-type="string">
            <text:p text:style-name="P202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</table:table-row>
        <table:table-row>
          <table:table-cell table:style-name="_31_-1-39-c.A1" office:value-type="string">
            <text:p text:style-name="P203">F</text:p>
          </table:table-cell>
          <table:table-cell table:style-name="_31_-1-39-c.A1" office:value-type="string">
            <text:p text:style-name="P203">F</text:p>
          </table:table-cell>
          <table:table-cell table:style-name="_31_-1-39-c.A1" office:value-type="string">
            <text:p text:style-name="P203">F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T</text:p>
          </table:table-cell>
          <table:table-cell table:style-name="_31_-1-39-c.A1" office:value-type="string">
            <text:p text:style-name="P208">F</text:p>
          </table:table-cell>
          <table:table-cell table:style-name="_31_-1-39-c.A1" office:value-type="string">
            <text:p text:style-name="P208">T</text:p>
          </table:table-cell>
        </table:table-row>
      </table:table>
      <text:p text:style-name="P135"/>
      <text:p text:style-name="P136"/>
      <text:p text:style-name="P229">d) 真值表</text:p>
      <table:table table:name="1-1-39-d" table:style-name="_31_-1-39-d">
        <table:table-column table:style-name="_31_-1-39-d.A" table:number-columns-repeated="2"/>
        <table:table-column table:style-name="_31_-1-39-d.C"/>
        <table:table-column table:style-name="_31_-1-39-d.D"/>
        <table:table-column table:style-name="_31_-1-39-d.E"/>
        <table:table-column table:style-name="_31_-1-39-d.F"/>
        <table:table-column table:style-name="_31_-1-39-d.G"/>
        <table:table-row>
          <table:table-cell table:style-name="_31_-1-39-d.A1" office:value-type="string">
            <text:p text:style-name="P208">p</text:p>
          </table:table-cell>
          <table:table-cell table:style-name="_31_-1-39-d.A1" office:value-type="string">
            <text:p text:style-name="P208">q</text:p>
          </table:table-cell>
          <table:table-cell table:style-name="_31_-1-39-d.A1" office:value-type="string">
            <text:p text:style-name="P208">r</text:p>
          </table:table-cell>
          <table:table-cell table:style-name="_31_-1-39-d.A1" office:value-type="string">
            <text:p text:style-name="P167">!<text:span text:style-name="T67">p</text:span></text:p>
          </table:table-cell>
          <table:table-cell table:style-name="_31_-1-39-d.A1" office:value-type="string">
            <text:p text:style-name="P208">P → q</text:p>
          </table:table-cell>
          <table:table-cell table:style-name="_31_-1-39-d.A1" office:value-type="string">
            <text:p text:style-name="P167">!<text:span text:style-name="T67">p → r</text:span></text:p>
          </table:table-cell>
          <table:table-cell table:style-name="_31_-1-39-d.A1" office:value-type="string">
            <text:p text:style-name="P208">(P → q) <text:span text:style-name="T68">^</text:span> (!p → r)</text:p>
          </table:table-cell>
        </table:table-row>
        <table:table-row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9">T</text:p>
          </table:table-cell>
        </table:table-row>
        <table:table-row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9">T</text:p>
          </table:table-cell>
        </table:table-row>
        <table:table-row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9">F</text:p>
          </table:table-cell>
        </table:table-row>
        <table:table-row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9">F</text:p>
          </table:table-cell>
        </table:table-row>
        <table:table-row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9">T</text:p>
          </table:table-cell>
        </table:table-row>
        <table:table-row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9">F</text:p>
          </table:table-cell>
        </table:table-row>
        <table:table-row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2">F</text:p>
          </table:table-cell>
          <table:table-cell table:style-name="_31_-1-39-d.A1" office:value-type="string">
            <text:p text:style-name="P202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9">T</text:p>
          </table:table-cell>
        </table:table-row>
        <table:table-row>
          <table:table-cell table:style-name="_31_-1-39-d.A1" office:value-type="string">
            <text:p text:style-name="P203">F</text:p>
          </table:table-cell>
          <table:table-cell table:style-name="_31_-1-39-d.A1" office:value-type="string">
            <text:p text:style-name="P203">F</text:p>
          </table:table-cell>
          <table:table-cell table:style-name="_31_-1-39-d.A1" office:value-type="string">
            <text:p text:style-name="P203">F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T</text:p>
          </table:table-cell>
          <table:table-cell table:style-name="_31_-1-39-d.A1" office:value-type="string">
            <text:p text:style-name="P208">F</text:p>
          </table:table-cell>
          <table:table-cell table:style-name="_31_-1-39-d.A1" office:value-type="string">
            <text:p text:style-name="P209">F</text:p>
          </table:table-cell>
        </table:table-row>
      </table:table>
      <text:p text:style-name="P136"/>
      <text:p text:style-name="P137">e) 真值表</text:p>
      <table:table table:name="1-1-39-e" table:style-name="_31_-1-39-e">
        <table:table-column table:style-name="_31_-1-39-e.A" table:number-columns-repeated="2"/>
        <table:table-column table:style-name="_31_-1-39-e.C"/>
        <table:table-column table:style-name="_31_-1-39-e.D"/>
        <table:table-column table:style-name="_31_-1-39-e.E"/>
        <table:table-column table:style-name="_31_-1-39-e.F"/>
        <table:table-column table:style-name="_31_-1-39-e.G"/>
        <table:table-row>
          <table:table-cell table:style-name="_31_-1-39-e.A1" office:value-type="string">
            <text:p text:style-name="P208">p</text:p>
          </table:table-cell>
          <table:table-cell table:style-name="_31_-1-39-e.A1" office:value-type="string">
            <text:p text:style-name="P208">q</text:p>
          </table:table-cell>
          <table:table-cell table:style-name="_31_-1-39-e.A1" office:value-type="string">
            <text:p text:style-name="P208">r</text:p>
          </table:table-cell>
          <table:table-cell table:style-name="_31_-1-39-e.A1" office:value-type="string">
            <text:p text:style-name="P167">!<text:span text:style-name="T69">q</text:span></text:p>
          </table:table-cell>
          <table:table-cell table:style-name="_31_-1-39-e.A1" office:value-type="string">
            <text:p text:style-name="P210">P ↔ q</text:p>
          </table:table-cell>
          <table:table-cell table:style-name="_31_-1-39-e.A1" office:value-type="string">
            <text:p text:style-name="P167">!<text:span text:style-name="T69">q ↔ r</text:span></text:p>
          </table:table-cell>
          <table:table-cell table:style-name="_31_-1-39-e.A1" office:value-type="string">
            <text:p text:style-name="P210">(P ↔ q) v (!q ↔ r)</text:p>
          </table:table-cell>
        </table:table-row>
        <table:table-row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T</text:p>
          </table:table-cell>
        </table:table-row>
        <table:table-row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</table:table-row>
        <table:table-row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</table:table-row>
        <table:table-row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F</text:p>
          </table:table-cell>
        </table:table-row>
        <table:table-row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F</text:p>
          </table:table-cell>
        </table:table-row>
        <table:table-row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</table:table-row>
        <table:table-row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02">F</text:p>
          </table:table-cell>
          <table:table-cell table:style-name="_31_-1-39-e.A1" office:value-type="string">
            <text:p text:style-name="P202">T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</table:table-row>
        <table:table-row>
          <table:table-cell table:style-name="_31_-1-39-e.A1" office:value-type="string">
            <text:p text:style-name="P203">F</text:p>
          </table:table-cell>
          <table:table-cell table:style-name="_31_-1-39-e.A1" office:value-type="string">
            <text:p text:style-name="P203">F</text:p>
          </table:table-cell>
          <table:table-cell table:style-name="_31_-1-39-e.A1" office:value-type="string">
            <text:p text:style-name="P203">F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T</text:p>
          </table:table-cell>
          <table:table-cell table:style-name="_31_-1-39-e.A1" office:value-type="string">
            <text:p text:style-name="P211">F</text:p>
          </table:table-cell>
          <table:table-cell table:style-name="_31_-1-39-e.A1" office:value-type="string">
            <text:p text:style-name="P211">T</text:p>
          </table:table-cell>
        </table:table-row>
      </table:table>
      <text:p text:style-name="P137"/>
      <text:p text:style-name="P138">f) 真值表</text:p>
      <table:table table:name="1-1-39-f" table:style-name="_31_-1-39-f">
        <table:table-column table:style-name="_31_-1-39-f.A" table:number-columns-repeated="2"/>
        <table:table-column table:style-name="_31_-1-39-f.C"/>
        <table:table-column table:style-name="_31_-1-39-f.D"/>
        <table:table-column table:style-name="_31_-1-39-f.E"/>
        <table:table-column table:style-name="_31_-1-39-f.F"/>
        <table:table-column table:style-name="_31_-1-39-f.G"/>
        <table:table-column table:style-name="_31_-1-39-f.H"/>
        <table:table-row>
          <table:table-cell table:style-name="_31_-1-39-f.A1" office:value-type="string">
            <text:p text:style-name="P208">p</text:p>
          </table:table-cell>
          <table:table-cell table:style-name="_31_-1-39-f.A1" office:value-type="string">
            <text:p text:style-name="P208">q</text:p>
          </table:table-cell>
          <table:table-cell table:style-name="_31_-1-39-f.A1" office:value-type="string">
            <text:p text:style-name="P208">r</text:p>
          </table:table-cell>
          <table:table-cell table:style-name="_31_-1-39-f.A1" office:value-type="string">
            <text:p text:style-name="P167">!<text:span text:style-name="T70">p</text:span></text:p>
          </table:table-cell>
          <table:table-cell table:style-name="_31_-1-39-f.A1" office:value-type="string">
            <text:p text:style-name="P167">!<text:span text:style-name="T70">q</text:span></text:p>
          </table:table-cell>
          <table:table-cell table:style-name="_31_-1-39-f.A1" office:value-type="string">
            <text:p text:style-name="P167">!<text:span text:style-name="T70">p ↔ !q</text:span></text:p>
          </table:table-cell>
          <table:table-cell table:style-name="_31_-1-39-f.A1" office:value-type="string">
            <text:p text:style-name="P212">q ↔ r</text:p>
          </table:table-cell>
          <table:table-cell table:style-name="_31_-1-39-f.A1" office:value-type="string">
            <text:p text:style-name="P212">(!p ↔ !q) ↔ (q ↔ r)</text:p>
          </table:table-cell>
        </table:table-row>
        <table:table-row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</table:table-row>
        <table:table-row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</table:table-row>
        <table:table-row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</table:table-row>
        <table:table-row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</table:table-row>
        <table:table-row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</table:table-row>
        <table:table-row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T</text:p>
          </table:table-cell>
        </table:table-row>
        <table:table-row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02">F</text:p>
          </table:table-cell>
          <table:table-cell table:style-name="_31_-1-39-f.A1" office:value-type="string">
            <text:p text:style-name="P20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F</text:p>
          </table:table-cell>
          <table:table-cell table:style-name="_31_-1-39-f.A1" office:value-type="string">
            <text:p text:style-name="P212">F</text:p>
          </table:table-cell>
        </table:table-row>
        <table:table-row>
          <table:table-cell table:style-name="_31_-1-39-f.A1" office:value-type="string">
            <text:p text:style-name="P203">F</text:p>
          </table:table-cell>
          <table:table-cell table:style-name="_31_-1-39-f.A1" office:value-type="string">
            <text:p text:style-name="P203">F</text:p>
          </table:table-cell>
          <table:table-cell table:style-name="_31_-1-39-f.A1" office:value-type="string">
            <text:p text:style-name="P203">F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  <table:table-cell table:style-name="_31_-1-39-f.A1" office:value-type="string">
            <text:p text:style-name="P212">T</text:p>
          </table:table-cell>
        </table:table-row>
      </table:table>
      <text:p text:style-name="P138"/>
      <text:p text:style-name="P140">40真值表</text:p>
      <table:table table:name="1-1-40" table:style-name="_31_-1-40">
        <table:table-column table:style-name="_31_-1-40.A" table:number-columns-repeated="3"/>
        <table:table-column table:style-name="_31_-1-40.D"/>
        <table:table-column table:style-name="_31_-1-40.E"/>
        <table:table-column table:style-name="_31_-1-40.F"/>
        <table:table-column table:style-name="_31_-1-40.G"/>
        <table:table-row>
          <table:table-cell table:style-name="_31_-1-40.A1" office:value-type="string">
            <text:p text:style-name="P213">p</text:p>
          </table:table-cell>
          <table:table-cell table:style-name="_31_-1-40.A1" office:value-type="string">
            <text:p text:style-name="P213">q</text:p>
          </table:table-cell>
          <table:table-cell table:style-name="_31_-1-40.A1" office:value-type="string">
            <text:p text:style-name="P213">r</text:p>
          </table:table-cell>
          <table:table-cell table:style-name="_31_-1-40.A1" office:value-type="string">
            <text:p text:style-name="P213">s</text:p>
          </table:table-cell>
          <table:table-cell table:style-name="_31_-1-40.A1" office:value-type="string">
            <text:p text:style-name="P213">P → q</text:p>
          </table:table-cell>
          <table:table-cell table:style-name="_31_-1-40.A1" office:value-type="string">
            <text:p text:style-name="P213">(p → q) → r</text:p>
          </table:table-cell>
          <table:table-cell table:style-name="_31_-1-40.A1" office:value-type="string">
            <text:p text:style-name="P213">((p → q) → r) → s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</table:table-row>
        <table:table-row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  <table:table-cell table:style-name="_31_-1-40.A1" office:value-type="string">
            <text:p text:style-name="P213">F</text:p>
          </table:table-cell>
          <table:table-cell table:style-name="_31_-1-40.A1" office:value-type="string">
            <text:p text:style-name="P213">T</text:p>
          </table:table-cell>
        </table:table-row>
      </table:table>
      <text:p text:style-name="P139"/>
      <text:p text:style-name="P230">41 <text:span text:style-name="T72">真值表</text:span></text:p>
      <table:table table:name="1-1-41" table:style-name="_31_-1-41">
        <table:table-column table:style-name="_31_-1-41.A" table:number-columns-repeated="3"/>
        <table:table-column table:style-name="_31_-1-41.D"/>
        <table:table-column table:style-name="_31_-1-41.E"/>
        <table:table-column table:style-name="_31_-1-41.F"/>
        <table:table-column table:style-name="_31_-1-41.G"/>
        <table:table-row>
          <table:table-cell table:style-name="_31_-1-41.A1" office:value-type="string">
            <text:p text:style-name="P213">p</text:p>
          </table:table-cell>
          <table:table-cell table:style-name="_31_-1-41.A1" office:value-type="string">
            <text:p text:style-name="P213">q</text:p>
          </table:table-cell>
          <table:table-cell table:style-name="_31_-1-41.A1" office:value-type="string">
            <text:p text:style-name="P213">r</text:p>
          </table:table-cell>
          <table:table-cell table:style-name="_31_-1-41.A1" office:value-type="string">
            <text:p text:style-name="P213">s</text:p>
          </table:table-cell>
          <table:table-cell table:style-name="_31_-1-41.A1" office:value-type="string">
            <text:p text:style-name="P214">p ↔ q</text:p>
          </table:table-cell>
          <table:table-cell table:style-name="_31_-1-41.A1" office:value-type="string">
            <text:p text:style-name="P214">r ↔ s</text:p>
          </table:table-cell>
          <table:table-cell table:style-name="_31_-1-41.A1" office:value-type="string">
            <text:p text:style-name="P214">(p ↔ q) ↔ (r ↔ s)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T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F</text:p>
          </table:table-cell>
          <table:table-cell table:style-name="_31_-1-41.A1" office:value-type="string">
            <text:p text:style-name="P213">T</text:p>
          </table:table-cell>
          <table:table-cell table:style-name="_31_-1-41.A1" office:value-type="string">
            <text:p text:style-name="P214">T</text:p>
          </table:table-cell>
          <table:table-cell table:style-name="_31_-1-41.A1" office:value-type="string">
            <text:p text:style-name="P214">F</text:p>
          </table:table-cell>
          <table:table-cell table:style-name="_31_-1-41.A1" office:value-type="string">
            <text:p text:style-name="P214">F</text:p>
          </table:table-cell>
        </table:table-row>
        <table:table-row>
          <table:table-cell table:style-name="_31_-1-41.A1" office:value-type="string">
            <text:p text:style-name="P215">F</text:p>
          </table:table-cell>
          <table:table-cell table:style-name="_31_-1-41.A1" office:value-type="string">
            <text:p text:style-name="P215">F</text:p>
          </table:table-cell>
          <table:table-cell table:style-name="_31_-1-41.A1" office:value-type="string">
            <text:p text:style-name="P215">F</text:p>
          </table:table-cell>
          <table:table-cell table:style-name="_31_-1-41.A1" office:value-type="string">
            <text:p text:style-name="P215">F</text:p>
          </table:table-cell>
          <table:table-cell table:style-name="_31_-1-41.A1" office:value-type="string">
            <text:p text:style-name="P215">T</text:p>
          </table:table-cell>
          <table:table-cell table:style-name="_31_-1-41.A1" office:value-type="string">
            <text:p text:style-name="P215">T</text:p>
          </table:table-cell>
          <table:table-cell table:style-name="_31_-1-41.A1" office:value-type="string">
            <text:p text:style-name="P215">T</text:p>
          </table:table-cell>
        </table:table-row>
      </table:table>
      <text:p text:style-name="P141"/>
      <text:p text:style-name="P142">42</text:p>
      <text:p text:style-name="P142">因为同为真值时 (p v !q), (q v !r), (r v !p) 的值同时都为真, 因此题目的真值式为真 而在其它情况<text:span text:style-name="T71">至少有其中一条为假</text:span>.</text:p>
      <text:p text:style-name="P142"/>
      <text:p text:style-name="P143">43</text:p>
      <text:p text:style-name="P143">1) 当 p, q, r 至少有一个为真值式 ( p v q v r) 真值为真, 至少有一个假值时 (!p v !q v !r) 的真值为真, 因此当 p, q, r 至少有一个真值并且至少有一个假值时, 使得 ( p v q v r) ^ (!p v !q v !r) 为真;</text:p>
      <text:p text:style-name="P143"/>
      <text:p text:style-name="P143">2) 当 p, q, r 三个变量同时为真或者同时为假时, 令 s = ( p v q v r), t = (!p v !q v !r), 当 p, q, r 同时为真时 s = T, t = F = !s, 同理 p, q, r 为假时, s = F, t = T = !s, ( p v q v r) ^ (!p v !q v !r) = s ^ !s = F</text:p>
      <text:p text:style-name="P143"/>
      <text:p text:style-name="P144">44 TODO</text:p>
      <text:p text:style-name="P144"/>
      <text:p text:style-name="P145">45 <text:span text:style-name="T73">TODO</text:span></text:p>
      <text:p text:style-name="P145"/>
      <text:p text:style-name="P83">46</text:p>
      <text:p text:style-name="P83">a) x = 2; </text:p>
      <text:p text:style-name="P83">b) x = 1;</text:p>
      <text:p text:style-name="P83">c) x = 2;</text:p>
      <text:p text:style-name="P83">d) x = 1;</text:p>
      <text:p text:style-name="P83">e) x = 2;</text:p>
      <text:p text:style-name="P83"/>
      <text:p text:style-name="P83">47</text:p>
      <text:p text:style-name="P83">a) </text:p>
      <text:p text:style-name="P83">101 1110 </text:p>
      <text:p text:style-name="P83">010 0001</text:p>
      <text:p text:style-name="P83">________</text:p>
      <text:p text:style-name="P83">111 1111 <text:s text:c="2"/>按位 OR</text:p>
      <text:p text:style-name="P83">000 0000 <text:s/>按位 AND</text:p>
      <text:p text:style-name="P83">111 1111 <text:s text:c="2"/>按位 XOR</text:p>
      <text:p text:style-name="P83"/>
      <text:p text:style-name="P83"/>
      <text:p text:style-name="P83"/>
      <text:p text:style-name="P83"><text:soft-page-break/>b)</text:p>
      <text:p text:style-name="P83">1111 0000</text:p>
      <text:p text:style-name="P83">1010 1010</text:p>
      <text:p text:style-name="P83">_________</text:p>
      <text:p text:style-name="P83">1111 1010 按位 OR</text:p>
      <text:p text:style-name="P83">1010 0000 按位 AND</text:p>
      <text:p text:style-name="P83">0101 1010 按位 XOR</text:p>
      <text:p text:style-name="P83"/>
      <text:p text:style-name="P84">c)</text:p>
      <text:p text:style-name="P84">00 0111 0001</text:p>
      <text:p text:style-name="P84">10 0100 1000</text:p>
      <text:p text:style-name="P84">____________</text:p>
      <text:p text:style-name="P84">10 0111 1001 按位 OR</text:p>
      <text:p text:style-name="P84">00 0100 0000 按位 AND</text:p>
      <text:p text:style-name="P84">10 0011 1001 按位 XOR</text:p>
      <text:p text:style-name="P84"/>
      <text:p text:style-name="P84">d)</text:p>
      <text:p text:style-name="P84">11 1111 1111</text:p>
      <text:p text:style-name="P84">00 0000 0000</text:p>
      <text:p text:style-name="P84">____________</text:p>
      <text:p text:style-name="P84">11 1111 1111 按位 OR</text:p>
      <text:p text:style-name="P84">00 0000 0000 按位 AND</text:p>
      <text:p text:style-name="P84">11 1111 1111 按位 XOR</text:p>
      <text:p text:style-name="P84"/>
      <text:p text:style-name="P84">48</text:p>
      <text:p text:style-name="P84">a)</text:p>
      <text:p text:style-name="P84">0 1011</text:p>
      <text:p text:style-name="P84">1 1011</text:p>
      <text:p text:style-name="P84">______</text:p>
      <text:p text:style-name="P84">1 1011 按位 OR</text:p>
      <text:p text:style-name="P84"/>
      <text:p text:style-name="P84">1 1011</text:p>
      <text:p text:style-name="P84">0 1000</text:p>
      <text:p text:style-name="P84">______</text:p>
      <text:p text:style-name="P84">0 1000 按位 AND</text:p>
      <text:p text:style-name="P84"/>
      <text:p text:style-name="P84">b)</text:p>
      <text:p text:style-name="P84">0 1111</text:p>
      <text:p text:style-name="P84">1 0101</text:p>
      <text:p text:style-name="P84">______</text:p>
      <text:p text:style-name="P84">0 0101 按位 AND</text:p>
      <text:p text:style-name="P84"/>
      <text:p text:style-name="P84">0 0101</text:p>
      <text:p text:style-name="P84">0 1000</text:p>
      <text:p text:style-name="P84">________</text:p>
      <text:p text:style-name="P84">0 1101 按位 OR</text:p>
      <text:p text:style-name="P84"/>
      <text:p text:style-name="P84">c)</text:p>
      <text:p text:style-name="P84">0 1010</text:p>
      <text:p text:style-name="P84">1 1011</text:p>
      <text:p text:style-name="P84">_______</text:p>
      <text:p text:style-name="P84">1 0001 按位 XOR</text:p>
      <text:p text:style-name="P84"><text:soft-page-break/>1 0001</text:p>
      <text:p text:style-name="P84">0 1000</text:p>
      <text:p text:style-name="P84">______</text:p>
      <text:p text:style-name="P84">1 1001 按位 XOR</text:p>
      <text:p text:style-name="P84"/>
      <text:p text:style-name="P84">d)</text:p>
      <text:p text:style-name="P84">1 1011</text:p>
      <text:p text:style-name="P84">0 1010</text:p>
      <text:p text:style-name="P84">______</text:p>
      <text:p text:style-name="P84">1 1011 按位 OR</text:p>
      <text:p text:style-name="P84"/>
      <text:p text:style-name="P84">1 0001</text:p>
      <text:p text:style-name="P84">1 1011</text:p>
      <text:p text:style-name="P84">______</text:p>
      <text:p text:style-name="P84">1 1011 按位 OR</text:p>
      <text:p text:style-name="P84"/>
      <text:p text:style-name="P84">1 1011</text:p>
      <text:p text:style-name="P84">1 1011</text:p>
      <text:p text:style-name="P84">______</text:p>
      <text:p text:style-name="P84">1 1011 按位AND</text:p>
      <text:p text:style-name="P84"/>
      <text:p text:style-name="P85">49</text:p>
      <text:p text:style-name="P85">Fred 是不幸福的真值是 0.2, John 是不幸福的真值是 0.6;</text:p>
      <text:p text:style-name="P85"/>
      <text:p text:style-name="P85">50</text:p>
      <text:p text:style-name="P85">“Fred 和 John 都是幸福的”, 真值为 0.8 * 0.4 = 0.32;</text:p>
      <text:p text:style-name="P85">“Fred 和 John 都不是幸福的”, 真值为 0.2 * 0.6 = 0.12;</text:p>
      <text:p text:style-name="P85"/>
      <text:p text:style-name="P85">51 <text:span text:style-name="T75">(这一道题没有审题导致错误)</text:span></text:p>
      <text:p text:style-name="P150">“Fred 是幸福的 或 John 是幸福的”, 真值为 0.8;</text:p>
      <text:p text:style-name="P146"><text:span text:style-name="T74">“Fred 是不幸福的 或 John 是不幸福的”, 真值</text:span><text:span text:style-name="T75">0.6</text:span><text:span text:style-name="T74">;</text:span></text:p>
      <text:p text:style-name="P85"><text:s/></text:p>
      <text:p text:style-name="P86">52 TODO</text:p>
      <text:p text:style-name="P86"/>
      <text:p text:style-name="P86">53</text:p>
      <text:p text:style-name="P88">a)</text:p>
      <text:p text:style-name="P86">1. 列表中有 1 条语句为假;</text:p>
      <text:p text:style-name="P86">2. 列表中有 2 条语句为假;</text:p>
      <text:p text:style-name="P86">…</text:p>
      <text:p text:style-name="P86">n 列表中有 n 条语句为假;</text:p>
      <text:p text:style-name="P86">...</text:p>
      <text:p text:style-name="P86">99 列表中有 99 条语句为假;</text:p>
      <text:p text:style-name="P86">100 列表中有 100 条语句为假;</text:p>
      <text:p text:style-name="P86"/>
      <text:p text:style-name="P86">a) 假设语句列表中的假语句是确定的, <text:span text:style-name="T76">事实上任意两条语句的结论都是互斥的. </text:span></text:p>
      <text:p text:style-name="P87">假设语句 1 “列表中有1条语句为假”的真值为真, 由此推断出100条语句列表中有 99 条语句为真, 令 i &gt; 1, 取任意语句 “列表中有 i 条语句为假”, 此时 1 != i , “列表中有 1 条语句为假”与 “列表中有 i 条语句为假”相矛盾, 因此语句 1 为假;</text:p>
      <text:p text:style-name="P87"/>
      <text:p text:style-name="P87">同理假设语句 2 “列表有 2 条语句为假”的真值为真, 由此推断出 100 条语句列表中有 98 条语句为真, 令 i &gt; 2, 取任意语句 “列表中有 i 条语句为假”, 此时 2 != i , “列表中有 2 条语句为假”与 “列表中有 i 条语句为假”相矛盾, 因此语句 2 为假;</text:p>
      <text:p text:style-name="P87"/>
      <text:p text:style-name="P87"><text:soft-page-break/>同理可从第<text:span text:style-name="T77">3 </text:span>条语句一直推断到 <text:span text:style-name="T77">98 条语句</text:span>, 这些语句与推断逻辑矛盾, 所以第 <text:span text:style-name="T77">1 – 98 条语句的真值为假</text:span>;</text:p>
      <text:p text:style-name="P87">第 <text:span text:style-name="T77">99 条语句 “列表中有 99 条语句为假”, 当此条语句为真的时候, 推断出 1- 98, 100 这些序列的语句为假, 只有第 99 条语句为真, 因此满足推理结论.</text:span></text:p>
      <text:p text:style-name="P87"/>
      <text:p text:style-name="P88">100 条语句, “列表中有 100 条语句为假”, 如果这条语句真值为真, 即根据语义, 列表中的所有语句都为假, 显然是矛盾的. 因此 列表中有 99 条语句为假, 只有第 99 条语句的真值为真.</text:p>
      <text:p text:style-name="P88"/>
      <text:p text:style-name="P88">b) 这个问题我们可以倒推,</text:p>
      <text:p text:style-name="P88">从第 <text:span text:style-name="T78">100 条语句 “列表至少有 100 条语句为假”, 假设该语句的真值为真, 那么与该语句的语义矛盾, 因此 第 100 条语句为假;</text:span></text:p>
      <text:p text:style-name="P88"/>
      <text:p text:style-name="P88">考察第 <text:span text:style-name="T78">99 条语句 “列表至少有 99 条语句为假”, 假设该语句的真值为真, 那么考察第 98 条语句 “列表中至少有 98 条语句为假” 也是正确的, 那么第 99 条语句的真值就是假, 此前后矛盾, 因此第 99 条语句的真值为假;</text:span></text:p>
      <text:p text:style-name="P88"/>
      <text:p text:style-name="P88">由此类推从第 <text:span text:style-name="T79">98 推断到 51 条, 得出的推断都是矛盾的.</text:span></text:p>
      <text:p text:style-name="P88"/>
      <text:p text:style-name="P88">考察第 <text:span text:style-name="T79">50 条语句, “列表至少有 50 条语句为假”, 假设该语句的真值为真, 我们再考察第 49 条语句 “列表中至少有 49 条语句为假”, 这个推断是正确的, 其真值为真, 前后不矛盾, 因此第 50 条语句的真值为真.</text:span></text:p>
      <text:p text:style-name="P88"/>
      <text:p text:style-name="P88">同理可从第 <text:span text:style-name="T79">49 条语句推断到第一条语句, 因此列表前 50 条语句真值为真, 后 50 条语句真值为假</text:span></text:p>
      <text:p text:style-name="P88"/>
      <text:p text:style-name="P147">c) 如果该列表包含 99 条语句, <text:s/>？？？？？？？？？？？？？？？</text:p>
      <text:p text:style-name="P148">从第 <text:span text:style-name="T80">99 条语句进行倒退, “列表至少有 99 条语句为假”, 假设该语句真值为真, 那么与该语句的语义矛盾, 因此第 99 条语句为假;</text:span></text:p>
      <text:p text:style-name="P148"/>
      <text:p text:style-name="P148">考察第 <text:span text:style-name="T80">98 条语句, “列表至少有 98 条语句为假”, 假设该语句的真值为真, 那么我们再去考察第 97 条语句 “列表中至少有 97 条语句为假” 也是正确的, 因此与第 98 句矛盾, 因此第 </text:span><text:span text:style-name="T81">98 条语句为假;</text:span></text:p>
      <text:p text:style-name="P148"/>
      <text:p text:style-name="P148">同理可从第 <text:span text:style-name="T81">98 推断到第 51 条, 得出的推断都是矛盾的.</text:span></text:p>
      <text:p text:style-name="P148"/>
      <text:p text:style-name="P149">考察第 <text:span text:style-name="T82">50 条语句 “列表至少有 50 条语句为假”, 假设该语句的真值为真</text:span><text:span text:style-name="T83">，但实际上从第 50 条开始语句的真值为真, 与 “</text:span><text:span text:style-name="T82">列表至少有 50 条语句为假</text:span><text:span text:style-name="T83">”是矛盾的, 因此这种情况是不可能发生的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07T23:42:03.289000000</dc:date>
    <meta:editing-duration>PT14H27M8S</meta:editing-duration>
    <meta:editing-cycles>198</meta:editing-cycles>
    <meta:document-statistic meta:table-count="49" meta:image-count="0" meta:object-count="0" meta:page-count="19" meta:paragraph-count="2159" meta:word-count="7869" meta:character-count="11456" meta:non-whitespace-character-count="9531"/>
  </office:meta>
</office:document-meta>
</file>